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4pt" style:font-size-asian="14pt" style:font-size-complex="14pt"/>
    </style:style>
    <style:style style:name="T1_2" style:family="text">
      <style:text-properties fo:font-size="14pt" style:font-size-asian="14pt" style:font-size-complex="14pt"/>
    </style:style>
    <style:style style:name="T1_3" style:family="text">
      <style:text-properties fo:font-size="14pt" style:font-size-asian="14pt" style:font-size-complex="14pt"/>
    </style:style>
    <style:style style:name="T1_4" style:family="text">
      <style:text-properties fo:font-size="14pt" style:font-size-asian="14pt" style:font-size-complex="14pt"/>
    </style:style>
    <style:style style:name="T1_5" style:family="text">
      <style:text-properties fo:font-size="14pt" style:font-size-asian="14pt" style:font-size-complex="14pt"/>
    </style:style>
    <style:style style:name="T1_6" style:family="text">
      <style:text-properties fo:font-size="14pt" style:font-size-asian="14pt" style:font-size-complex="14pt"/>
    </style:style>
    <style:style style:name="T1_7" style:family="text">
      <style:text-properties fo:font-size="14pt" style:font-size-asian="14pt" style:font-size-complex="14pt"/>
    </style:style>
    <style:style style:name="T1_8" style:family="text">
      <style:text-properties fo:font-size="14pt" style:font-size-asian="14pt" style:font-size-complex="14pt"/>
    </style:style>
    <style:style style:name="T1_9" style:family="text">
      <style:text-properties fo:font-size="14pt" style:font-size-asian="14pt" style:font-size-complex="14pt"/>
    </style:style>
    <style:style style:name="T1_10" style:family="text">
      <style:text-properties fo:font-size="14pt" style:font-size-asian="14pt" style:font-size-complex="14pt"/>
    </style:style>
    <style:style style:name="T1_11" style:family="text">
      <style:text-properties fo:color="#ff0000" fo:font-size="14pt" style:font-size-asian="14pt" style:font-size-complex="14pt"/>
    </style:style>
    <style:style style:name="T1_12" style:family="text">
      <style:text-properties fo:font-size="14pt" style:font-size-asian="14pt" style:font-size-complex="14pt"/>
    </style:style>
    <style:style style:name="P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size="12pt" style:font-size-asian="12pt" style:font-size-complex="12pt"/>
    </style:style>
    <style:style style:name="T3_2" style:family="text">
      <style:text-properties fo:font-size="12pt" style:font-size-asian="12pt" style:font-size-complex="12pt"/>
    </style:style>
    <style:style style:name="T3_3" style:family="text">
      <style:text-properties fo:font-size="12pt" style:font-size-asian="12pt" style:font-size-complex="12pt"/>
    </style:style>
    <style:style style:name="T3_4" style:family="text">
      <style:text-properties fo:font-size="12pt" style:font-size-asian="12pt" style:font-size-complex="12pt"/>
    </style:style>
    <style:style style:name="T3_5" style:family="text">
      <style:text-properties fo:font-size="12pt" style:font-size-asian="12pt" style:font-size-complex="12pt"/>
    </style:style>
    <style:style style:name="T3_6" style:family="text">
      <style:text-properties fo:font-size="12pt" style:font-size-asian="12pt" style:font-size-complex="12pt"/>
    </style:style>
    <style:style style:name="T3_7" style:family="text">
      <style:text-properties fo:font-size="12pt" style:font-size-asian="12pt" style:font-size-complex="12pt"/>
    </style:style>
    <style:style style:name="T3_8" style:family="text">
      <style:text-properties fo:font-size="12pt" style:font-size-asian="12pt" style:font-size-complex="12pt"/>
    </style:style>
    <style:style style:name="T3_9" style:family="text">
      <style:text-properties fo:font-size="12pt" style:font-size-asian="12pt" style:font-size-complex="12pt"/>
    </style:style>
    <style:style style:name="T3_10" style:family="text">
      <style:text-properties fo:font-size="12pt" style:font-size-asian="12pt" style:font-size-complex="12pt"/>
    </style:style>
    <style:style style:name="T3_11" style:family="text">
      <style:text-properties fo:font-size="12pt" style:font-size-asian="12pt" style:font-size-complex="12pt"/>
    </style:style>
    <style:style style:name="T3_12" style:family="text">
      <style:text-properties fo:font-size="12pt" style:font-size-asian="12pt" style:font-size-complex="12pt"/>
    </style:style>
    <style:style style:name="T3_13" style:family="text">
      <style:text-properties fo:font-size="12pt" style:font-size-asian="12pt" style:font-size-complex="12pt"/>
    </style:style>
    <style:style style:name="T3_14" style:family="text">
      <style:text-properties fo:font-size="12pt" style:font-size-asian="12pt" style:font-size-complex="12pt"/>
    </style:style>
    <style:style style:name="T3_15" style:family="text">
      <style:text-properties fo:font-size="12pt" style:font-size-asian="12pt" style:font-size-complex="12pt"/>
    </style:style>
    <style:style style:name="T3_16" style:family="text">
      <style:text-properties fo:font-size="12pt" style:font-size-asian="12pt" style:font-size-complex="12pt"/>
    </style:style>
    <style:style style:name="T3_17" style:family="text">
      <style:text-properties fo:font-size="12pt" style:font-size-asian="12pt" style:font-size-complex="12pt"/>
    </style:style>
    <style:style style:name="T3_18" style:family="text">
      <style:text-properties fo:font-size="12pt" style:font-size-asian="12pt" style:font-size-complex="12pt"/>
    </style:style>
    <style:style style:name="T3_19" style:family="text">
      <style:text-properties fo:font-size="12pt" style:font-size-asian="12pt" style:font-size-complex="12pt"/>
    </style:style>
    <style:style style:name="T3_20" style:family="text">
      <style:text-properties fo:font-size="12pt" style:font-size-asian="12pt" style:font-size-complex="12pt"/>
    </style:style>
    <style:style style:name="T3_21" style:family="text">
      <style:text-properties fo:font-size="12pt" style:font-size-asian="12pt" style:font-size-complex="12pt"/>
    </style:style>
    <style:style style:name="T3_22" style:family="text">
      <style:text-properties fo:font-size="12pt" style:font-size-asian="12pt" style:font-size-complex="12pt"/>
    </style:style>
    <style:style style:name="T3_23" style:family="text">
      <style:text-properties fo:font-size="12pt" style:font-size-asian="12pt" style:font-size-complex="12pt"/>
    </style:style>
    <style:style style:name="T3_24" style:family="text">
      <style:text-properties fo:font-size="12pt" style:font-size-asian="12pt" style:font-size-complex="12pt"/>
    </style:style>
    <style:style style:name="T3_25" style:family="text">
      <style:text-properties fo:font-size="12pt" style:font-size-asian="12pt" style:font-size-complex="12pt"/>
    </style:style>
    <style:style style:name="T3_26" style:family="text">
      <style:text-properties fo:font-size="12pt" style:font-size-asian="12pt" style:font-size-complex="12pt"/>
    </style:style>
    <style:style style:name="T3_27" style:family="text">
      <style:text-properties fo:font-size="12pt" style:font-size-asian="12pt" style:font-size-complex="12pt"/>
    </style:style>
    <style:style style:name="T3_28" style:family="text">
      <style:text-properties fo:font-size="12pt" style:font-size-asian="12pt" style:font-size-complex="12pt"/>
    </style:style>
    <style:style style:name="T3_29" style:family="text">
      <style:text-properties fo:font-size="12pt" style:font-size-asian="12pt" style:font-size-complex="12pt"/>
    </style:style>
    <style:style style:name="T3_30" style:family="text">
      <style:text-properties fo:font-size="12pt" style:font-size-asian="12pt" style:font-size-complex="12pt"/>
    </style:style>
    <style:style style:name="T3_31" style:family="text">
      <style:text-properties fo:font-size="12pt" style:font-size-asian="12pt" style:font-size-complex="12pt"/>
    </style:style>
    <style:style style:name="T3_32" style:family="text">
      <style:text-properties fo:font-size="12pt" style:font-size-asian="12pt" style:font-size-complex="12pt"/>
    </style:style>
    <style:style style:name="T3_33" style:family="text">
      <style:text-properties fo:font-size="12pt" style:font-size-asian="12pt" style:font-size-complex="12pt"/>
    </style:style>
    <style:style style:name="T3_34" style:family="text">
      <style:text-properties fo:font-size="12pt" style:font-size-asian="12pt" style:font-size-complex="12pt"/>
    </style:style>
    <style:style style:name="T3_35" style:family="text">
      <style:text-properties fo:font-size="12pt" style:font-size-asian="12pt" style:font-size-complex="12pt"/>
    </style:style>
    <style:style style:name="T3_36" style:family="text">
      <style:text-properties fo:font-size="12pt" style:font-size-asian="12pt" style:font-size-complex="12pt"/>
    </style:style>
    <style:style style:name="T3_37" style:family="text">
      <style:text-properties fo:font-size="12pt" style:font-size-asian="12pt" style:font-size-complex="12pt"/>
    </style:style>
    <style:style style:name="T3_38" style:family="text">
      <style:text-properties fo:font-size="12pt" style:font-size-asian="12pt" style:font-size-complex="12pt"/>
    </style:style>
    <style:style style:name="T3_39" style:family="text">
      <style:text-properties fo:font-size="12pt" style:font-size-asian="12pt" style:font-size-complex="12pt"/>
    </style:style>
    <style:style style:name="T3_40" style:family="text">
      <style:text-properties fo:font-size="12pt" style:font-size-asian="12pt" style:font-size-complex="12pt"/>
    </style:style>
    <style:style style:name="T3_41" style:family="text">
      <style:text-properties fo:font-size="12pt" style:font-size-asian="12pt" style:font-size-complex="12pt"/>
    </style:style>
    <style:style style:name="T3_42" style:family="text">
      <style:text-properties fo:font-size="12pt" style:font-size-asian="12pt" style:font-size-complex="12pt"/>
    </style:style>
    <style:style style:name="T3_43" style:family="text">
      <style:text-properties fo:font-size="12pt" style:font-size-asian="12pt" style:font-size-complex="12pt"/>
    </style:style>
    <style:style style:name="T3_44" style:family="text">
      <style:text-properties fo:font-size="12pt" style:font-size-asian="12pt" style:font-size-complex="12pt"/>
    </style:style>
    <style:style style:name="T3_45" style:family="text">
      <style:text-properties fo:font-size="12pt" style:font-size-asian="12pt" style:font-size-complex="12pt"/>
    </style:style>
    <style:style style:name="T3_46" style:family="text">
      <style:text-properties fo:font-size="12pt" style:font-size-asian="12pt" style:font-size-complex="12pt"/>
    </style:style>
    <style:style style:name="T3_47" style:family="text">
      <style:text-properties fo:font-size="12pt" style:font-size-asian="12pt" style:font-size-complex="12pt"/>
    </style:style>
    <style:style style:name="T3_48" style:family="text">
      <style:text-properties fo:font-size="12pt" style:font-size-asian="12pt" style:font-size-complex="12pt"/>
    </style:style>
    <style:style style:name="T3_49" style:family="text">
      <style:text-properties fo:font-size="12pt" style:font-size-asian="12pt" style:font-size-complex="12pt"/>
    </style:style>
    <style:style style:name="T3_50" style:family="text">
      <style:text-properties fo:font-size="12pt" style:font-size-asian="12pt" style:font-size-complex="12pt"/>
    </style:style>
    <style:style style:name="T3_51" style:family="text">
      <style:text-properties fo:font-size="12pt" style:font-size-asian="12pt" style:font-size-complex="12pt"/>
    </style:style>
    <style:style style:name="T3_52" style:family="text">
      <style:text-properties fo:font-size="12pt" style:font-size-asian="12pt" style:font-size-complex="12pt"/>
    </style:style>
    <style:style style:name="T3_53" style:family="text">
      <style:text-properties fo:font-size="12pt" style:font-size-asian="12pt" style:font-size-complex="12pt"/>
    </style:style>
    <style:style style:name="T3_54" style:family="text">
      <style:text-properties fo:font-size="12pt" style:font-size-asian="12pt" style:font-size-complex="12pt"/>
    </style:style>
    <style:style style:name="T3_55" style:family="text">
      <style:text-properties fo:font-size="12pt" style:font-size-asian="12pt" style:font-size-complex="12pt"/>
    </style:style>
    <style:style style:name="T3_56" style:family="text">
      <style:text-properties fo:font-size="12pt" style:font-size-asian="12pt" style:font-size-complex="12pt"/>
    </style:style>
    <style:style style:name="T3_57" style:family="text">
      <style:text-properties fo:font-size="12pt" style:font-size-asian="12pt" style:font-size-complex="12pt"/>
    </style:style>
    <style:style style:name="T3_58" style:family="text">
      <style:text-properties fo:font-size="12pt" style:font-size-asian="12pt" style:font-size-complex="12pt"/>
    </style:style>
    <style:style style:name="P4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5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fo:background-color="#2b2b2b" fo:color="#e8bf6a" fo:font-size="8pt" style:font-size-asian="8pt" style:font-size-complex="8pt"/>
    </style:style>
    <style:style style:name="T6_2" style:family="text">
      <style:text-properties fo:background-color="#2b2b2b" fo:color="#bababa" fo:font-size="8pt" style:font-size-asian="8pt" style:font-size-complex="8pt"/>
    </style:style>
    <style:style style:name="T6_3" style:family="text">
      <style:text-properties fo:background-color="#2b2b2b" fo:color="#bababa" fo:font-size="8pt" style:font-size-asian="8pt" style:font-size-complex="8pt"/>
    </style:style>
    <style:style style:name="T6_4" style:family="text">
      <style:text-properties fo:background-color="#2b2b2b" fo:color="#bababa" fo:font-size="8pt" style:font-size-asian="8pt" style:font-size-complex="8pt"/>
    </style:style>
    <style:style style:name="T6_5" style:family="text">
      <style:text-properties fo:background-color="#2b2b2b" fo:color="#a5c261" fo:font-size="8pt" style:font-size-asian="8pt" style:font-size-complex="8pt"/>
    </style:style>
    <style:style style:name="T6_6" style:family="text">
      <style:text-properties fo:background-color="#2b2b2b" fo:color="#bababa" fo:font-size="8pt" style:font-size-asian="8pt" style:font-size-complex="8pt"/>
    </style:style>
    <style:style style:name="T6_7" style:family="text">
      <style:text-properties fo:background-color="#2b2b2b" fo:color="#a5c261" fo:font-size="8pt" style:font-size-asian="8pt" style:font-size-complex="8pt"/>
    </style:style>
    <style:style style:name="T6_8" style:family="text">
      <style:text-properties fo:background-color="#2b2b2b" fo:color="#a5c261" fo:font-size="8pt" style:font-size-asian="8pt" style:font-size-complex="8pt"/>
    </style:style>
    <style:style style:name="T6_9" style:family="text">
      <style:text-properties fo:background-color="#2b2b2b" fo:color="#a5c261" fo:font-size="8pt" style:font-size-asian="8pt" style:font-size-complex="8pt"/>
    </style:style>
    <style:style style:name="T6_10" style:family="text">
      <style:text-properties fo:background-color="#2b2b2b" fo:color="#e8bf6a" fo:font-size="8pt" style:font-size-asian="8pt" style:font-size-complex="8pt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background-color="#2b2b2b" fo:color="#e8bf6a" fo:font-size="8pt" style:font-size-asian="8pt" style:font-size-complex="8pt"/>
    </style:style>
    <style:style style:name="T7_2" style:family="text">
      <style:text-properties fo:background-color="#2b2b2b" fo:color="#e8bf6a" fo:font-size="8pt" style:font-size-asian="8pt" style:font-size-complex="8pt"/>
    </style:style>
    <style:style style:name="T7_3" style:family="text">
      <style:text-properties fo:background-color="#2b2b2b" fo:color="#e8bf6a" fo:font-size="8pt" style:font-size-asian="8pt" style:font-size-complex="8pt"/>
    </style:style>
    <style:style style:name="T7_4" style:family="text">
      <style:text-properties fo:background-color="#2b2b2b" fo:color="#bababa" fo:font-size="8pt" style:font-size-asian="8pt" style:font-size-complex="8pt"/>
    </style:style>
    <style:style style:name="T7_5" style:family="text">
      <style:text-properties fo:background-color="#2b2b2b" fo:color="#a5c261" fo:font-size="8pt" style:font-size-asian="8pt" style:font-size-complex="8pt"/>
    </style:style>
    <style:style style:name="T7_6" style:family="text">
      <style:text-properties fo:background-color="#2b2b2b" fo:color="#a5c261" fo:font-size="8pt" style:font-size-asian="8pt" style:font-size-complex="8pt"/>
    </style:style>
    <style:style style:name="T7_7" style:family="text">
      <style:text-properties fo:background-color="#2b2b2b" fo:color="#a5c261" fo:font-size="8pt" style:font-size-asian="8pt" style:font-size-complex="8pt"/>
    </style:style>
    <style:style style:name="T7_8" style:family="text">
      <style:text-properties fo:background-color="#2b2b2b" fo:color="#a5c261" fo:font-size="8pt" style:font-size-asian="8pt" style:font-size-complex="8pt"/>
    </style:style>
    <style:style style:name="T7_9" style:family="text">
      <style:text-properties fo:background-color="#2b2b2b" fo:color="#a5c261" fo:font-size="8pt" style:font-size-asian="8pt" style:font-size-complex="8pt"/>
    </style:style>
    <style:style style:name="T7_10" style:family="text">
      <style:text-properties fo:background-color="#2b2b2b" fo:color="#e8bf6a" fo:font-size="8pt" style:font-size-asian="8pt" style:font-size-complex="8pt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fo:background-color="#2b2b2b" fo:color="#e8bf6a" fo:font-size="8pt" style:font-size-asian="8pt" style:font-size-complex="8pt"/>
    </style:style>
    <style:style style:name="T8_2" style:family="text">
      <style:text-properties fo:background-color="#2b2b2b" fo:color="#e8bf6a" fo:font-size="8pt" style:font-size-asian="8pt" style:font-size-complex="8pt"/>
    </style:style>
    <style:style style:name="T8_3" style:family="text">
      <style:text-properties fo:background-color="#2b2b2b" fo:color="#e8bf6a" fo:font-size="8pt" style:font-size-asian="8pt" style:font-size-complex="8pt"/>
    </style:style>
    <style:style style:name="T8_4" style:family="text">
      <style:text-properties fo:background-color="#2b2b2b" fo:color="#bababa" fo:font-size="8pt" style:font-size-asian="8pt" style:font-size-complex="8pt"/>
    </style:style>
    <style:style style:name="T8_5" style:family="text">
      <style:text-properties fo:background-color="#2b2b2b" fo:color="#a5c261" fo:font-size="8pt" style:font-size-asian="8pt" style:font-size-complex="8pt"/>
    </style:style>
    <style:style style:name="T8_6" style:family="text">
      <style:text-properties fo:background-color="#2b2b2b" fo:color="#bababa" fo:font-size="8pt" style:font-size-asian="8pt" style:font-size-complex="8pt"/>
    </style:style>
    <style:style style:name="T8_7" style:family="text">
      <style:text-properties fo:background-color="#2b2b2b" fo:color="#a5c261" fo:font-size="8pt" style:font-size-asian="8pt" style:font-size-complex="8pt"/>
    </style:style>
    <style:style style:name="T8_8" style:family="text">
      <style:text-properties fo:background-color="#2b2b2b" fo:color="#bababa" fo:font-size="8pt" style:font-size-asian="8pt" style:font-size-complex="8pt"/>
    </style:style>
    <style:style style:name="T8_9" style:family="text">
      <style:text-properties fo:background-color="#2b2b2b" fo:color="#a5c261" fo:font-size="8pt" style:font-size-asian="8pt" style:font-size-complex="8pt"/>
    </style:style>
    <style:style style:name="T8_10" style:family="text">
      <style:text-properties fo:background-color="#2b2b2b" fo:color="#bababa" fo:font-size="8pt" style:font-size-asian="8pt" style:font-size-complex="8pt"/>
    </style:style>
    <style:style style:name="T8_11" style:family="text">
      <style:text-properties fo:background-color="#2b2b2b" fo:color="#a5c261" fo:font-size="8pt" style:font-size-asian="8pt" style:font-size-complex="8pt"/>
    </style:style>
    <style:style style:name="T8_12" style:family="text">
      <style:text-properties fo:background-color="#2b2b2b" fo:color="#bababa" fo:font-size="8pt" style:font-size-asian="8pt" style:font-size-complex="8pt"/>
    </style:style>
    <style:style style:name="T8_13" style:family="text">
      <style:text-properties fo:background-color="#2b2b2b" fo:color="#a5c261" fo:font-size="8pt" style:font-size-asian="8pt" style:font-size-complex="8pt"/>
    </style:style>
    <style:style style:name="T8_14" style:family="text">
      <style:text-properties fo:background-color="#2b2b2b" fo:color="#bababa" fo:font-size="8pt" style:font-size-asian="8pt" style:font-size-complex="8pt"/>
    </style:style>
    <style:style style:name="T8_15" style:family="text">
      <style:text-properties fo:background-color="#2b2b2b" fo:color="#a5c261" fo:font-size="8pt" style:font-size-asian="8pt" style:font-size-complex="8pt"/>
    </style:style>
    <style:style style:name="T8_16" style:family="text">
      <style:text-properties fo:background-color="#2b2b2b" fo:color="#bababa" fo:font-size="8pt" style:font-size-asian="8pt" style:font-size-complex="8pt"/>
    </style:style>
    <style:style style:name="T8_17" style:family="text">
      <style:text-properties fo:background-color="#2b2b2b" fo:color="#a5c261" fo:font-size="8pt" style:font-size-asian="8pt" style:font-size-complex="8pt"/>
    </style:style>
    <style:style style:name="T8_18" style:family="text">
      <style:text-properties fo:background-color="#2b2b2b" fo:color="#a5c261" fo:font-size="8pt" style:font-size-asian="8pt" style:font-size-complex="8pt"/>
    </style:style>
    <style:style style:name="T8_19" style:family="text">
      <style:text-properties fo:background-color="#2b2b2b" fo:color="#a5c261" fo:font-size="8pt" style:font-size-asian="8pt" style:font-size-complex="8pt"/>
    </style:style>
    <style:style style:name="T8_20" style:family="text">
      <style:text-properties fo:background-color="#2b2b2b" fo:color="#a5c261" fo:font-size="8pt" style:font-size-asian="8pt" style:font-size-complex="8pt"/>
    </style:style>
    <style:style style:name="T8_21" style:family="text">
      <style:text-properties fo:background-color="#2b2b2b" fo:color="#a5c261" fo:font-size="8pt" style:font-size-asian="8pt" style:font-size-complex="8pt"/>
    </style:style>
    <style:style style:name="T8_22" style:family="text">
      <style:text-properties fo:background-color="#2b2b2b" fo:color="#a5c261" fo:font-size="8pt" style:font-size-asian="8pt" style:font-size-complex="8pt"/>
    </style:style>
    <style:style style:name="T8_23" style:family="text">
      <style:text-properties fo:background-color="#2b2b2b" fo:color="#a5c261" fo:font-size="8pt" style:font-size-asian="8pt" style:font-size-complex="8pt"/>
    </style:style>
    <style:style style:name="T8_24" style:family="text">
      <style:text-properties fo:background-color="#2b2b2b" fo:color="#a5c261" fo:font-size="8pt" style:font-size-asian="8pt" style:font-size-complex="8pt"/>
    </style:style>
    <style:style style:name="T8_25" style:family="text">
      <style:text-properties fo:background-color="#2b2b2b" fo:color="#a5c261" fo:font-size="8pt" style:font-size-asian="8pt" style:font-size-complex="8pt"/>
    </style:style>
    <style:style style:name="T8_26" style:family="text">
      <style:text-properties fo:background-color="#2b2b2b" fo:color="#e8bf6a" fo:font-size="8pt" style:font-size-asian="8pt" style:font-size-complex="8pt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background-color="#2b2b2b" fo:color="#e8bf6a" fo:font-size="8pt" style:font-size-asian="8pt" style:font-size-complex="8pt"/>
    </style:style>
    <style:style style:name="T9_2" style:family="text">
      <style:text-properties fo:background-color="#2b2b2b" fo:color="#ff0000" fo:font-size="8pt" style:font-size-asian="8pt" style:font-size-complex="8pt"/>
    </style:style>
    <style:style style:name="T9_3" style:family="text">
      <style:text-properties fo:background-color="#2b2b2b" fo:color="#e8bf6a" fo:font-size="8pt" style:font-size-asian="8pt" style:font-size-complex="8pt"/>
    </style:style>
    <style:style style:name="T9_4" style:family="text">
      <style:text-properties fo:background-color="#2b2b2b" fo:color="#bababa" fo:font-size="8pt" style:font-size-asian="8pt" style:font-size-complex="8pt"/>
    </style:style>
    <style:style style:name="T9_5" style:family="text">
      <style:text-properties fo:background-color="#2b2b2b" fo:color="#a5c261" fo:font-size="8pt" style:font-size-asian="8pt" style:font-size-complex="8pt"/>
    </style:style>
    <style:style style:name="T9_6" style:family="text">
      <style:text-properties fo:background-color="#2b2b2b" fo:color="#a5c261" fo:font-size="8pt" style:font-size-asian="8pt" style:font-size-complex="8pt"/>
    </style:style>
    <style:style style:name="T9_7" style:family="text">
      <style:text-properties fo:background-color="#2b2b2b" fo:color="#a5c261" fo:font-size="8pt" style:font-size-asian="8pt" style:font-size-complex="8pt"/>
    </style:style>
    <style:style style:name="T9_8" style:family="text">
      <style:text-properties fo:background-color="#2b2b2b" fo:color="#ff0000" fo:font-size="8pt" style:font-size-asian="8pt" style:font-size-complex="8pt"/>
    </style:style>
    <style:style style:name="T9_9" style:family="text">
      <style:text-properties fo:background-color="#2b2b2b" fo:color="#ff0000" fo:font-size="8pt" style:font-size-asian="8pt" style:font-size-complex="8pt"/>
    </style:style>
    <style:style style:name="T9_10" style:family="text">
      <style:text-properties fo:background-color="#2b2b2b" fo:color="#a5c261" fo:font-size="8pt" style:font-size-asian="8pt" style:font-size-complex="8pt"/>
    </style:style>
    <style:style style:name="T9_11" style:family="text">
      <style:text-properties fo:background-color="#2b2b2b" fo:color="#ff0000" fo:font-size="8pt" style:font-size-asian="8pt" style:font-size-complex="8pt"/>
    </style:style>
    <style:style style:name="T9_12" style:family="text">
      <style:text-properties fo:background-color="#2b2b2b" fo:color="#ff0000" fo:font-size="8pt" style:font-size-asian="8pt" style:font-size-complex="8pt"/>
    </style:style>
    <style:style style:name="T9_13" style:family="text">
      <style:text-properties fo:background-color="#2b2b2b" fo:color="#ff0000" fo:font-size="8pt" style:font-size-asian="8pt" style:font-size-complex="8pt"/>
    </style:style>
    <style:style style:name="T9_14" style:family="text">
      <style:text-properties fo:background-color="#2b2b2b" fo:color="#ff0000" fo:font-size="8pt" style:font-size-asian="8pt" style:font-size-complex="8pt"/>
    </style:style>
    <style:style style:name="T9_15" style:family="text">
      <style:text-properties fo:background-color="#2b2b2b" fo:color="#a5c261" fo:font-size="8pt" style:font-size-asian="8pt" style:font-size-complex="8pt"/>
    </style:style>
    <style:style style:name="T9_16" style:family="text">
      <style:text-properties fo:background-color="#2b2b2b" fo:color="#bababa" fo:font-size="8pt" style:font-size-asian="8pt" style:font-size-complex="8pt"/>
    </style:style>
    <style:style style:name="T9_17" style:family="text">
      <style:text-properties fo:background-color="#2b2b2b" fo:color="#a5c261" fo:font-size="8pt" style:font-size-asian="8pt" style:font-size-complex="8pt"/>
    </style:style>
    <style:style style:name="T9_18" style:family="text">
      <style:text-properties fo:background-color="#2b2b2b" fo:color="#a5c261" fo:font-size="8pt" style:font-size-asian="8pt" style:font-size-complex="8pt"/>
    </style:style>
    <style:style style:name="T9_19" style:family="text">
      <style:text-properties fo:background-color="#2b2b2b" fo:color="#a5c261" fo:font-size="8pt" style:font-size-asian="8pt" style:font-size-complex="8pt"/>
    </style:style>
    <style:style style:name="T9_20" style:family="text">
      <style:text-properties fo:background-color="#2b2b2b" fo:color="#ff0000" fo:font-size="8pt" style:font-size-asian="8pt" style:font-size-complex="8pt"/>
    </style:style>
    <style:style style:name="T9_21" style:family="text">
      <style:text-properties fo:background-color="#2b2b2b" fo:color="#ff0000" fo:font-size="8pt" style:font-size-asian="8pt" style:font-size-complex="8pt"/>
    </style:style>
    <style:style style:name="T9_22" style:family="text">
      <style:text-properties fo:background-color="#2b2b2b" fo:color="#ff0000" fo:font-size="8pt" style:font-size-asian="8pt" style:font-size-complex="8pt"/>
    </style:style>
    <style:style style:name="T9_23" style:family="text">
      <style:text-properties fo:background-color="#2b2b2b" fo:color="#ff0000" fo:font-size="8pt" style:font-size-asian="8pt" style:font-size-complex="8pt"/>
    </style:style>
    <style:style style:name="T9_24" style:family="text">
      <style:text-properties fo:background-color="#2b2b2b" fo:color="#a5c261" fo:font-size="8pt" style:font-size-asian="8pt" style:font-size-complex="8pt"/>
    </style:style>
    <style:style style:name="T9_25" style:family="text">
      <style:text-properties fo:background-color="#2b2b2b" fo:color="#bababa" fo:font-size="8pt" style:font-size-asian="8pt" style:font-size-complex="8pt"/>
    </style:style>
    <style:style style:name="T9_26" style:family="text">
      <style:text-properties fo:background-color="#2b2b2b" fo:color="#a5c261" fo:font-size="8pt" style:font-size-asian="8pt" style:font-size-complex="8pt"/>
    </style:style>
    <style:style style:name="T9_27" style:family="text">
      <style:text-properties fo:background-color="#2b2b2b" fo:color="#bababa" fo:font-size="8pt" style:font-size-asian="8pt" style:font-size-complex="8pt"/>
    </style:style>
    <style:style style:name="T9_28" style:family="text">
      <style:text-properties fo:background-color="#2b2b2b" fo:color="#a5c261" fo:font-size="8pt" style:font-size-asian="8pt" style:font-size-complex="8pt"/>
    </style:style>
    <style:style style:name="T9_29" style:family="text">
      <style:text-properties fo:background-color="#2b2b2b" fo:color="#bababa" fo:font-size="8pt" style:font-size-asian="8pt" style:font-size-complex="8pt"/>
    </style:style>
    <style:style style:name="T9_30" style:family="text">
      <style:text-properties fo:background-color="#2b2b2b" fo:color="#a5c261" fo:font-size="8pt" style:font-size-asian="8pt" style:font-size-complex="8pt"/>
    </style:style>
    <style:style style:name="T9_31" style:family="text">
      <style:text-properties fo:background-color="#2b2b2b" fo:color="#bababa" fo:font-size="8pt" style:font-size-asian="8pt" style:font-size-complex="8pt"/>
    </style:style>
    <style:style style:name="T9_32" style:family="text">
      <style:text-properties fo:background-color="#2b2b2b" fo:color="#a5c261" fo:font-size="8pt" style:font-size-asian="8pt" style:font-size-complex="8pt"/>
    </style:style>
    <style:style style:name="T9_33" style:family="text">
      <style:text-properties fo:background-color="#2b2b2b" fo:color="#a5c261" fo:font-size="8pt" style:font-size-asian="8pt" style:font-size-complex="8pt"/>
    </style:style>
    <style:style style:name="T9_34" style:family="text">
      <style:text-properties fo:background-color="#2b2b2b" fo:color="#a5c261" fo:font-size="8pt" style:font-size-asian="8pt" style:font-size-complex="8pt"/>
    </style:style>
    <style:style style:name="T9_35" style:family="text">
      <style:text-properties fo:background-color="#2b2b2b" fo:color="#bababa" fo:font-size="8pt" style:font-size-asian="8pt" style:font-size-complex="8pt"/>
    </style:style>
    <style:style style:name="T9_36" style:family="text">
      <style:text-properties fo:background-color="#2b2b2b" fo:color="#a5c261" fo:font-size="8pt" style:font-size-asian="8pt" style:font-size-complex="8pt"/>
    </style:style>
    <style:style style:name="T9_37" style:family="text">
      <style:text-properties fo:background-color="#2b2b2b" fo:color="#a5c261" fo:font-size="8pt" style:font-size-asian="8pt" style:font-size-complex="8pt"/>
    </style:style>
    <style:style style:name="T9_38" style:family="text">
      <style:text-properties fo:background-color="#2b2b2b" fo:color="#a5c261" fo:font-size="8pt" style:font-size-asian="8pt" style:font-size-complex="8pt"/>
    </style:style>
    <style:style style:name="T9_39" style:family="text">
      <style:text-properties fo:background-color="#2b2b2b" fo:color="#bababa" fo:font-size="8pt" style:font-size-asian="8pt" style:font-size-complex="8pt"/>
    </style:style>
    <style:style style:name="T9_40" style:family="text">
      <style:text-properties fo:background-color="#2b2b2b" fo:color="#a5c261" fo:font-size="8pt" style:font-size-asian="8pt" style:font-size-complex="8pt"/>
    </style:style>
    <style:style style:name="T9_41" style:family="text">
      <style:text-properties fo:background-color="#2b2b2b" fo:color="#a5c261" fo:font-size="8pt" style:font-size-asian="8pt" style:font-size-complex="8pt"/>
    </style:style>
    <style:style style:name="T9_42" style:family="text">
      <style:text-properties fo:background-color="#2b2b2b" fo:color="#a5c261" fo:font-size="8pt" style:font-size-asian="8pt" style:font-size-complex="8pt"/>
    </style:style>
    <style:style style:name="T9_43" style:family="text">
      <style:text-properties fo:background-color="#2b2b2b" fo:color="#bababa" fo:font-size="8pt" style:font-size-asian="8pt" style:font-size-complex="8pt"/>
    </style:style>
    <style:style style:name="T9_44" style:family="text">
      <style:text-properties fo:background-color="#2b2b2b" fo:color="#a5c261" fo:font-size="8pt" style:font-size-asian="8pt" style:font-size-complex="8pt"/>
    </style:style>
    <style:style style:name="T9_45" style:family="text">
      <style:text-properties fo:background-color="#2b2b2b" fo:color="#a5c261" fo:font-size="8pt" style:font-size-asian="8pt" style:font-size-complex="8pt"/>
    </style:style>
    <style:style style:name="T9_46" style:family="text">
      <style:text-properties fo:background-color="#2b2b2b" fo:color="#a5c261" fo:font-size="8pt" style:font-size-asian="8pt" style:font-size-complex="8pt"/>
    </style:style>
    <style:style style:name="T9_47" style:family="text">
      <style:text-properties fo:background-color="#2b2b2b" fo:color="#bababa" fo:font-size="8pt" style:font-size-asian="8pt" style:font-size-complex="8pt"/>
    </style:style>
    <style:style style:name="T9_48" style:family="text">
      <style:text-properties fo:background-color="#2b2b2b" fo:color="#a5c261" fo:font-size="8pt" style:font-size-asian="8pt" style:font-size-complex="8pt"/>
    </style:style>
    <style:style style:name="T9_49" style:family="text">
      <style:text-properties fo:background-color="#2b2b2b" fo:color="#a5c261" fo:font-size="8pt" style:font-size-asian="8pt" style:font-size-complex="8pt"/>
    </style:style>
    <style:style style:name="T9_50" style:family="text">
      <style:text-properties fo:background-color="#2b2b2b" fo:color="#a5c261" fo:font-size="8pt" style:font-size-asian="8pt" style:font-size-complex="8pt"/>
    </style:style>
    <style:style style:name="T9_51" style:family="text">
      <style:text-properties fo:background-color="#2b2b2b" fo:color="#bababa" fo:font-size="8pt" style:font-size-asian="8pt" style:font-size-complex="8pt"/>
    </style:style>
    <style:style style:name="T9_52" style:family="text">
      <style:text-properties fo:background-color="#2b2b2b" fo:color="#a5c261" fo:font-size="8pt" style:font-size-asian="8pt" style:font-size-complex="8pt"/>
    </style:style>
    <style:style style:name="T9_53" style:family="text">
      <style:text-properties fo:background-color="#2b2b2b" fo:color="#a5c261" fo:font-size="8pt" style:font-size-asian="8pt" style:font-size-complex="8pt"/>
    </style:style>
    <style:style style:name="T9_54" style:family="text">
      <style:text-properties fo:background-color="#2b2b2b" fo:color="#a5c261" fo:font-size="8pt" style:font-size-asian="8pt" style:font-size-complex="8pt"/>
    </style:style>
    <style:style style:name="T9_55" style:family="text">
      <style:text-properties fo:background-color="#2b2b2b" fo:color="#e8bf6a" fo:font-size="8pt" style:font-size-asian="8pt" style:font-size-complex="8pt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background-color="#2b2b2b" fo:color="#e8bf6a" fo:font-size="8pt" style:font-size-asian="8pt" style:font-size-complex="8pt"/>
    </style:style>
    <style:style style:name="T10_2" style:family="text">
      <style:text-properties fo:background-color="#2b2b2b" fo:color="#e8bf6a" fo:font-size="8pt" style:font-size-asian="8pt" style:font-size-complex="8pt"/>
    </style:style>
    <style:style style:name="T10_3" style:family="text">
      <style:text-properties fo:background-color="#2b2b2b" fo:color="#e8bf6a" fo:font-size="8pt" style:font-size-asian="8pt" style:font-size-complex="8pt"/>
    </style:style>
    <style:style style:name="T10_4" style:family="text">
      <style:text-properties fo:background-color="#2b2b2b" fo:color="#bababa" fo:font-size="8pt" style:font-size-asian="8pt" style:font-size-complex="8pt"/>
    </style:style>
    <style:style style:name="T10_5" style:family="text">
      <style:text-properties fo:background-color="#2b2b2b" fo:color="#a5c261" fo:font-size="8pt" style:font-size-asian="8pt" style:font-size-complex="8pt"/>
    </style:style>
    <style:style style:name="T10_6" style:family="text">
      <style:text-properties fo:background-color="#2b2b2b" fo:color="#bababa" fo:font-size="8pt" style:font-size-asian="8pt" style:font-size-complex="8pt"/>
    </style:style>
    <style:style style:name="T10_7" style:family="text">
      <style:text-properties fo:background-color="#2b2b2b" fo:color="#a5c261" fo:font-size="8pt" style:font-size-asian="8pt" style:font-size-complex="8pt"/>
    </style:style>
    <style:style style:name="T10_8" style:family="text">
      <style:text-properties fo:background-color="#2b2b2b" fo:color="#bababa" fo:font-size="8pt" style:font-size-asian="8pt" style:font-size-complex="8pt"/>
    </style:style>
    <style:style style:name="T10_9" style:family="text">
      <style:text-properties fo:background-color="#2b2b2b" fo:color="#a5c261" fo:font-size="8pt" style:font-size-asian="8pt" style:font-size-complex="8pt"/>
    </style:style>
    <style:style style:name="T10_10" style:family="text">
      <style:text-properties fo:background-color="#2b2b2b" fo:color="#bababa" fo:font-size="8pt" style:font-size-asian="8pt" style:font-size-complex="8pt"/>
    </style:style>
    <style:style style:name="T10_11" style:family="text">
      <style:text-properties fo:background-color="#2b2b2b" fo:color="#a5c261" fo:font-size="8pt" style:font-size-asian="8pt" style:font-size-complex="8pt"/>
    </style:style>
    <style:style style:name="T10_12" style:family="text">
      <style:text-properties fo:background-color="#2b2b2b" fo:color="#bababa" fo:font-size="8pt" style:font-size-asian="8pt" style:font-size-complex="8pt"/>
    </style:style>
    <style:style style:name="T10_13" style:family="text">
      <style:text-properties fo:background-color="#2b2b2b" fo:color="#a5c261" fo:font-size="8pt" style:font-size-asian="8pt" style:font-size-complex="8pt"/>
    </style:style>
    <style:style style:name="T10_14" style:family="text">
      <style:text-properties fo:background-color="#2b2b2b" fo:color="#bababa" fo:font-size="8pt" style:font-size-asian="8pt" style:font-size-complex="8pt"/>
    </style:style>
    <style:style style:name="T10_15" style:family="text">
      <style:text-properties fo:background-color="#2b2b2b" fo:color="#a5c261" fo:font-size="8pt" style:font-size-asian="8pt" style:font-size-complex="8pt"/>
    </style:style>
    <style:style style:name="T10_16" style:family="text">
      <style:text-properties fo:background-color="#2b2b2b" fo:color="#a5c261" fo:font-size="8pt" style:font-size-asian="8pt" style:font-size-complex="8pt"/>
    </style:style>
    <style:style style:name="T10_17" style:family="text">
      <style:text-properties fo:background-color="#2b2b2b" fo:color="#a5c261" fo:font-size="8pt" style:font-size-asian="8pt" style:font-size-complex="8pt"/>
    </style:style>
    <style:style style:name="T10_18" style:family="text">
      <style:text-properties fo:background-color="#2b2b2b" fo:color="#bababa" fo:font-size="8pt" style:font-size-asian="8pt" style:font-size-complex="8pt"/>
    </style:style>
    <style:style style:name="T10_19" style:family="text">
      <style:text-properties fo:background-color="#2b2b2b" fo:color="#a5c261" fo:font-size="8pt" style:font-size-asian="8pt" style:font-size-complex="8pt"/>
    </style:style>
    <style:style style:name="T10_20" style:family="text">
      <style:text-properties fo:background-color="#2b2b2b" fo:color="#a5c261" fo:font-size="8pt" style:font-size-asian="8pt" style:font-size-complex="8pt"/>
    </style:style>
    <style:style style:name="T10_21" style:family="text">
      <style:text-properties fo:background-color="#2b2b2b" fo:color="#a5c261" fo:font-size="8pt" style:font-size-asian="8pt" style:font-size-complex="8pt"/>
    </style:style>
    <style:style style:name="T10_22" style:family="text">
      <style:text-properties fo:background-color="#2b2b2b" fo:color="#bababa" fo:font-size="8pt" style:font-size-asian="8pt" style:font-size-complex="8pt"/>
    </style:style>
    <style:style style:name="T10_23" style:family="text">
      <style:text-properties fo:background-color="#2b2b2b" fo:color="#a5c261" fo:font-size="8pt" style:font-size-asian="8pt" style:font-size-complex="8pt"/>
    </style:style>
    <style:style style:name="T10_24" style:family="text">
      <style:text-properties fo:background-color="#2b2b2b" fo:color="#a5c261" fo:font-size="8pt" style:font-size-asian="8pt" style:font-size-complex="8pt"/>
    </style:style>
    <style:style style:name="T10_25" style:family="text">
      <style:text-properties fo:background-color="#2b2b2b" fo:color="#a5c261" fo:font-size="8pt" style:font-size-asian="8pt" style:font-size-complex="8pt"/>
    </style:style>
    <style:style style:name="T10_26" style:family="text">
      <style:text-properties fo:background-color="#2b2b2b" fo:color="#bababa" fo:font-size="8pt" style:font-size-asian="8pt" style:font-size-complex="8pt"/>
    </style:style>
    <style:style style:name="T10_27" style:family="text">
      <style:text-properties fo:background-color="#2b2b2b" fo:color="#a5c261" fo:font-size="8pt" style:font-size-asian="8pt" style:font-size-complex="8pt"/>
    </style:style>
    <style:style style:name="T10_28" style:family="text">
      <style:text-properties fo:background-color="#2b2b2b" fo:color="#a5c261" fo:font-size="8pt" style:font-size-asian="8pt" style:font-size-complex="8pt"/>
    </style:style>
    <style:style style:name="T10_29" style:family="text">
      <style:text-properties fo:background-color="#2b2b2b" fo:color="#a5c261" fo:font-size="8pt" style:font-size-asian="8pt" style:font-size-complex="8pt"/>
    </style:style>
    <style:style style:name="T10_30" style:family="text">
      <style:text-properties fo:background-color="#2b2b2b" fo:color="#a5c261" fo:font-size="8pt" style:font-size-asian="8pt" style:font-size-complex="8pt"/>
    </style:style>
    <style:style style:name="T10_31" style:family="text">
      <style:text-properties fo:background-color="#2b2b2b" fo:color="#a5c261" fo:font-size="8pt" style:font-size-asian="8pt" style:font-size-complex="8pt"/>
    </style:style>
    <style:style style:name="T10_32" style:family="text">
      <style:text-properties fo:background-color="#2b2b2b" fo:color="#a5c261" fo:font-size="8pt" style:font-size-asian="8pt" style:font-size-complex="8pt"/>
    </style:style>
    <style:style style:name="T10_33" style:family="text">
      <style:text-properties fo:background-color="#2b2b2b" fo:color="#a5c261" fo:font-size="8pt" style:font-size-asian="8pt" style:font-size-complex="8pt"/>
    </style:style>
    <style:style style:name="T10_34" style:family="text">
      <style:text-properties fo:background-color="#2b2b2b" fo:color="#a5c261" fo:font-size="8pt" style:font-size-asian="8pt" style:font-size-complex="8pt"/>
    </style:style>
    <style:style style:name="T10_35" style:family="text">
      <style:text-properties fo:background-color="#2b2b2b" fo:color="#a5c261" fo:font-size="8pt" style:font-size-asian="8pt" style:font-size-complex="8pt"/>
    </style:style>
    <style:style style:name="T10_36" style:family="text">
      <style:text-properties fo:background-color="#2b2b2b" fo:color="#a5c261" fo:font-size="8pt" style:font-size-asian="8pt" style:font-size-complex="8pt"/>
    </style:style>
    <style:style style:name="T10_37" style:family="text">
      <style:text-properties fo:background-color="#2b2b2b" fo:color="#a5c261" fo:font-size="8pt" style:font-size-asian="8pt" style:font-size-complex="8pt"/>
    </style:style>
    <style:style style:name="T10_38" style:family="text">
      <style:text-properties fo:background-color="#2b2b2b" fo:color="#a5c261" fo:font-size="8pt" style:font-size-asian="8pt" style:font-size-complex="8pt"/>
    </style:style>
    <style:style style:name="T10_39" style:family="text">
      <style:text-properties fo:background-color="#2b2b2b" fo:color="#a5c261" fo:font-size="8pt" style:font-size-asian="8pt" style:font-size-complex="8pt"/>
    </style:style>
    <style:style style:name="T10_40" style:family="text">
      <style:text-properties fo:background-color="#2b2b2b" fo:color="#a5c261" fo:font-size="8pt" style:font-size-asian="8pt" style:font-size-complex="8pt"/>
    </style:style>
    <style:style style:name="T10_41" style:family="text">
      <style:text-properties fo:background-color="#2b2b2b" fo:color="#a5c261" fo:font-size="8pt" style:font-size-asian="8pt" style:font-size-complex="8pt"/>
    </style:style>
    <style:style style:name="T10_42" style:family="text">
      <style:text-properties fo:background-color="#2b2b2b" fo:color="#a5c261" fo:font-size="8pt" style:font-size-asian="8pt" style:font-size-complex="8pt"/>
    </style:style>
    <style:style style:name="T10_43" style:family="text">
      <style:text-properties fo:background-color="#2b2b2b" fo:color="#a5c261" fo:font-size="8pt" style:font-size-asian="8pt" style:font-size-complex="8pt"/>
    </style:style>
    <style:style style:name="T10_44" style:family="text">
      <style:text-properties fo:background-color="#2b2b2b" fo:color="#a5c261" fo:font-size="8pt" style:font-size-asian="8pt" style:font-size-complex="8pt"/>
    </style:style>
    <style:style style:name="T10_45" style:family="text">
      <style:text-properties fo:background-color="#2b2b2b" fo:color="#a5c261" fo:font-size="8pt" style:font-size-asian="8pt" style:font-size-complex="8pt"/>
    </style:style>
    <style:style style:name="T10_46" style:family="text">
      <style:text-properties fo:background-color="#2b2b2b" fo:color="#a5c261" fo:font-size="8pt" style:font-size-asian="8pt" style:font-size-complex="8pt"/>
    </style:style>
    <style:style style:name="T10_47" style:family="text">
      <style:text-properties fo:background-color="#2b2b2b" fo:color="#a5c261" fo:font-size="8pt" style:font-size-asian="8pt" style:font-size-complex="8pt"/>
    </style:style>
    <style:style style:name="T10_48" style:family="text">
      <style:text-properties fo:background-color="#2b2b2b" fo:color="#a5c261" fo:font-size="8pt" style:font-size-asian="8pt" style:font-size-complex="8pt"/>
    </style:style>
    <style:style style:name="T10_49" style:family="text">
      <style:text-properties fo:background-color="#2b2b2b" fo:color="#a5c261" fo:font-size="8pt" style:font-size-asian="8pt" style:font-size-complex="8pt"/>
    </style:style>
    <style:style style:name="T10_50" style:family="text">
      <style:text-properties fo:background-color="#2b2b2b" fo:color="#a5c261" fo:font-size="8pt" style:font-size-asian="8pt" style:font-size-complex="8pt"/>
    </style:style>
    <style:style style:name="T10_51" style:family="text">
      <style:text-properties fo:background-color="#2b2b2b" fo:color="#a5c261" fo:font-size="8pt" style:font-size-asian="8pt" style:font-size-complex="8pt"/>
    </style:style>
    <style:style style:name="T10_52" style:family="text">
      <style:text-properties fo:background-color="#2b2b2b" fo:color="#a5c261" fo:font-size="8pt" style:font-size-asian="8pt" style:font-size-complex="8pt"/>
    </style:style>
    <style:style style:name="T10_53" style:family="text">
      <style:text-properties fo:background-color="#2b2b2b" fo:color="#a5c261" fo:font-size="8pt" style:font-size-asian="8pt" style:font-size-complex="8pt"/>
    </style:style>
    <style:style style:name="T10_54" style:family="text">
      <style:text-properties fo:background-color="#2b2b2b" fo:color="#a5c261" fo:font-size="8pt" style:font-size-asian="8pt" style:font-size-complex="8pt"/>
    </style:style>
    <style:style style:name="T10_55" style:family="text">
      <style:text-properties fo:background-color="#2b2b2b" fo:color="#a5c261" fo:font-size="8pt" style:font-size-asian="8pt" style:font-size-complex="8pt"/>
    </style:style>
    <style:style style:name="T10_56" style:family="text">
      <style:text-properties fo:background-color="#2b2b2b" fo:color="#a5c261" fo:font-size="8pt" style:font-size-asian="8pt" style:font-size-complex="8pt"/>
    </style:style>
    <style:style style:name="T10_57" style:family="text">
      <style:text-properties fo:background-color="#2b2b2b" fo:color="#a5c261" fo:font-size="8pt" style:font-size-asian="8pt" style:font-size-complex="8pt"/>
    </style:style>
    <style:style style:name="T10_58" style:family="text">
      <style:text-properties fo:background-color="#2b2b2b" fo:color="#a5c261" fo:font-size="8pt" style:font-size-asian="8pt" style:font-size-complex="8pt"/>
    </style:style>
    <style:style style:name="T10_59" style:family="text">
      <style:text-properties fo:background-color="#2b2b2b" fo:color="#a5c261" fo:font-size="8pt" style:font-size-asian="8pt" style:font-size-complex="8pt"/>
    </style:style>
    <style:style style:name="T10_60" style:family="text">
      <style:text-properties fo:background-color="#2b2b2b" fo:color="#a5c261" fo:font-size="8pt" style:font-size-asian="8pt" style:font-size-complex="8pt"/>
    </style:style>
    <style:style style:name="T10_61" style:family="text">
      <style:text-properties fo:background-color="#2b2b2b" fo:color="#a5c261" fo:font-size="8pt" style:font-size-asian="8pt" style:font-size-complex="8pt"/>
    </style:style>
    <style:style style:name="T10_62" style:family="text">
      <style:text-properties fo:background-color="#2b2b2b" fo:color="#a5c261" fo:font-size="8pt" style:font-size-asian="8pt" style:font-size-complex="8pt"/>
    </style:style>
    <style:style style:name="T10_63" style:family="text">
      <style:text-properties fo:background-color="#2b2b2b" fo:color="#a5c261" fo:font-size="8pt" style:font-size-asian="8pt" style:font-size-complex="8pt"/>
    </style:style>
    <style:style style:name="T10_64" style:family="text">
      <style:text-properties fo:background-color="#2b2b2b" fo:color="#a5c261" fo:font-size="8pt" style:font-size-asian="8pt" style:font-size-complex="8pt"/>
    </style:style>
    <style:style style:name="T10_65" style:family="text">
      <style:text-properties fo:background-color="#2b2b2b" fo:color="#a5c261" fo:font-size="8pt" style:font-size-asian="8pt" style:font-size-complex="8pt"/>
    </style:style>
    <style:style style:name="T10_66" style:family="text">
      <style:text-properties fo:background-color="#2b2b2b" fo:color="#a5c261" fo:font-size="8pt" style:font-size-asian="8pt" style:font-size-complex="8pt"/>
    </style:style>
    <style:style style:name="T10_67" style:family="text">
      <style:text-properties fo:background-color="#2b2b2b" fo:color="#a5c261" fo:font-size="8pt" style:font-size-asian="8pt" style:font-size-complex="8pt"/>
    </style:style>
    <style:style style:name="T10_68" style:family="text">
      <style:text-properties fo:background-color="#2b2b2b" fo:color="#a5c261" fo:font-size="8pt" style:font-size-asian="8pt" style:font-size-complex="8pt"/>
    </style:style>
    <style:style style:name="T10_69" style:family="text">
      <style:text-properties fo:background-color="#2b2b2b" fo:color="#a5c261" fo:font-size="8pt" style:font-size-asian="8pt" style:font-size-complex="8pt"/>
    </style:style>
    <style:style style:name="T10_70" style:family="text">
      <style:text-properties fo:background-color="#2b2b2b" fo:color="#a5c261" fo:font-size="8pt" style:font-size-asian="8pt" style:font-size-complex="8pt"/>
    </style:style>
    <style:style style:name="T10_71" style:family="text">
      <style:text-properties fo:background-color="#2b2b2b" fo:color="#a5c261" fo:font-size="8pt" style:font-size-asian="8pt" style:font-size-complex="8pt"/>
    </style:style>
    <style:style style:name="T10_72" style:family="text">
      <style:text-properties fo:background-color="#2b2b2b" fo:color="#a5c261" fo:font-size="8pt" style:font-size-asian="8pt" style:font-size-complex="8pt"/>
    </style:style>
    <style:style style:name="T10_73" style:family="text">
      <style:text-properties fo:background-color="#2b2b2b" fo:color="#a5c261" fo:font-size="8pt" style:font-size-asian="8pt" style:font-size-complex="8pt"/>
    </style:style>
    <style:style style:name="T10_74" style:family="text">
      <style:text-properties fo:background-color="#2b2b2b" fo:color="#a5c261" fo:font-size="8pt" style:font-size-asian="8pt" style:font-size-complex="8pt"/>
    </style:style>
    <style:style style:name="T10_75" style:family="text">
      <style:text-properties fo:background-color="#2b2b2b" fo:color="#a5c261" fo:font-size="8pt" style:font-size-asian="8pt" style:font-size-complex="8pt"/>
    </style:style>
    <style:style style:name="T10_76" style:family="text">
      <style:text-properties fo:background-color="#2b2b2b" fo:color="#a5c261" fo:font-size="8pt" style:font-size-asian="8pt" style:font-size-complex="8pt"/>
    </style:style>
    <style:style style:name="T10_77" style:family="text">
      <style:text-properties fo:background-color="#2b2b2b" fo:color="#a5c261" fo:font-size="8pt" style:font-size-asian="8pt" style:font-size-complex="8pt"/>
    </style:style>
    <style:style style:name="T10_78" style:family="text">
      <style:text-properties fo:background-color="#2b2b2b" fo:color="#a5c261" fo:font-size="8pt" style:font-size-asian="8pt" style:font-size-complex="8pt"/>
    </style:style>
    <style:style style:name="T10_79" style:family="text">
      <style:text-properties fo:background-color="#2b2b2b" fo:color="#a5c261" fo:font-size="8pt" style:font-size-asian="8pt" style:font-size-complex="8pt"/>
    </style:style>
    <style:style style:name="T10_80" style:family="text">
      <style:text-properties fo:background-color="#2b2b2b" fo:color="#a5c261" fo:font-size="8pt" style:font-size-asian="8pt" style:font-size-complex="8pt"/>
    </style:style>
    <style:style style:name="T10_81" style:family="text">
      <style:text-properties fo:background-color="#2b2b2b" fo:color="#a5c261" fo:font-size="8pt" style:font-size-asian="8pt" style:font-size-complex="8pt"/>
    </style:style>
    <style:style style:name="T10_82" style:family="text">
      <style:text-properties fo:background-color="#2b2b2b" fo:color="#a5c261" fo:font-size="8pt" style:font-size-asian="8pt" style:font-size-complex="8pt"/>
    </style:style>
    <style:style style:name="T10_83" style:family="text">
      <style:text-properties fo:background-color="#2b2b2b" fo:color="#a5c261" fo:font-size="8pt" style:font-size-asian="8pt" style:font-size-complex="8pt"/>
    </style:style>
    <style:style style:name="T10_84" style:family="text">
      <style:text-properties fo:background-color="#2b2b2b" fo:color="#a5c261" fo:font-size="8pt" style:font-size-asian="8pt" style:font-size-complex="8pt"/>
    </style:style>
    <style:style style:name="T10_85" style:family="text">
      <style:text-properties fo:background-color="#2b2b2b" fo:color="#a5c261" fo:font-size="8pt" style:font-size-asian="8pt" style:font-size-complex="8pt"/>
    </style:style>
    <style:style style:name="T10_86" style:family="text">
      <style:text-properties fo:background-color="#2b2b2b" fo:color="#a5c261" fo:font-size="8pt" style:font-size-asian="8pt" style:font-size-complex="8pt"/>
    </style:style>
    <style:style style:name="T10_87" style:family="text">
      <style:text-properties fo:background-color="#2b2b2b" fo:color="#a5c261" fo:font-size="8pt" style:font-size-asian="8pt" style:font-size-complex="8pt"/>
    </style:style>
    <style:style style:name="T10_88" style:family="text">
      <style:text-properties fo:background-color="#2b2b2b" fo:color="#e8bf6a" fo:font-size="8pt" style:font-size-asian="8pt" style:font-size-complex="8pt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background-color="#2b2b2b" fo:color="#e8bf6a" fo:font-size="8pt" style:font-size-asian="8pt" style:font-size-complex="8pt"/>
    </style:style>
    <style:style style:name="T11_2" style:family="text">
      <style:text-properties fo:background-color="#2b2b2b" fo:color="#e8bf6a" fo:font-size="8pt" style:font-size-asian="8pt" style:font-size-complex="8pt"/>
    </style:style>
    <style:style style:name="T11_3" style:family="text">
      <style:text-properties fo:background-color="#2b2b2b" fo:color="#e8bf6a" fo:font-size="8pt" style:font-size-asian="8pt" style:font-size-complex="8pt"/>
    </style:style>
    <style:style style:name="T11_4" style:family="text">
      <style:text-properties fo:background-color="#2b2b2b" fo:color="#bababa" fo:font-size="8pt" style:font-size-asian="8pt" style:font-size-complex="8pt"/>
    </style:style>
    <style:style style:name="T11_5" style:family="text">
      <style:text-properties fo:background-color="#2b2b2b" fo:color="#a5c261" fo:font-size="8pt" style:font-size-asian="8pt" style:font-size-complex="8pt"/>
    </style:style>
    <style:style style:name="T11_6" style:family="text">
      <style:text-properties fo:background-color="#2b2b2b" fo:color="#a5c261" fo:font-size="8pt" style:font-size-asian="8pt" style:font-size-complex="8pt"/>
    </style:style>
    <style:style style:name="T11_7" style:family="text">
      <style:text-properties fo:background-color="#2b2b2b" fo:color="#a5c261" fo:font-size="8pt" style:font-size-asian="8pt" style:font-size-complex="8pt"/>
    </style:style>
    <style:style style:name="T11_8" style:family="text">
      <style:text-properties fo:background-color="#2b2b2b" fo:color="#e8bf6a" fo:font-size="8pt" style:font-size-asian="8pt" style:font-size-complex="8pt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background-color="#2b2b2b" fo:color="#e8bf6a" fo:font-size="8pt" style:font-size-asian="8pt" style:font-size-complex="8pt"/>
    </style:style>
    <style:style style:name="T12_2" style:family="text">
      <style:text-properties fo:background-color="#2b2b2b" fo:color="#e8bf6a" fo:font-size="8pt" style:font-size-asian="8pt" style:font-size-complex="8pt"/>
    </style:style>
    <style:style style:name="T12_3" style:family="text">
      <style:text-properties fo:background-color="#2b2b2b" fo:color="#e8bf6a" fo:font-size="8pt" style:font-size-asian="8pt" style:font-size-complex="8pt"/>
    </style:style>
    <style:style style:name="T12_4" style:family="text">
      <style:text-properties fo:background-color="#2b2b2b" fo:color="#bababa" fo:font-size="8pt" style:font-size-asian="8pt" style:font-size-complex="8pt"/>
    </style:style>
    <style:style style:name="T12_5" style:family="text">
      <style:text-properties fo:background-color="#2b2b2b" fo:color="#a5c261" fo:font-size="8pt" style:font-size-asian="8pt" style:font-size-complex="8pt"/>
    </style:style>
    <style:style style:name="T12_6" style:family="text">
      <style:text-properties fo:background-color="#2b2b2b" fo:color="#a5c261" fo:font-size="8pt" style:font-size-asian="8pt" style:font-size-complex="8pt"/>
    </style:style>
    <style:style style:name="T12_7" style:family="text">
      <style:text-properties fo:background-color="#2b2b2b" fo:color="#a5c261" fo:font-size="8pt" style:font-size-asian="8pt" style:font-size-complex="8pt"/>
    </style:style>
    <style:style style:name="T12_8" style:family="text">
      <style:text-properties fo:background-color="#2b2b2b" fo:color="#a5c261" fo:font-size="8pt" style:font-size-asian="8pt" style:font-size-complex="8pt"/>
    </style:style>
    <style:style style:name="T12_9" style:family="text">
      <style:text-properties fo:background-color="#2b2b2b" fo:color="#a5c261" fo:font-size="8pt" style:font-size-asian="8pt" style:font-size-complex="8pt"/>
    </style:style>
    <style:style style:name="T12_10" style:family="text">
      <style:text-properties fo:background-color="#2b2b2b" fo:color="#e8bf6a" fo:font-size="8pt" style:font-size-asian="8pt" style:font-size-complex="8pt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background-color="#2b2b2b" fo:color="#e8bf6a" fo:font-size="8pt" style:font-size-asian="8pt" style:font-size-complex="8pt"/>
    </style:style>
    <style:style style:name="T13_2" style:family="text">
      <style:text-properties fo:background-color="#2b2b2b" fo:color="#e8bf6a" fo:font-size="8pt" style:font-size-asian="8pt" style:font-size-complex="8pt"/>
    </style:style>
    <style:style style:name="T13_3" style:family="text">
      <style:text-properties fo:background-color="#2b2b2b" fo:color="#e8bf6a" fo:font-size="8pt" style:font-size-asian="8pt" style:font-size-complex="8pt"/>
    </style:style>
    <style:style style:name="T13_4" style:family="text">
      <style:text-properties fo:background-color="#2b2b2b" fo:color="#bababa" fo:font-size="8pt" style:font-size-asian="8pt" style:font-size-complex="8pt"/>
    </style:style>
    <style:style style:name="T13_5" style:family="text">
      <style:text-properties fo:background-color="#2b2b2b" fo:color="#a5c261" fo:font-size="8pt" style:font-size-asian="8pt" style:font-size-complex="8pt"/>
    </style:style>
    <style:style style:name="T13_6" style:family="text">
      <style:text-properties fo:background-color="#2b2b2b" fo:color="#a5c261" fo:font-size="8pt" style:font-size-asian="8pt" style:font-size-complex="8pt"/>
    </style:style>
    <style:style style:name="T13_7" style:family="text">
      <style:text-properties fo:background-color="#2b2b2b" fo:color="#a5c261" fo:font-size="8pt" style:font-size-asian="8pt" style:font-size-complex="8pt"/>
    </style:style>
    <style:style style:name="T13_8" style:family="text">
      <style:text-properties fo:background-color="#2b2b2b" fo:color="#a5c261" fo:font-size="8pt" style:font-size-asian="8pt" style:font-size-complex="8pt"/>
    </style:style>
    <style:style style:name="T13_9" style:family="text">
      <style:text-properties fo:background-color="#2b2b2b" fo:color="#a5c261" fo:font-size="8pt" style:font-size-asian="8pt" style:font-size-complex="8pt"/>
    </style:style>
    <style:style style:name="T13_10" style:family="text">
      <style:text-properties fo:background-color="#2b2b2b" fo:color="#e8bf6a" fo:font-size="8pt" style:font-size-asian="8pt" style:font-size-complex="8pt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background-color="#2b2b2b" fo:color="#e8bf6a" fo:font-size="8pt" style:font-size-asian="8pt" style:font-size-complex="8pt"/>
    </style:style>
    <style:style style:name="T14_2" style:family="text">
      <style:text-properties fo:background-color="#2b2b2b" fo:color="#e8bf6a" fo:font-size="8pt" style:font-size-asian="8pt" style:font-size-complex="8pt"/>
    </style:style>
    <style:style style:name="T14_3" style:family="text">
      <style:text-properties fo:background-color="#2b2b2b" fo:color="#e8bf6a" fo:font-size="8pt" style:font-size-asian="8pt" style:font-size-complex="8pt"/>
    </style:style>
    <style:style style:name="T14_4" style:family="text">
      <style:text-properties fo:background-color="#2b2b2b" fo:color="#bababa" fo:font-size="8pt" style:font-size-asian="8pt" style:font-size-complex="8pt"/>
    </style:style>
    <style:style style:name="T14_5" style:family="text">
      <style:text-properties fo:background-color="#2b2b2b" fo:color="#a5c261" fo:font-size="8pt" style:font-size-asian="8pt" style:font-size-complex="8pt"/>
    </style:style>
    <style:style style:name="T14_6" style:family="text">
      <style:text-properties fo:background-color="#2b2b2b" fo:color="#a5c261" fo:font-size="8pt" style:font-size-asian="8pt" style:font-size-complex="8pt"/>
    </style:style>
    <style:style style:name="T14_7" style:family="text">
      <style:text-properties fo:background-color="#2b2b2b" fo:color="#a5c261" fo:font-size="8pt" style:font-size-asian="8pt" style:font-size-complex="8pt"/>
    </style:style>
    <style:style style:name="T14_8" style:family="text">
      <style:text-properties fo:background-color="#2b2b2b" fo:color="#e8bf6a" fo:font-size="8pt" style:font-size-asian="8pt" style:font-size-complex="8pt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background-color="#2b2b2b" fo:color="#e8bf6a" fo:font-size="8pt" style:font-size-asian="8pt" style:font-size-complex="8pt"/>
    </style:style>
    <style:style style:name="T15_2" style:family="text">
      <style:text-properties fo:background-color="#2b2b2b" fo:color="#e8bf6a" fo:font-size="8pt" style:font-size-asian="8pt" style:font-size-complex="8pt"/>
    </style:style>
    <style:style style:name="T15_3" style:family="text">
      <style:text-properties fo:background-color="#2b2b2b" fo:color="#e8bf6a" fo:font-size="8pt" style:font-size-asian="8pt" style:font-size-complex="8pt"/>
    </style:style>
    <style:style style:name="T15_4" style:family="text">
      <style:text-properties fo:background-color="#2b2b2b" fo:color="#bababa" fo:font-size="8pt" style:font-size-asian="8pt" style:font-size-complex="8pt"/>
    </style:style>
    <style:style style:name="T15_5" style:family="text">
      <style:text-properties fo:background-color="#2b2b2b" fo:color="#a5c261" fo:font-size="8pt" style:font-size-asian="8pt" style:font-size-complex="8pt"/>
    </style:style>
    <style:style style:name="T15_6" style:family="text">
      <style:text-properties fo:background-color="#2b2b2b" fo:color="#a5c261" fo:font-size="8pt" style:font-size-asian="8pt" style:font-size-complex="8pt"/>
    </style:style>
    <style:style style:name="T15_7" style:family="text">
      <style:text-properties fo:background-color="#2b2b2b" fo:color="#a5c261" fo:font-size="8pt" style:font-size-asian="8pt" style:font-size-complex="8pt"/>
    </style:style>
    <style:style style:name="T15_8" style:family="text">
      <style:text-properties fo:background-color="#2b2b2b" fo:color="#e8bf6a" fo:font-size="8pt" style:font-size-asian="8pt" style:font-size-complex="8pt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background-color="#2b2b2b" fo:color="#e8bf6a" fo:font-size="8pt" style:font-size-asian="8pt" style:font-size-complex="8pt"/>
    </style:style>
    <style:style style:name="T16_2" style:family="text">
      <style:text-properties fo:background-color="#2b2b2b" fo:color="#e8bf6a" fo:font-size="8pt" style:font-size-asian="8pt" style:font-size-complex="8pt"/>
    </style:style>
    <style:style style:name="T16_3" style:family="text">
      <style:text-properties fo:background-color="#2b2b2b" fo:color="#e8bf6a" fo:font-size="8pt" style:font-size-asian="8pt" style:font-size-complex="8pt"/>
    </style:style>
    <style:style style:name="T16_4" style:family="text">
      <style:text-properties fo:background-color="#2b2b2b" fo:color="#bababa" fo:font-size="8pt" style:font-size-asian="8pt" style:font-size-complex="8pt"/>
    </style:style>
    <style:style style:name="T16_5" style:family="text">
      <style:text-properties fo:background-color="#2b2b2b" fo:color="#a5c261" fo:font-size="8pt" style:font-size-asian="8pt" style:font-size-complex="8pt"/>
    </style:style>
    <style:style style:name="T16_6" style:family="text">
      <style:text-properties fo:background-color="#2b2b2b" fo:color="#a5c261" fo:font-size="8pt" style:font-size-asian="8pt" style:font-size-complex="8pt"/>
    </style:style>
    <style:style style:name="T16_7" style:family="text">
      <style:text-properties fo:background-color="#2b2b2b" fo:color="#a5c261" fo:font-size="8pt" style:font-size-asian="8pt" style:font-size-complex="8pt"/>
    </style:style>
    <style:style style:name="T16_8" style:family="text">
      <style:text-properties fo:background-color="#2b2b2b" fo:color="#e8bf6a" fo:font-size="8pt" style:font-size-asian="8pt" style:font-size-complex="8pt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background-color="#2b2b2b" fo:color="#e8bf6a" fo:font-size="8pt" style:font-size-asian="8pt" style:font-size-complex="8pt"/>
    </style:style>
    <style:style style:name="T17_2" style:family="text">
      <style:text-properties fo:background-color="#2b2b2b" fo:color="#e8bf6a" fo:font-size="8pt" style:font-size-asian="8pt" style:font-size-complex="8pt"/>
    </style:style>
    <style:style style:name="T17_3" style:family="text">
      <style:text-properties fo:background-color="#2b2b2b" fo:color="#e8bf6a" fo:font-size="8pt" style:font-size-asian="8pt" style:font-size-complex="8pt"/>
    </style:style>
    <style:style style:name="T17_4" style:family="text">
      <style:text-properties fo:background-color="#2b2b2b" fo:color="#ff0000" fo:font-size="8pt" style:font-size-asian="8pt" style:font-size-complex="8pt"/>
    </style:style>
    <style:style style:name="T17_5" style:family="text">
      <style:text-properties fo:background-color="#2b2b2b" fo:color="#ff0000" fo:font-size="8pt" style:font-size-asian="8pt" style:font-size-complex="8pt"/>
    </style:style>
    <style:style style:name="T17_6" style:family="text">
      <style:text-properties fo:background-color="#2b2b2b" fo:color="#ff0000" fo:font-size="8pt" style:font-size-asian="8pt" style:font-size-complex="8pt"/>
    </style:style>
    <style:style style:name="T17_7" style:family="text">
      <style:text-properties fo:background-color="#2b2b2b" fo:color="#ff0000" fo:font-size="8pt" style:font-size-asian="8pt" style:font-size-complex="8pt"/>
    </style:style>
    <style:style style:name="T17_8" style:family="text">
      <style:text-properties fo:background-color="#2b2b2b" fo:color="#ff0000" fo:font-size="8pt" style:font-size-asian="8pt" style:font-size-complex="8pt"/>
    </style:style>
    <style:style style:name="T17_9" style:family="text">
      <style:text-properties fo:background-color="#2b2b2b" fo:color="#ff0000" fo:font-size="8pt" style:font-size-asian="8pt" style:font-size-complex="8pt"/>
    </style:style>
    <style:style style:name="T17_10" style:family="text">
      <style:text-properties fo:background-color="#2b2b2b" fo:color="#e8bf6a" fo:font-size="8pt" style:font-size-asian="8pt" style:font-size-complex="8pt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background-color="#2b2b2b" fo:color="#e8bf6a" fo:font-size="8pt" style:font-size-asian="8pt" style:font-size-complex="8pt"/>
    </style:style>
    <style:style style:name="T18_2" style:family="text">
      <style:text-properties fo:background-color="#2b2b2b" fo:color="#e8bf6a" fo:font-size="8pt" style:font-size-asian="8pt" style:font-size-complex="8pt"/>
    </style:style>
    <style:style style:name="T18_3" style:family="text">
      <style:text-properties fo:background-color="#2b2b2b" fo:color="#e8bf6a" fo:font-size="8pt" style:font-size-asian="8pt" style:font-size-complex="8pt"/>
    </style:style>
    <style:style style:name="T18_4" style:family="text">
      <style:text-properties fo:background-color="#2b2b2b" fo:color="#ff0000" fo:font-size="8pt" style:font-size-asian="8pt" style:font-size-complex="8pt"/>
    </style:style>
    <style:style style:name="T18_5" style:family="text">
      <style:text-properties fo:background-color="#2b2b2b" fo:color="#ff0000" fo:font-size="8pt" style:font-size-asian="8pt" style:font-size-complex="8pt"/>
    </style:style>
    <style:style style:name="T18_6" style:family="text">
      <style:text-properties fo:background-color="#2b2b2b" fo:color="#ff0000" fo:font-size="8pt" style:font-size-asian="8pt" style:font-size-complex="8pt"/>
    </style:style>
    <style:style style:name="T18_7" style:family="text">
      <style:text-properties fo:background-color="#2b2b2b" fo:color="#ff0000" fo:font-size="8pt" style:font-size-asian="8pt" style:font-size-complex="8pt"/>
    </style:style>
    <style:style style:name="T18_8" style:family="text">
      <style:text-properties fo:background-color="#2b2b2b" fo:color="#e8bf6a" fo:font-size="8pt" style:font-size-asian="8pt" style:font-size-complex="8pt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background-color="#2b2b2b" fo:color="#e8bf6a" fo:font-size="8pt" style:font-size-asian="8pt" style:font-size-complex="8pt"/>
    </style:style>
    <style:style style:name="T19_2" style:family="text">
      <style:text-properties fo:background-color="#2b2b2b" fo:color="#e8bf6a" fo:font-size="8pt" style:font-size-asian="8pt" style:font-size-complex="8pt"/>
    </style:style>
    <style:style style:name="T19_3" style:family="text">
      <style:text-properties fo:background-color="#2b2b2b" fo:color="#e8bf6a" fo:font-size="8pt" style:font-size-asian="8pt" style:font-size-complex="8pt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background-color="#2b2b2b" fo:color="#e8bf6a" fo:font-size="8pt" style:font-size-asian="8pt" style:font-size-complex="8pt"/>
    </style:style>
    <style:style style:name="T20_2" style:family="text">
      <style:text-properties fo:background-color="#2b2b2b" fo:color="#e8bf6a" fo:font-size="8pt" style:font-size-asian="8pt" style:font-size-complex="8pt"/>
    </style:style>
    <style:style style:name="T20_3" style:family="text">
      <style:text-properties fo:background-color="#2b2b2b" fo:color="#e8bf6a" fo:font-size="8pt" style:font-size-asian="8pt" style:font-size-complex="8pt"/>
    </style:style>
    <style:style style:name="T20_4" style:family="text">
      <style:text-properties fo:background-color="#2b2b2b" fo:color="#ff0000" fo:font-size="8pt" style:font-size-asian="8pt" style:font-size-complex="8pt"/>
    </style:style>
    <style:style style:name="T20_5" style:family="text">
      <style:text-properties fo:background-color="#2b2b2b" fo:color="#ff0000" fo:font-size="8pt" style:font-size-asian="8pt" style:font-size-complex="8pt"/>
    </style:style>
    <style:style style:name="T20_6" style:family="text">
      <style:text-properties fo:background-color="#2b2b2b" fo:color="#ff0000" fo:font-size="8pt" style:font-size-asian="8pt" style:font-size-complex="8pt"/>
    </style:style>
    <style:style style:name="T20_7" style:family="text">
      <style:text-properties fo:background-color="#2b2b2b" fo:color="#ff0000" fo:font-size="8pt" style:font-size-asian="8pt" style:font-size-complex="8pt"/>
    </style:style>
    <style:style style:name="T20_8" style:family="text">
      <style:text-properties fo:background-color="#2b2b2b" fo:color="#e8bf6a" fo:font-size="8pt" style:font-size-asian="8pt" style:font-size-complex="8pt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background-color="#2b2b2b" fo:color="#e8bf6a" fo:font-size="8pt" style:font-size-asian="8pt" style:font-size-complex="8pt"/>
    </style:style>
    <style:style style:name="T21_2" style:family="text">
      <style:text-properties fo:background-color="#2b2b2b" fo:color="#e8bf6a" fo:font-size="8pt" style:font-size-asian="8pt" style:font-size-complex="8pt"/>
    </style:style>
    <style:style style:name="T21_3" style:family="text">
      <style:text-properties fo:background-color="#2b2b2b" fo:color="#e8bf6a" fo:font-size="8pt" style:font-size-asian="8pt" style:font-size-complex="8pt"/>
    </style:style>
    <style:style style:name="T21_4" style:family="text">
      <style:text-properties fo:background-color="#2b2b2b" fo:color="#ff0000" fo:font-size="8pt" style:font-size-asian="8pt" style:font-size-complex="8pt"/>
    </style:style>
    <style:style style:name="T21_5" style:family="text">
      <style:text-properties fo:background-color="#2b2b2b" fo:color="#ff0000" fo:font-size="8pt" style:font-size-asian="8pt" style:font-size-complex="8pt"/>
    </style:style>
    <style:style style:name="T21_6" style:family="text">
      <style:text-properties fo:background-color="#2b2b2b" fo:color="#a5c261" fo:font-size="8pt" style:font-size-asian="8pt" style:font-size-complex="8pt"/>
    </style:style>
    <style:style style:name="T21_7" style:family="text">
      <style:text-properties fo:background-color="#2b2b2b" fo:color="#ff0000" fo:font-size="8pt" style:font-size-asian="8pt" style:font-size-complex="8pt"/>
    </style:style>
    <style:style style:name="T21_8" style:family="text">
      <style:text-properties fo:background-color="#2b2b2b" fo:color="#ff0000" fo:font-size="8pt" style:font-size-asian="8pt" style:font-size-complex="8pt"/>
    </style:style>
    <style:style style:name="T21_9" style:family="text">
      <style:text-properties fo:background-color="#2b2b2b" fo:color="#a5c261" fo:font-size="8pt" style:font-size-asian="8pt" style:font-size-complex="8pt"/>
    </style:style>
    <style:style style:name="T21_10" style:family="text">
      <style:text-properties fo:background-color="#2b2b2b" fo:color="#bababa" fo:font-size="8pt" style:font-size-asian="8pt" style:font-size-complex="8pt"/>
    </style:style>
    <style:style style:name="T21_11" style:family="text">
      <style:text-properties fo:background-color="#2b2b2b" fo:color="#bababa" fo:font-size="8pt" style:font-size-asian="8pt" style:font-size-complex="8pt"/>
    </style:style>
    <style:style style:name="T21_12" style:family="text">
      <style:text-properties fo:background-color="#2b2b2b" fo:color="#bababa" fo:font-size="8pt" style:font-size-asian="8pt" style:font-size-complex="8pt"/>
    </style:style>
    <style:style style:name="T21_13" style:family="text">
      <style:text-properties fo:background-color="#2b2b2b" fo:color="#a5c261" fo:font-size="8pt" style:font-size-asian="8pt" style:font-size-complex="8pt"/>
    </style:style>
    <style:style style:name="T21_14" style:family="text">
      <style:text-properties fo:background-color="#2b2b2b" fo:color="#a5c261" fo:font-size="8pt" style:font-size-asian="8pt" style:font-size-complex="8pt"/>
    </style:style>
    <style:style style:name="T21_15" style:family="text">
      <style:text-properties fo:background-color="#2b2b2b" fo:color="#a5c261" fo:font-size="8pt" style:font-size-asian="8pt" style:font-size-complex="8pt"/>
    </style:style>
    <style:style style:name="T21_16" style:family="text">
      <style:text-properties fo:background-color="#2b2b2b" fo:color="#bababa" fo:font-size="8pt" style:font-size-asian="8pt" style:font-size-complex="8pt"/>
    </style:style>
    <style:style style:name="T21_17" style:family="text">
      <style:text-properties fo:background-color="#2b2b2b" fo:color="#bababa" fo:font-size="8pt" style:font-size-asian="8pt" style:font-size-complex="8pt"/>
    </style:style>
    <style:style style:name="T21_18" style:family="text">
      <style:text-properties fo:background-color="#2b2b2b" fo:color="#bababa" fo:font-size="8pt" style:font-size-asian="8pt" style:font-size-complex="8pt"/>
    </style:style>
    <style:style style:name="T21_19" style:family="text">
      <style:text-properties fo:background-color="#2b2b2b" fo:color="#a5c261" fo:font-size="8pt" style:font-size-asian="8pt" style:font-size-complex="8pt"/>
    </style:style>
    <style:style style:name="T21_20" style:family="text">
      <style:text-properties fo:background-color="#2b2b2b" fo:color="#a5c261" fo:font-size="8pt" style:font-size-asian="8pt" style:font-size-complex="8pt"/>
    </style:style>
    <style:style style:name="T21_21" style:family="text">
      <style:text-properties fo:background-color="#2b2b2b" fo:color="#a5c261" fo:font-size="8pt" style:font-size-asian="8pt" style:font-size-complex="8pt"/>
    </style:style>
    <style:style style:name="T21_22" style:family="text">
      <style:text-properties fo:background-color="#2b2b2b" fo:color="#bababa" fo:font-size="8pt" style:font-size-asian="8pt" style:font-size-complex="8pt"/>
    </style:style>
    <style:style style:name="T21_23" style:family="text">
      <style:text-properties fo:background-color="#2b2b2b" fo:color="#bababa" fo:font-size="8pt" style:font-size-asian="8pt" style:font-size-complex="8pt"/>
    </style:style>
    <style:style style:name="T21_24" style:family="text">
      <style:text-properties fo:background-color="#2b2b2b" fo:color="#bababa" fo:font-size="8pt" style:font-size-asian="8pt" style:font-size-complex="8pt"/>
    </style:style>
    <style:style style:name="T21_25" style:family="text">
      <style:text-properties fo:background-color="#2b2b2b" fo:color="#a5c261" fo:font-size="8pt" style:font-size-asian="8pt" style:font-size-complex="8pt"/>
    </style:style>
    <style:style style:name="T21_26" style:family="text">
      <style:text-properties fo:background-color="#2b2b2b" fo:color="#bababa" fo:font-size="8pt" style:font-size-asian="8pt" style:font-size-complex="8pt"/>
    </style:style>
    <style:style style:name="T21_27" style:family="text">
      <style:text-properties fo:background-color="#2b2b2b" fo:color="#bababa" fo:font-size="8pt" style:font-size-asian="8pt" style:font-size-complex="8pt"/>
    </style:style>
    <style:style style:name="T21_28" style:family="text">
      <style:text-properties fo:background-color="#2b2b2b" fo:color="#bababa" fo:font-size="8pt" style:font-size-asian="8pt" style:font-size-complex="8pt"/>
    </style:style>
    <style:style style:name="T21_29" style:family="text">
      <style:text-properties fo:background-color="#2b2b2b" fo:color="#a5c261" fo:font-size="8pt" style:font-size-asian="8pt" style:font-size-complex="8pt"/>
    </style:style>
    <style:style style:name="T21_30" style:family="text">
      <style:text-properties fo:background-color="#2b2b2b" fo:color="#bababa" fo:font-size="8pt" style:font-size-asian="8pt" style:font-size-complex="8pt"/>
    </style:style>
    <style:style style:name="T21_31" style:family="text">
      <style:text-properties fo:background-color="#2b2b2b" fo:color="#bababa" fo:font-size="8pt" style:font-size-asian="8pt" style:font-size-complex="8pt"/>
    </style:style>
    <style:style style:name="T21_32" style:family="text">
      <style:text-properties fo:background-color="#2b2b2b" fo:color="#bababa" fo:font-size="8pt" style:font-size-asian="8pt" style:font-size-complex="8pt"/>
    </style:style>
    <style:style style:name="T21_33" style:family="text">
      <style:text-properties fo:background-color="#2b2b2b" fo:color="#a5c261" fo:font-size="8pt" style:font-size-asian="8pt" style:font-size-complex="8pt"/>
    </style:style>
    <style:style style:name="T21_34" style:family="text">
      <style:text-properties fo:background-color="#2b2b2b" fo:color="#bababa" fo:font-size="8pt" style:font-size-asian="8pt" style:font-size-complex="8pt"/>
    </style:style>
    <style:style style:name="T21_35" style:family="text">
      <style:text-properties fo:background-color="#2b2b2b" fo:color="#bababa" fo:font-size="8pt" style:font-size-asian="8pt" style:font-size-complex="8pt"/>
    </style:style>
    <style:style style:name="T21_36" style:family="text">
      <style:text-properties fo:background-color="#2b2b2b" fo:color="#bababa" fo:font-size="8pt" style:font-size-asian="8pt" style:font-size-complex="8pt"/>
    </style:style>
    <style:style style:name="T21_37" style:family="text">
      <style:text-properties fo:background-color="#2b2b2b" fo:color="#a5c261" fo:font-size="8pt" style:font-size-asian="8pt" style:font-size-complex="8pt"/>
    </style:style>
    <style:style style:name="T21_38" style:family="text">
      <style:text-properties fo:background-color="#2b2b2b" fo:color="#bababa" fo:font-size="8pt" style:font-size-asian="8pt" style:font-size-complex="8pt"/>
    </style:style>
    <style:style style:name="T21_39" style:family="text">
      <style:text-properties fo:background-color="#2b2b2b" fo:color="#bababa" fo:font-size="8pt" style:font-size-asian="8pt" style:font-size-complex="8pt"/>
    </style:style>
    <style:style style:name="T21_40" style:family="text">
      <style:text-properties fo:background-color="#2b2b2b" fo:color="#bababa" fo:font-size="8pt" style:font-size-asian="8pt" style:font-size-complex="8pt"/>
    </style:style>
    <style:style style:name="T21_41" style:family="text">
      <style:text-properties fo:background-color="#2b2b2b" fo:color="#bababa" fo:font-size="8pt" style:font-size-asian="8pt" style:font-size-complex="8pt"/>
    </style:style>
    <style:style style:name="T21_42" style:family="text">
      <style:text-properties fo:background-color="#2b2b2b" fo:color="#bababa" fo:font-size="8pt" style:font-size-asian="8pt" style:font-size-complex="8pt"/>
    </style:style>
    <style:style style:name="T21_43" style:family="text">
      <style:text-properties fo:background-color="#2b2b2b" fo:color="#a5c261" fo:font-size="8pt" style:font-size-asian="8pt" style:font-size-complex="8pt"/>
    </style:style>
    <style:style style:name="T21_44" style:family="text">
      <style:text-properties fo:background-color="#2b2b2b" fo:color="#bababa" fo:font-size="8pt" style:font-size-asian="8pt" style:font-size-complex="8pt"/>
    </style:style>
    <style:style style:name="T21_45" style:family="text">
      <style:text-properties fo:background-color="#2b2b2b" fo:color="#bababa" fo:font-size="8pt" style:font-size-asian="8pt" style:font-size-complex="8pt"/>
    </style:style>
    <style:style style:name="T21_46" style:family="text">
      <style:text-properties fo:background-color="#2b2b2b" fo:color="#bababa" fo:font-size="8pt" style:font-size-asian="8pt" style:font-size-complex="8pt"/>
    </style:style>
    <style:style style:name="T21_47" style:family="text">
      <style:text-properties fo:background-color="#2b2b2b" fo:color="#bababa" fo:font-size="8pt" style:font-size-asian="8pt" style:font-size-complex="8pt"/>
    </style:style>
    <style:style style:name="T21_48" style:family="text">
      <style:text-properties fo:background-color="#2b2b2b" fo:color="#bababa" fo:font-size="8pt" style:font-size-asian="8pt" style:font-size-complex="8pt"/>
    </style:style>
    <style:style style:name="T21_49" style:family="text">
      <style:text-properties fo:background-color="#2b2b2b" fo:color="#a5c261" fo:font-size="8pt" style:font-size-asian="8pt" style:font-size-complex="8pt"/>
    </style:style>
    <style:style style:name="T21_50" style:family="text">
      <style:text-properties fo:background-color="#2b2b2b" fo:color="#e8bf6a" fo:font-size="8pt" style:font-size-asian="8pt" style:font-size-complex="8pt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background-color="#2b2b2b" fo:color="#e8bf6a" fo:font-size="8pt" style:font-size-asian="8pt" style:font-size-complex="8pt"/>
    </style:style>
    <style:style style:name="T22_2" style:family="text">
      <style:text-properties fo:background-color="#2b2b2b" fo:color="#e8bf6a" fo:font-size="8pt" style:font-size-asian="8pt" style:font-size-complex="8pt"/>
    </style:style>
    <style:style style:name="T22_3" style:family="text">
      <style:text-properties fo:background-color="#2b2b2b" fo:color="#e8bf6a" fo:font-size="8pt" style:font-size-asian="8pt" style:font-size-complex="8pt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background-color="#2b2b2b" fo:color="#e8bf6a" fo:font-size="8pt" style:font-size-asian="8pt" style:font-size-complex="8pt"/>
    </style:style>
    <style:style style:name="T23_2" style:family="text">
      <style:text-properties fo:background-color="#2b2b2b" fo:color="#e8bf6a" fo:font-size="8pt" style:font-size-asian="8pt" style:font-size-complex="8pt"/>
    </style:style>
    <style:style style:name="T23_3" style:family="text">
      <style:text-properties fo:background-color="#2b2b2b" fo:color="#e8bf6a" fo:font-size="8pt" style:font-size-asian="8pt" style:font-size-complex="8pt"/>
    </style:style>
    <style:style style:name="T23_4" style:family="text">
      <style:text-properties fo:background-color="#2b2b2b" fo:color="#ff0000" fo:font-size="8pt" style:font-size-asian="8pt" style:font-size-complex="8pt"/>
    </style:style>
    <style:style style:name="T23_5" style:family="text">
      <style:text-properties fo:background-color="#2b2b2b" fo:color="#ff0000" fo:font-size="8pt" style:font-size-asian="8pt" style:font-size-complex="8pt"/>
    </style:style>
    <style:style style:name="T23_6" style:family="text">
      <style:text-properties fo:background-color="#2b2b2b" fo:color="#ff0000" fo:font-size="8pt" style:font-size-asian="8pt" style:font-size-complex="8pt"/>
    </style:style>
    <style:style style:name="T23_7" style:family="text">
      <style:text-properties fo:background-color="#2b2b2b" fo:color="#ff0000" fo:font-size="8pt" style:font-size-asian="8pt" style:font-size-complex="8pt"/>
    </style:style>
    <style:style style:name="T23_8" style:family="text">
      <style:text-properties fo:background-color="#2b2b2b" fo:color="#e8bf6a" fo:font-size="8pt" style:font-size-asian="8pt" style:font-size-complex="8pt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background-color="#2b2b2b" fo:color="#e8bf6a" fo:font-size="8pt" style:font-size-asian="8pt" style:font-size-complex="8pt"/>
    </style:style>
    <style:style style:name="T24_2" style:family="text">
      <style:text-properties fo:background-color="#2b2b2b" fo:color="#e8bf6a" fo:font-size="8pt" style:font-size-asian="8pt" style:font-size-complex="8pt"/>
    </style:style>
    <style:style style:name="T24_3" style:family="text">
      <style:text-properties fo:background-color="#2b2b2b" fo:color="#e8bf6a" fo:font-size="8pt" style:font-size-asian="8pt" style:font-size-complex="8pt"/>
    </style:style>
    <style:style style:name="T24_4" style:family="text">
      <style:text-properties fo:background-color="#2b2b2b" fo:color="#ff0000" fo:font-size="8pt" style:font-size-asian="8pt" style:font-size-complex="8pt"/>
    </style:style>
    <style:style style:name="T24_5" style:family="text">
      <style:text-properties fo:background-color="#2b2b2b" fo:color="#ff0000" fo:font-size="8pt" style:font-size-asian="8pt" style:font-size-complex="8pt"/>
    </style:style>
    <style:style style:name="T24_6" style:family="text">
      <style:text-properties fo:background-color="#2b2b2b" fo:color="#ff0000" fo:font-size="8pt" style:font-size-asian="8pt" style:font-size-complex="8pt"/>
    </style:style>
    <style:style style:name="T24_7" style:family="text">
      <style:text-properties fo:background-color="#2b2b2b" fo:color="#ff0000" fo:font-size="8pt" style:font-size-asian="8pt" style:font-size-complex="8pt"/>
    </style:style>
    <style:style style:name="T24_8" style:family="text">
      <style:text-properties fo:background-color="#2b2b2b" fo:color="#a5c261" fo:font-size="8pt" style:font-size-asian="8pt" style:font-size-complex="8pt"/>
    </style:style>
    <style:style style:name="T24_9" style:family="text">
      <style:text-properties fo:background-color="#2b2b2b" fo:color="#bababa" fo:font-size="8pt" style:font-size-asian="8pt" style:font-size-complex="8pt"/>
    </style:style>
    <style:style style:name="T24_10" style:family="text">
      <style:text-properties fo:background-color="#2b2b2b" fo:color="#bababa" fo:font-size="8pt" style:font-size-asian="8pt" style:font-size-complex="8pt"/>
    </style:style>
    <style:style style:name="T24_11" style:family="text">
      <style:text-properties fo:background-color="#2b2b2b" fo:color="#bababa" fo:font-size="8pt" style:font-size-asian="8pt" style:font-size-complex="8pt"/>
    </style:style>
    <style:style style:name="T24_12" style:family="text">
      <style:text-properties fo:background-color="#2b2b2b" fo:color="#a5c261" fo:font-size="8pt" style:font-size-asian="8pt" style:font-size-complex="8pt"/>
    </style:style>
    <style:style style:name="T24_13" style:family="text">
      <style:text-properties fo:background-color="#2b2b2b" fo:color="#a5c261" fo:font-size="8pt" style:font-size-asian="8pt" style:font-size-complex="8pt"/>
    </style:style>
    <style:style style:name="T24_14" style:family="text">
      <style:text-properties fo:background-color="#2b2b2b" fo:color="#a5c261" fo:font-size="8pt" style:font-size-asian="8pt" style:font-size-complex="8pt"/>
    </style:style>
    <style:style style:name="T24_15" style:family="text">
      <style:text-properties fo:background-color="#2b2b2b" fo:color="#bababa" fo:font-size="8pt" style:font-size-asian="8pt" style:font-size-complex="8pt"/>
    </style:style>
    <style:style style:name="T24_16" style:family="text">
      <style:text-properties fo:background-color="#2b2b2b" fo:color="#bababa" fo:font-size="8pt" style:font-size-asian="8pt" style:font-size-complex="8pt"/>
    </style:style>
    <style:style style:name="T24_17" style:family="text">
      <style:text-properties fo:background-color="#2b2b2b" fo:color="#bababa" fo:font-size="8pt" style:font-size-asian="8pt" style:font-size-complex="8pt"/>
    </style:style>
    <style:style style:name="T24_18" style:family="text">
      <style:text-properties fo:background-color="#2b2b2b" fo:color="#a5c261" fo:font-size="8pt" style:font-size-asian="8pt" style:font-size-complex="8pt"/>
    </style:style>
    <style:style style:name="T24_19" style:family="text">
      <style:text-properties fo:background-color="#2b2b2b" fo:color="#a5c261" fo:font-size="8pt" style:font-size-asian="8pt" style:font-size-complex="8pt"/>
    </style:style>
    <style:style style:name="T24_20" style:family="text">
      <style:text-properties fo:background-color="#2b2b2b" fo:color="#a5c261" fo:font-size="8pt" style:font-size-asian="8pt" style:font-size-complex="8pt"/>
    </style:style>
    <style:style style:name="T24_21" style:family="text">
      <style:text-properties fo:background-color="#2b2b2b" fo:color="#bababa" fo:font-size="8pt" style:font-size-asian="8pt" style:font-size-complex="8pt"/>
    </style:style>
    <style:style style:name="T24_22" style:family="text">
      <style:text-properties fo:background-color="#2b2b2b" fo:color="#bababa" fo:font-size="8pt" style:font-size-asian="8pt" style:font-size-complex="8pt"/>
    </style:style>
    <style:style style:name="T24_23" style:family="text">
      <style:text-properties fo:background-color="#2b2b2b" fo:color="#bababa" fo:font-size="8pt" style:font-size-asian="8pt" style:font-size-complex="8pt"/>
    </style:style>
    <style:style style:name="T24_24" style:family="text">
      <style:text-properties fo:background-color="#2b2b2b" fo:color="#a5c261" fo:font-size="8pt" style:font-size-asian="8pt" style:font-size-complex="8pt"/>
    </style:style>
    <style:style style:name="T24_25" style:family="text">
      <style:text-properties fo:background-color="#2b2b2b" fo:color="#bababa" fo:font-size="8pt" style:font-size-asian="8pt" style:font-size-complex="8pt"/>
    </style:style>
    <style:style style:name="T24_26" style:family="text">
      <style:text-properties fo:background-color="#2b2b2b" fo:color="#bababa" fo:font-size="8pt" style:font-size-asian="8pt" style:font-size-complex="8pt"/>
    </style:style>
    <style:style style:name="T24_27" style:family="text">
      <style:text-properties fo:background-color="#2b2b2b" fo:color="#bababa" fo:font-size="8pt" style:font-size-asian="8pt" style:font-size-complex="8pt"/>
    </style:style>
    <style:style style:name="T24_28" style:family="text">
      <style:text-properties fo:background-color="#2b2b2b" fo:color="#a5c261" fo:font-size="8pt" style:font-size-asian="8pt" style:font-size-complex="8pt"/>
    </style:style>
    <style:style style:name="T24_29" style:family="text">
      <style:text-properties fo:background-color="#2b2b2b" fo:color="#bababa" fo:font-size="8pt" style:font-size-asian="8pt" style:font-size-complex="8pt"/>
    </style:style>
    <style:style style:name="T24_30" style:family="text">
      <style:text-properties fo:background-color="#2b2b2b" fo:color="#bababa" fo:font-size="8pt" style:font-size-asian="8pt" style:font-size-complex="8pt"/>
    </style:style>
    <style:style style:name="T24_31" style:family="text">
      <style:text-properties fo:background-color="#2b2b2b" fo:color="#bababa" fo:font-size="8pt" style:font-size-asian="8pt" style:font-size-complex="8pt"/>
    </style:style>
    <style:style style:name="T24_32" style:family="text">
      <style:text-properties fo:background-color="#2b2b2b" fo:color="#a5c261" fo:font-size="8pt" style:font-size-asian="8pt" style:font-size-complex="8pt"/>
    </style:style>
    <style:style style:name="T24_33" style:family="text">
      <style:text-properties fo:background-color="#2b2b2b" fo:color="#bababa" fo:font-size="8pt" style:font-size-asian="8pt" style:font-size-complex="8pt"/>
    </style:style>
    <style:style style:name="T24_34" style:family="text">
      <style:text-properties fo:background-color="#2b2b2b" fo:color="#bababa" fo:font-size="8pt" style:font-size-asian="8pt" style:font-size-complex="8pt"/>
    </style:style>
    <style:style style:name="T24_35" style:family="text">
      <style:text-properties fo:background-color="#2b2b2b" fo:color="#bababa" fo:font-size="8pt" style:font-size-asian="8pt" style:font-size-complex="8pt"/>
    </style:style>
    <style:style style:name="T24_36" style:family="text">
      <style:text-properties fo:background-color="#2b2b2b" fo:color="#a5c261" fo:font-size="8pt" style:font-size-asian="8pt" style:font-size-complex="8pt"/>
    </style:style>
    <style:style style:name="T24_37" style:family="text">
      <style:text-properties fo:background-color="#2b2b2b" fo:color="#bababa" fo:font-size="8pt" style:font-size-asian="8pt" style:font-size-complex="8pt"/>
    </style:style>
    <style:style style:name="T24_38" style:family="text">
      <style:text-properties fo:background-color="#2b2b2b" fo:color="#bababa" fo:font-size="8pt" style:font-size-asian="8pt" style:font-size-complex="8pt"/>
    </style:style>
    <style:style style:name="T24_39" style:family="text">
      <style:text-properties fo:background-color="#2b2b2b" fo:color="#bababa" fo:font-size="8pt" style:font-size-asian="8pt" style:font-size-complex="8pt"/>
    </style:style>
    <style:style style:name="T24_40" style:family="text">
      <style:text-properties fo:background-color="#2b2b2b" fo:color="#bababa" fo:font-size="8pt" style:font-size-asian="8pt" style:font-size-complex="8pt"/>
    </style:style>
    <style:style style:name="T24_41" style:family="text">
      <style:text-properties fo:background-color="#2b2b2b" fo:color="#bababa" fo:font-size="8pt" style:font-size-asian="8pt" style:font-size-complex="8pt"/>
    </style:style>
    <style:style style:name="T24_42" style:family="text">
      <style:text-properties fo:background-color="#2b2b2b" fo:color="#a5c261" fo:font-size="8pt" style:font-size-asian="8pt" style:font-size-complex="8pt"/>
    </style:style>
    <style:style style:name="T24_43" style:family="text">
      <style:text-properties fo:background-color="#2b2b2b" fo:color="#a5c261" fo:font-size="8pt" style:font-size-asian="8pt" style:font-size-complex="8pt"/>
    </style:style>
    <style:style style:name="T24_44" style:family="text">
      <style:text-properties fo:background-color="#2b2b2b" fo:color="#a5c261" fo:font-size="8pt" style:font-size-asian="8pt" style:font-size-complex="8pt"/>
    </style:style>
    <style:style style:name="T24_45" style:family="text">
      <style:text-properties fo:background-color="#2b2b2b" fo:color="#bababa" fo:font-size="8pt" style:font-size-asian="8pt" style:font-size-complex="8pt"/>
    </style:style>
    <style:style style:name="T24_46" style:family="text">
      <style:text-properties fo:background-color="#2b2b2b" fo:color="#bababa" fo:font-size="8pt" style:font-size-asian="8pt" style:font-size-complex="8pt"/>
    </style:style>
    <style:style style:name="T24_47" style:family="text">
      <style:text-properties fo:background-color="#2b2b2b" fo:color="#bababa" fo:font-size="8pt" style:font-size-asian="8pt" style:font-size-complex="8pt"/>
    </style:style>
    <style:style style:name="T24_48" style:family="text">
      <style:text-properties fo:background-color="#2b2b2b" fo:color="#bababa" fo:font-size="8pt" style:font-size-asian="8pt" style:font-size-complex="8pt"/>
    </style:style>
    <style:style style:name="T24_49" style:family="text">
      <style:text-properties fo:background-color="#2b2b2b" fo:color="#bababa" fo:font-size="8pt" style:font-size-asian="8pt" style:font-size-complex="8pt"/>
    </style:style>
    <style:style style:name="T24_50" style:family="text">
      <style:text-properties fo:background-color="#2b2b2b" fo:color="#a5c261" fo:font-size="8pt" style:font-size-asian="8pt" style:font-size-complex="8pt"/>
    </style:style>
    <style:style style:name="T24_51" style:family="text">
      <style:text-properties fo:background-color="#2b2b2b" fo:color="#a5c261" fo:font-size="8pt" style:font-size-asian="8pt" style:font-size-complex="8pt"/>
    </style:style>
    <style:style style:name="T24_52" style:family="text">
      <style:text-properties fo:background-color="#2b2b2b" fo:color="#a5c261" fo:font-size="8pt" style:font-size-asian="8pt" style:font-size-complex="8pt"/>
    </style:style>
    <style:style style:name="T24_53" style:family="text">
      <style:text-properties fo:background-color="#2b2b2b" fo:color="#e8bf6a" fo:font-size="8pt" style:font-size-asian="8pt" style:font-size-complex="8pt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background-color="#2b2b2b" fo:color="#e8bf6a" fo:font-size="8pt" style:font-size-asian="8pt" style:font-size-complex="8pt"/>
    </style:style>
    <style:style style:name="T25_2" style:family="text">
      <style:text-properties fo:background-color="#2b2b2b" fo:color="#e8bf6a" fo:font-size="8pt" style:font-size-asian="8pt" style:font-size-complex="8pt"/>
    </style:style>
    <style:style style:name="T25_3" style:family="text">
      <style:text-properties fo:background-color="#2b2b2b" fo:color="#e8bf6a" fo:font-size="8pt" style:font-size-asian="8pt" style:font-size-complex="8pt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background-color="#2b2b2b" fo:color="#e8bf6a" fo:font-size="8pt" style:font-size-asian="8pt" style:font-size-complex="8pt"/>
    </style:style>
    <style:style style:name="T26_2" style:family="text">
      <style:text-properties fo:background-color="#2b2b2b" fo:color="#e8bf6a" fo:font-size="8pt" style:font-size-asian="8pt" style:font-size-complex="8pt"/>
    </style:style>
    <style:style style:name="T26_3" style:family="text">
      <style:text-properties fo:background-color="#2b2b2b" fo:color="#e8bf6a" fo:font-size="8pt" style:font-size-asian="8pt" style:font-size-complex="8pt"/>
    </style:style>
    <style:style style:name="T26_4" style:family="text">
      <style:text-properties fo:background-color="#2b2b2b" fo:color="#ff0000" fo:font-size="8pt" style:font-size-asian="8pt" style:font-size-complex="8pt"/>
    </style:style>
    <style:style style:name="T26_5" style:family="text">
      <style:text-properties fo:background-color="#2b2b2b" fo:color="#ff0000" fo:font-size="8pt" style:font-size-asian="8pt" style:font-size-complex="8pt"/>
    </style:style>
    <style:style style:name="T26_6" style:family="text">
      <style:text-properties fo:background-color="#2b2b2b" fo:color="#ff0000" fo:font-size="8pt" style:font-size-asian="8pt" style:font-size-complex="8pt"/>
    </style:style>
    <style:style style:name="T26_7" style:family="text">
      <style:text-properties fo:background-color="#2b2b2b" fo:color="#ff0000" fo:font-size="8pt" style:font-size-asian="8pt" style:font-size-complex="8pt"/>
    </style:style>
    <style:style style:name="T26_8" style:family="text">
      <style:text-properties fo:background-color="#2b2b2b" fo:color="#e8bf6a" fo:font-size="8pt" style:font-size-asian="8pt" style:font-size-complex="8pt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background-color="#2b2b2b" fo:color="#e8bf6a" fo:font-size="8pt" style:font-size-asian="8pt" style:font-size-complex="8pt"/>
    </style:style>
    <style:style style:name="T27_2" style:family="text">
      <style:text-properties fo:background-color="#2b2b2b" fo:color="#e8bf6a" fo:font-size="8pt" style:font-size-asian="8pt" style:font-size-complex="8pt"/>
    </style:style>
    <style:style style:name="T27_3" style:family="text">
      <style:text-properties fo:background-color="#2b2b2b" fo:color="#e8bf6a" fo:font-size="8pt" style:font-size-asian="8pt" style:font-size-complex="8pt"/>
    </style:style>
    <style:style style:name="T27_4" style:family="text">
      <style:text-properties fo:background-color="#2b2b2b" fo:color="#ff0000" fo:font-size="8pt" style:font-size-asian="8pt" style:font-size-complex="8pt"/>
    </style:style>
    <style:style style:name="T27_5" style:family="text">
      <style:text-properties fo:background-color="#2b2b2b" fo:color="#ff0000" fo:font-size="8pt" style:font-size-asian="8pt" style:font-size-complex="8pt"/>
    </style:style>
    <style:style style:name="T27_6" style:family="text">
      <style:text-properties fo:background-color="#2b2b2b" fo:color="#ff0000" fo:font-size="8pt" style:font-size-asian="8pt" style:font-size-complex="8pt"/>
    </style:style>
    <style:style style:name="T27_7" style:family="text">
      <style:text-properties fo:background-color="#2b2b2b" fo:color="#ff0000" fo:font-size="8pt" style:font-size-asian="8pt" style:font-size-complex="8pt"/>
    </style:style>
    <style:style style:name="T27_8" style:family="text">
      <style:text-properties fo:background-color="#2b2b2b" fo:color="#a5c261" fo:font-size="8pt" style:font-size-asian="8pt" style:font-size-complex="8pt"/>
    </style:style>
    <style:style style:name="T27_9" style:family="text">
      <style:text-properties fo:background-color="#2b2b2b" fo:color="#bababa" fo:font-size="8pt" style:font-size-asian="8pt" style:font-size-complex="8pt"/>
    </style:style>
    <style:style style:name="T27_10" style:family="text">
      <style:text-properties fo:background-color="#2b2b2b" fo:color="#bababa" fo:font-size="8pt" style:font-size-asian="8pt" style:font-size-complex="8pt"/>
    </style:style>
    <style:style style:name="T27_11" style:family="text">
      <style:text-properties fo:background-color="#2b2b2b" fo:color="#bababa" fo:font-size="8pt" style:font-size-asian="8pt" style:font-size-complex="8pt"/>
    </style:style>
    <style:style style:name="T27_12" style:family="text">
      <style:text-properties fo:background-color="#2b2b2b" fo:color="#a5c261" fo:font-size="8pt" style:font-size-asian="8pt" style:font-size-complex="8pt"/>
    </style:style>
    <style:style style:name="T27_13" style:family="text">
      <style:text-properties fo:background-color="#2b2b2b" fo:color="#a5c261" fo:font-size="8pt" style:font-size-asian="8pt" style:font-size-complex="8pt"/>
    </style:style>
    <style:style style:name="T27_14" style:family="text">
      <style:text-properties fo:background-color="#2b2b2b" fo:color="#a5c261" fo:font-size="8pt" style:font-size-asian="8pt" style:font-size-complex="8pt"/>
    </style:style>
    <style:style style:name="T27_15" style:family="text">
      <style:text-properties fo:background-color="#2b2b2b" fo:color="#bababa" fo:font-size="8pt" style:font-size-asian="8pt" style:font-size-complex="8pt"/>
    </style:style>
    <style:style style:name="T27_16" style:family="text">
      <style:text-properties fo:background-color="#2b2b2b" fo:color="#bababa" fo:font-size="8pt" style:font-size-asian="8pt" style:font-size-complex="8pt"/>
    </style:style>
    <style:style style:name="T27_17" style:family="text">
      <style:text-properties fo:background-color="#2b2b2b" fo:color="#bababa" fo:font-size="8pt" style:font-size-asian="8pt" style:font-size-complex="8pt"/>
    </style:style>
    <style:style style:name="T27_18" style:family="text">
      <style:text-properties fo:background-color="#2b2b2b" fo:color="#a5c261" fo:font-size="8pt" style:font-size-asian="8pt" style:font-size-complex="8pt"/>
    </style:style>
    <style:style style:name="T27_19" style:family="text">
      <style:text-properties fo:background-color="#2b2b2b" fo:color="#a5c261" fo:font-size="8pt" style:font-size-asian="8pt" style:font-size-complex="8pt"/>
    </style:style>
    <style:style style:name="T27_20" style:family="text">
      <style:text-properties fo:background-color="#2b2b2b" fo:color="#a5c261" fo:font-size="8pt" style:font-size-asian="8pt" style:font-size-complex="8pt"/>
    </style:style>
    <style:style style:name="T27_21" style:family="text">
      <style:text-properties fo:background-color="#2b2b2b" fo:color="#bababa" fo:font-size="8pt" style:font-size-asian="8pt" style:font-size-complex="8pt"/>
    </style:style>
    <style:style style:name="T27_22" style:family="text">
      <style:text-properties fo:background-color="#2b2b2b" fo:color="#bababa" fo:font-size="8pt" style:font-size-asian="8pt" style:font-size-complex="8pt"/>
    </style:style>
    <style:style style:name="T27_23" style:family="text">
      <style:text-properties fo:background-color="#2b2b2b" fo:color="#bababa" fo:font-size="8pt" style:font-size-asian="8pt" style:font-size-complex="8pt"/>
    </style:style>
    <style:style style:name="T27_24" style:family="text">
      <style:text-properties fo:background-color="#2b2b2b" fo:color="#a5c261" fo:font-size="8pt" style:font-size-asian="8pt" style:font-size-complex="8pt"/>
    </style:style>
    <style:style style:name="T27_25" style:family="text">
      <style:text-properties fo:background-color="#2b2b2b" fo:color="#bababa" fo:font-size="8pt" style:font-size-asian="8pt" style:font-size-complex="8pt"/>
    </style:style>
    <style:style style:name="T27_26" style:family="text">
      <style:text-properties fo:background-color="#2b2b2b" fo:color="#bababa" fo:font-size="8pt" style:font-size-asian="8pt" style:font-size-complex="8pt"/>
    </style:style>
    <style:style style:name="T27_27" style:family="text">
      <style:text-properties fo:background-color="#2b2b2b" fo:color="#bababa" fo:font-size="8pt" style:font-size-asian="8pt" style:font-size-complex="8pt"/>
    </style:style>
    <style:style style:name="T27_28" style:family="text">
      <style:text-properties fo:background-color="#2b2b2b" fo:color="#a5c261" fo:font-size="8pt" style:font-size-asian="8pt" style:font-size-complex="8pt"/>
    </style:style>
    <style:style style:name="T27_29" style:family="text">
      <style:text-properties fo:background-color="#2b2b2b" fo:color="#bababa" fo:font-size="8pt" style:font-size-asian="8pt" style:font-size-complex="8pt"/>
    </style:style>
    <style:style style:name="T27_30" style:family="text">
      <style:text-properties fo:background-color="#2b2b2b" fo:color="#bababa" fo:font-size="8pt" style:font-size-asian="8pt" style:font-size-complex="8pt"/>
    </style:style>
    <style:style style:name="T27_31" style:family="text">
      <style:text-properties fo:background-color="#2b2b2b" fo:color="#bababa" fo:font-size="8pt" style:font-size-asian="8pt" style:font-size-complex="8pt"/>
    </style:style>
    <style:style style:name="T27_32" style:family="text">
      <style:text-properties fo:background-color="#2b2b2b" fo:color="#a5c261" fo:font-size="8pt" style:font-size-asian="8pt" style:font-size-complex="8pt"/>
    </style:style>
    <style:style style:name="T27_33" style:family="text">
      <style:text-properties fo:background-color="#2b2b2b" fo:color="#bababa" fo:font-size="8pt" style:font-size-asian="8pt" style:font-size-complex="8pt"/>
    </style:style>
    <style:style style:name="T27_34" style:family="text">
      <style:text-properties fo:background-color="#2b2b2b" fo:color="#bababa" fo:font-size="8pt" style:font-size-asian="8pt" style:font-size-complex="8pt"/>
    </style:style>
    <style:style style:name="T27_35" style:family="text">
      <style:text-properties fo:background-color="#2b2b2b" fo:color="#bababa" fo:font-size="8pt" style:font-size-asian="8pt" style:font-size-complex="8pt"/>
    </style:style>
    <style:style style:name="T27_36" style:family="text">
      <style:text-properties fo:background-color="#2b2b2b" fo:color="#a5c261" fo:font-size="8pt" style:font-size-asian="8pt" style:font-size-complex="8pt"/>
    </style:style>
    <style:style style:name="T27_37" style:family="text">
      <style:text-properties fo:background-color="#2b2b2b" fo:color="#bababa" fo:font-size="8pt" style:font-size-asian="8pt" style:font-size-complex="8pt"/>
    </style:style>
    <style:style style:name="T27_38" style:family="text">
      <style:text-properties fo:background-color="#2b2b2b" fo:color="#bababa" fo:font-size="8pt" style:font-size-asian="8pt" style:font-size-complex="8pt"/>
    </style:style>
    <style:style style:name="T27_39" style:family="text">
      <style:text-properties fo:background-color="#2b2b2b" fo:color="#bababa" fo:font-size="8pt" style:font-size-asian="8pt" style:font-size-complex="8pt"/>
    </style:style>
    <style:style style:name="T27_40" style:family="text">
      <style:text-properties fo:background-color="#2b2b2b" fo:color="#bababa" fo:font-size="8pt" style:font-size-asian="8pt" style:font-size-complex="8pt"/>
    </style:style>
    <style:style style:name="T27_41" style:family="text">
      <style:text-properties fo:background-color="#2b2b2b" fo:color="#bababa" fo:font-size="8pt" style:font-size-asian="8pt" style:font-size-complex="8pt"/>
    </style:style>
    <style:style style:name="T27_42" style:family="text">
      <style:text-properties fo:background-color="#2b2b2b" fo:color="#a5c261" fo:font-size="8pt" style:font-size-asian="8pt" style:font-size-complex="8pt"/>
    </style:style>
    <style:style style:name="T27_43" style:family="text">
      <style:text-properties fo:background-color="#2b2b2b" fo:color="#a5c261" fo:font-size="8pt" style:font-size-asian="8pt" style:font-size-complex="8pt"/>
    </style:style>
    <style:style style:name="T27_44" style:family="text">
      <style:text-properties fo:background-color="#2b2b2b" fo:color="#a5c261" fo:font-size="8pt" style:font-size-asian="8pt" style:font-size-complex="8pt"/>
    </style:style>
    <style:style style:name="T27_45" style:family="text">
      <style:text-properties fo:background-color="#2b2b2b" fo:color="#bababa" fo:font-size="8pt" style:font-size-asian="8pt" style:font-size-complex="8pt"/>
    </style:style>
    <style:style style:name="T27_46" style:family="text">
      <style:text-properties fo:background-color="#2b2b2b" fo:color="#bababa" fo:font-size="8pt" style:font-size-asian="8pt" style:font-size-complex="8pt"/>
    </style:style>
    <style:style style:name="T27_47" style:family="text">
      <style:text-properties fo:background-color="#2b2b2b" fo:color="#bababa" fo:font-size="8pt" style:font-size-asian="8pt" style:font-size-complex="8pt"/>
    </style:style>
    <style:style style:name="T27_48" style:family="text">
      <style:text-properties fo:background-color="#2b2b2b" fo:color="#bababa" fo:font-size="8pt" style:font-size-asian="8pt" style:font-size-complex="8pt"/>
    </style:style>
    <style:style style:name="T27_49" style:family="text">
      <style:text-properties fo:background-color="#2b2b2b" fo:color="#bababa" fo:font-size="8pt" style:font-size-asian="8pt" style:font-size-complex="8pt"/>
    </style:style>
    <style:style style:name="T27_50" style:family="text">
      <style:text-properties fo:background-color="#2b2b2b" fo:color="#a5c261" fo:font-size="8pt" style:font-size-asian="8pt" style:font-size-complex="8pt"/>
    </style:style>
    <style:style style:name="T27_51" style:family="text">
      <style:text-properties fo:background-color="#2b2b2b" fo:color="#a5c261" fo:font-size="8pt" style:font-size-asian="8pt" style:font-size-complex="8pt"/>
    </style:style>
    <style:style style:name="T27_52" style:family="text">
      <style:text-properties fo:background-color="#2b2b2b" fo:color="#a5c261" fo:font-size="8pt" style:font-size-asian="8pt" style:font-size-complex="8pt"/>
    </style:style>
    <style:style style:name="T27_53" style:family="text">
      <style:text-properties fo:background-color="#2b2b2b" fo:color="#e8bf6a" fo:font-size="8pt" style:font-size-asian="8pt" style:font-size-complex="8pt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background-color="#2b2b2b" fo:color="#e8bf6a" fo:font-size="8pt" style:font-size-asian="8pt" style:font-size-complex="8pt"/>
    </style:style>
    <style:style style:name="T28_2" style:family="text">
      <style:text-properties fo:background-color="#2b2b2b" fo:color="#e8bf6a" fo:font-size="8pt" style:font-size-asian="8pt" style:font-size-complex="8pt"/>
    </style:style>
    <style:style style:name="T28_3" style:family="text">
      <style:text-properties fo:background-color="#2b2b2b" fo:color="#e8bf6a" fo:font-size="8pt" style:font-size-asian="8pt" style:font-size-complex="8pt"/>
    </style:style>
    <style:style style:name="T28_4" style:family="text">
      <style:text-properties fo:background-color="#2b2b2b" fo:color="#ff0000" fo:font-size="8pt" style:font-size-asian="8pt" style:font-size-complex="8pt"/>
    </style:style>
    <style:style style:name="T28_5" style:family="text">
      <style:text-properties fo:background-color="#2b2b2b" fo:color="#ff0000" fo:font-size="8pt" style:font-size-asian="8pt" style:font-size-complex="8pt"/>
    </style:style>
    <style:style style:name="T28_6" style:family="text">
      <style:text-properties fo:background-color="#2b2b2b" fo:color="#ff0000" fo:font-size="8pt" style:font-size-asian="8pt" style:font-size-complex="8pt"/>
    </style:style>
    <style:style style:name="T28_7" style:family="text">
      <style:text-properties fo:background-color="#2b2b2b" fo:color="#ff0000" fo:font-size="8pt" style:font-size-asian="8pt" style:font-size-complex="8pt"/>
    </style:style>
    <style:style style:name="T28_8" style:family="text">
      <style:text-properties fo:background-color="#2b2b2b" fo:color="#a5c261" fo:font-size="8pt" style:font-size-asian="8pt" style:font-size-complex="8pt"/>
    </style:style>
    <style:style style:name="T28_9" style:family="text">
      <style:text-properties fo:background-color="#2b2b2b" fo:color="#bababa" fo:font-size="8pt" style:font-size-asian="8pt" style:font-size-complex="8pt"/>
    </style:style>
    <style:style style:name="T28_10" style:family="text">
      <style:text-properties fo:background-color="#2b2b2b" fo:color="#bababa" fo:font-size="8pt" style:font-size-asian="8pt" style:font-size-complex="8pt"/>
    </style:style>
    <style:style style:name="T28_11" style:family="text">
      <style:text-properties fo:background-color="#2b2b2b" fo:color="#bababa" fo:font-size="8pt" style:font-size-asian="8pt" style:font-size-complex="8pt"/>
    </style:style>
    <style:style style:name="T28_12" style:family="text">
      <style:text-properties fo:background-color="#2b2b2b" fo:color="#a5c261" fo:font-size="8pt" style:font-size-asian="8pt" style:font-size-complex="8pt"/>
    </style:style>
    <style:style style:name="T28_13" style:family="text">
      <style:text-properties fo:background-color="#2b2b2b" fo:color="#a5c261" fo:font-size="8pt" style:font-size-asian="8pt" style:font-size-complex="8pt"/>
    </style:style>
    <style:style style:name="T28_14" style:family="text">
      <style:text-properties fo:background-color="#2b2b2b" fo:color="#a5c261" fo:font-size="8pt" style:font-size-asian="8pt" style:font-size-complex="8pt"/>
    </style:style>
    <style:style style:name="T28_15" style:family="text">
      <style:text-properties fo:background-color="#2b2b2b" fo:color="#bababa" fo:font-size="8pt" style:font-size-asian="8pt" style:font-size-complex="8pt"/>
    </style:style>
    <style:style style:name="T28_16" style:family="text">
      <style:text-properties fo:background-color="#2b2b2b" fo:color="#bababa" fo:font-size="8pt" style:font-size-asian="8pt" style:font-size-complex="8pt"/>
    </style:style>
    <style:style style:name="T28_17" style:family="text">
      <style:text-properties fo:background-color="#2b2b2b" fo:color="#bababa" fo:font-size="8pt" style:font-size-asian="8pt" style:font-size-complex="8pt"/>
    </style:style>
    <style:style style:name="T28_18" style:family="text">
      <style:text-properties fo:background-color="#2b2b2b" fo:color="#a5c261" fo:font-size="8pt" style:font-size-asian="8pt" style:font-size-complex="8pt"/>
    </style:style>
    <style:style style:name="T28_19" style:family="text">
      <style:text-properties fo:background-color="#2b2b2b" fo:color="#a5c261" fo:font-size="8pt" style:font-size-asian="8pt" style:font-size-complex="8pt"/>
    </style:style>
    <style:style style:name="T28_20" style:family="text">
      <style:text-properties fo:background-color="#2b2b2b" fo:color="#a5c261" fo:font-size="8pt" style:font-size-asian="8pt" style:font-size-complex="8pt"/>
    </style:style>
    <style:style style:name="T28_21" style:family="text">
      <style:text-properties fo:background-color="#2b2b2b" fo:color="#bababa" fo:font-size="8pt" style:font-size-asian="8pt" style:font-size-complex="8pt"/>
    </style:style>
    <style:style style:name="T28_22" style:family="text">
      <style:text-properties fo:background-color="#2b2b2b" fo:color="#bababa" fo:font-size="8pt" style:font-size-asian="8pt" style:font-size-complex="8pt"/>
    </style:style>
    <style:style style:name="T28_23" style:family="text">
      <style:text-properties fo:background-color="#2b2b2b" fo:color="#bababa" fo:font-size="8pt" style:font-size-asian="8pt" style:font-size-complex="8pt"/>
    </style:style>
    <style:style style:name="T28_24" style:family="text">
      <style:text-properties fo:background-color="#2b2b2b" fo:color="#a5c261" fo:font-size="8pt" style:font-size-asian="8pt" style:font-size-complex="8pt"/>
    </style:style>
    <style:style style:name="T28_25" style:family="text">
      <style:text-properties fo:background-color="#2b2b2b" fo:color="#bababa" fo:font-size="8pt" style:font-size-asian="8pt" style:font-size-complex="8pt"/>
    </style:style>
    <style:style style:name="T28_26" style:family="text">
      <style:text-properties fo:background-color="#2b2b2b" fo:color="#bababa" fo:font-size="8pt" style:font-size-asian="8pt" style:font-size-complex="8pt"/>
    </style:style>
    <style:style style:name="T28_27" style:family="text">
      <style:text-properties fo:background-color="#2b2b2b" fo:color="#bababa" fo:font-size="8pt" style:font-size-asian="8pt" style:font-size-complex="8pt"/>
    </style:style>
    <style:style style:name="T28_28" style:family="text">
      <style:text-properties fo:background-color="#2b2b2b" fo:color="#a5c261" fo:font-size="8pt" style:font-size-asian="8pt" style:font-size-complex="8pt"/>
    </style:style>
    <style:style style:name="T28_29" style:family="text">
      <style:text-properties fo:background-color="#2b2b2b" fo:color="#bababa" fo:font-size="8pt" style:font-size-asian="8pt" style:font-size-complex="8pt"/>
    </style:style>
    <style:style style:name="T28_30" style:family="text">
      <style:text-properties fo:background-color="#2b2b2b" fo:color="#bababa" fo:font-size="8pt" style:font-size-asian="8pt" style:font-size-complex="8pt"/>
    </style:style>
    <style:style style:name="T28_31" style:family="text">
      <style:text-properties fo:background-color="#2b2b2b" fo:color="#bababa" fo:font-size="8pt" style:font-size-asian="8pt" style:font-size-complex="8pt"/>
    </style:style>
    <style:style style:name="T28_32" style:family="text">
      <style:text-properties fo:background-color="#2b2b2b" fo:color="#a5c261" fo:font-size="8pt" style:font-size-asian="8pt" style:font-size-complex="8pt"/>
    </style:style>
    <style:style style:name="T28_33" style:family="text">
      <style:text-properties fo:background-color="#2b2b2b" fo:color="#bababa" fo:font-size="8pt" style:font-size-asian="8pt" style:font-size-complex="8pt"/>
    </style:style>
    <style:style style:name="T28_34" style:family="text">
      <style:text-properties fo:background-color="#2b2b2b" fo:color="#bababa" fo:font-size="8pt" style:font-size-asian="8pt" style:font-size-complex="8pt"/>
    </style:style>
    <style:style style:name="T28_35" style:family="text">
      <style:text-properties fo:background-color="#2b2b2b" fo:color="#bababa" fo:font-size="8pt" style:font-size-asian="8pt" style:font-size-complex="8pt"/>
    </style:style>
    <style:style style:name="T28_36" style:family="text">
      <style:text-properties fo:background-color="#2b2b2b" fo:color="#a5c261" fo:font-size="8pt" style:font-size-asian="8pt" style:font-size-complex="8pt"/>
    </style:style>
    <style:style style:name="T28_37" style:family="text">
      <style:text-properties fo:background-color="#2b2b2b" fo:color="#bababa" fo:font-size="8pt" style:font-size-asian="8pt" style:font-size-complex="8pt"/>
    </style:style>
    <style:style style:name="T28_38" style:family="text">
      <style:text-properties fo:background-color="#2b2b2b" fo:color="#bababa" fo:font-size="8pt" style:font-size-asian="8pt" style:font-size-complex="8pt"/>
    </style:style>
    <style:style style:name="T28_39" style:family="text">
      <style:text-properties fo:background-color="#2b2b2b" fo:color="#bababa" fo:font-size="8pt" style:font-size-asian="8pt" style:font-size-complex="8pt"/>
    </style:style>
    <style:style style:name="T28_40" style:family="text">
      <style:text-properties fo:background-color="#2b2b2b" fo:color="#bababa" fo:font-size="8pt" style:font-size-asian="8pt" style:font-size-complex="8pt"/>
    </style:style>
    <style:style style:name="T28_41" style:family="text">
      <style:text-properties fo:background-color="#2b2b2b" fo:color="#bababa" fo:font-size="8pt" style:font-size-asian="8pt" style:font-size-complex="8pt"/>
    </style:style>
    <style:style style:name="T28_42" style:family="text">
      <style:text-properties fo:background-color="#2b2b2b" fo:color="#a5c261" fo:font-size="8pt" style:font-size-asian="8pt" style:font-size-complex="8pt"/>
    </style:style>
    <style:style style:name="T28_43" style:family="text">
      <style:text-properties fo:background-color="#2b2b2b" fo:color="#a5c261" fo:font-size="8pt" style:font-size-asian="8pt" style:font-size-complex="8pt"/>
    </style:style>
    <style:style style:name="T28_44" style:family="text">
      <style:text-properties fo:background-color="#2b2b2b" fo:color="#a5c261" fo:font-size="8pt" style:font-size-asian="8pt" style:font-size-complex="8pt"/>
    </style:style>
    <style:style style:name="T28_45" style:family="text">
      <style:text-properties fo:background-color="#2b2b2b" fo:color="#bababa" fo:font-size="8pt" style:font-size-asian="8pt" style:font-size-complex="8pt"/>
    </style:style>
    <style:style style:name="T28_46" style:family="text">
      <style:text-properties fo:background-color="#2b2b2b" fo:color="#bababa" fo:font-size="8pt" style:font-size-asian="8pt" style:font-size-complex="8pt"/>
    </style:style>
    <style:style style:name="T28_47" style:family="text">
      <style:text-properties fo:background-color="#2b2b2b" fo:color="#bababa" fo:font-size="8pt" style:font-size-asian="8pt" style:font-size-complex="8pt"/>
    </style:style>
    <style:style style:name="T28_48" style:family="text">
      <style:text-properties fo:background-color="#2b2b2b" fo:color="#bababa" fo:font-size="8pt" style:font-size-asian="8pt" style:font-size-complex="8pt"/>
    </style:style>
    <style:style style:name="T28_49" style:family="text">
      <style:text-properties fo:background-color="#2b2b2b" fo:color="#bababa" fo:font-size="8pt" style:font-size-asian="8pt" style:font-size-complex="8pt"/>
    </style:style>
    <style:style style:name="T28_50" style:family="text">
      <style:text-properties fo:background-color="#2b2b2b" fo:color="#a5c261" fo:font-size="8pt" style:font-size-asian="8pt" style:font-size-complex="8pt"/>
    </style:style>
    <style:style style:name="T28_51" style:family="text">
      <style:text-properties fo:background-color="#2b2b2b" fo:color="#a5c261" fo:font-size="8pt" style:font-size-asian="8pt" style:font-size-complex="8pt"/>
    </style:style>
    <style:style style:name="T28_52" style:family="text">
      <style:text-properties fo:background-color="#2b2b2b" fo:color="#a5c261" fo:font-size="8pt" style:font-size-asian="8pt" style:font-size-complex="8pt"/>
    </style:style>
    <style:style style:name="T28_53" style:family="text">
      <style:text-properties fo:background-color="#2b2b2b" fo:color="#e8bf6a" fo:font-size="8pt" style:font-size-asian="8pt" style:font-size-complex="8pt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background-color="#2b2b2b" fo:color="#e8bf6a" fo:font-size="8pt" style:font-size-asian="8pt" style:font-size-complex="8pt"/>
    </style:style>
    <style:style style:name="T29_2" style:family="text">
      <style:text-properties fo:background-color="#2b2b2b" fo:color="#e8bf6a" fo:font-size="8pt" style:font-size-asian="8pt" style:font-size-complex="8pt"/>
    </style:style>
    <style:style style:name="T29_3" style:family="text">
      <style:text-properties fo:background-color="#2b2b2b" fo:color="#e8bf6a" fo:font-size="8pt" style:font-size-asian="8pt" style:font-size-complex="8pt"/>
    </style:style>
    <style:style style:name="T29_4" style:family="text">
      <style:text-properties fo:background-color="#2b2b2b" fo:color="#ff0000" fo:font-size="8pt" style:font-size-asian="8pt" style:font-size-complex="8pt"/>
    </style:style>
    <style:style style:name="T29_5" style:family="text">
      <style:text-properties fo:background-color="#2b2b2b" fo:color="#ff0000" fo:font-size="8pt" style:font-size-asian="8pt" style:font-size-complex="8pt"/>
    </style:style>
    <style:style style:name="T29_6" style:family="text">
      <style:text-properties fo:background-color="#2b2b2b" fo:color="#ff0000" fo:font-size="8pt" style:font-size-asian="8pt" style:font-size-complex="8pt"/>
    </style:style>
    <style:style style:name="T29_7" style:family="text">
      <style:text-properties fo:background-color="#2b2b2b" fo:color="#ff0000" fo:font-size="8pt" style:font-size-asian="8pt" style:font-size-complex="8pt"/>
    </style:style>
    <style:style style:name="T29_8" style:family="text">
      <style:text-properties fo:background-color="#2b2b2b" fo:color="#a5c261" fo:font-size="8pt" style:font-size-asian="8pt" style:font-size-complex="8pt"/>
    </style:style>
    <style:style style:name="T29_9" style:family="text">
      <style:text-properties fo:background-color="#2b2b2b" fo:color="#bababa" fo:font-size="8pt" style:font-size-asian="8pt" style:font-size-complex="8pt"/>
    </style:style>
    <style:style style:name="T29_10" style:family="text">
      <style:text-properties fo:background-color="#2b2b2b" fo:color="#bababa" fo:font-size="8pt" style:font-size-asian="8pt" style:font-size-complex="8pt"/>
    </style:style>
    <style:style style:name="T29_11" style:family="text">
      <style:text-properties fo:background-color="#2b2b2b" fo:color="#bababa" fo:font-size="8pt" style:font-size-asian="8pt" style:font-size-complex="8pt"/>
    </style:style>
    <style:style style:name="T29_12" style:family="text">
      <style:text-properties fo:background-color="#2b2b2b" fo:color="#a5c261" fo:font-size="8pt" style:font-size-asian="8pt" style:font-size-complex="8pt"/>
    </style:style>
    <style:style style:name="T29_13" style:family="text">
      <style:text-properties fo:background-color="#2b2b2b" fo:color="#a5c261" fo:font-size="8pt" style:font-size-asian="8pt" style:font-size-complex="8pt"/>
    </style:style>
    <style:style style:name="T29_14" style:family="text">
      <style:text-properties fo:background-color="#2b2b2b" fo:color="#a5c261" fo:font-size="8pt" style:font-size-asian="8pt" style:font-size-complex="8pt"/>
    </style:style>
    <style:style style:name="T29_15" style:family="text">
      <style:text-properties fo:background-color="#2b2b2b" fo:color="#bababa" fo:font-size="8pt" style:font-size-asian="8pt" style:font-size-complex="8pt"/>
    </style:style>
    <style:style style:name="T29_16" style:family="text">
      <style:text-properties fo:background-color="#2b2b2b" fo:color="#bababa" fo:font-size="8pt" style:font-size-asian="8pt" style:font-size-complex="8pt"/>
    </style:style>
    <style:style style:name="T29_17" style:family="text">
      <style:text-properties fo:background-color="#2b2b2b" fo:color="#bababa" fo:font-size="8pt" style:font-size-asian="8pt" style:font-size-complex="8pt"/>
    </style:style>
    <style:style style:name="T29_18" style:family="text">
      <style:text-properties fo:background-color="#2b2b2b" fo:color="#a5c261" fo:font-size="8pt" style:font-size-asian="8pt" style:font-size-complex="8pt"/>
    </style:style>
    <style:style style:name="T29_19" style:family="text">
      <style:text-properties fo:background-color="#2b2b2b" fo:color="#a5c261" fo:font-size="8pt" style:font-size-asian="8pt" style:font-size-complex="8pt"/>
    </style:style>
    <style:style style:name="T29_20" style:family="text">
      <style:text-properties fo:background-color="#2b2b2b" fo:color="#a5c261" fo:font-size="8pt" style:font-size-asian="8pt" style:font-size-complex="8pt"/>
    </style:style>
    <style:style style:name="T29_21" style:family="text">
      <style:text-properties fo:background-color="#2b2b2b" fo:color="#bababa" fo:font-size="8pt" style:font-size-asian="8pt" style:font-size-complex="8pt"/>
    </style:style>
    <style:style style:name="T29_22" style:family="text">
      <style:text-properties fo:background-color="#2b2b2b" fo:color="#bababa" fo:font-size="8pt" style:font-size-asian="8pt" style:font-size-complex="8pt"/>
    </style:style>
    <style:style style:name="T29_23" style:family="text">
      <style:text-properties fo:background-color="#2b2b2b" fo:color="#bababa" fo:font-size="8pt" style:font-size-asian="8pt" style:font-size-complex="8pt"/>
    </style:style>
    <style:style style:name="T29_24" style:family="text">
      <style:text-properties fo:background-color="#2b2b2b" fo:color="#a5c261" fo:font-size="8pt" style:font-size-asian="8pt" style:font-size-complex="8pt"/>
    </style:style>
    <style:style style:name="T29_25" style:family="text">
      <style:text-properties fo:background-color="#2b2b2b" fo:color="#bababa" fo:font-size="8pt" style:font-size-asian="8pt" style:font-size-complex="8pt"/>
    </style:style>
    <style:style style:name="T29_26" style:family="text">
      <style:text-properties fo:background-color="#2b2b2b" fo:color="#bababa" fo:font-size="8pt" style:font-size-asian="8pt" style:font-size-complex="8pt"/>
    </style:style>
    <style:style style:name="T29_27" style:family="text">
      <style:text-properties fo:background-color="#2b2b2b" fo:color="#bababa" fo:font-size="8pt" style:font-size-asian="8pt" style:font-size-complex="8pt"/>
    </style:style>
    <style:style style:name="T29_28" style:family="text">
      <style:text-properties fo:background-color="#2b2b2b" fo:color="#a5c261" fo:font-size="8pt" style:font-size-asian="8pt" style:font-size-complex="8pt"/>
    </style:style>
    <style:style style:name="T29_29" style:family="text">
      <style:text-properties fo:background-color="#2b2b2b" fo:color="#bababa" fo:font-size="8pt" style:font-size-asian="8pt" style:font-size-complex="8pt"/>
    </style:style>
    <style:style style:name="T29_30" style:family="text">
      <style:text-properties fo:background-color="#2b2b2b" fo:color="#bababa" fo:font-size="8pt" style:font-size-asian="8pt" style:font-size-complex="8pt"/>
    </style:style>
    <style:style style:name="T29_31" style:family="text">
      <style:text-properties fo:background-color="#2b2b2b" fo:color="#bababa" fo:font-size="8pt" style:font-size-asian="8pt" style:font-size-complex="8pt"/>
    </style:style>
    <style:style style:name="T29_32" style:family="text">
      <style:text-properties fo:background-color="#2b2b2b" fo:color="#a5c261" fo:font-size="8pt" style:font-size-asian="8pt" style:font-size-complex="8pt"/>
    </style:style>
    <style:style style:name="T29_33" style:family="text">
      <style:text-properties fo:background-color="#2b2b2b" fo:color="#bababa" fo:font-size="8pt" style:font-size-asian="8pt" style:font-size-complex="8pt"/>
    </style:style>
    <style:style style:name="T29_34" style:family="text">
      <style:text-properties fo:background-color="#2b2b2b" fo:color="#bababa" fo:font-size="8pt" style:font-size-asian="8pt" style:font-size-complex="8pt"/>
    </style:style>
    <style:style style:name="T29_35" style:family="text">
      <style:text-properties fo:background-color="#2b2b2b" fo:color="#bababa" fo:font-size="8pt" style:font-size-asian="8pt" style:font-size-complex="8pt"/>
    </style:style>
    <style:style style:name="T29_36" style:family="text">
      <style:text-properties fo:background-color="#2b2b2b" fo:color="#a5c261" fo:font-size="8pt" style:font-size-asian="8pt" style:font-size-complex="8pt"/>
    </style:style>
    <style:style style:name="T29_37" style:family="text">
      <style:text-properties fo:background-color="#2b2b2b" fo:color="#bababa" fo:font-size="8pt" style:font-size-asian="8pt" style:font-size-complex="8pt"/>
    </style:style>
    <style:style style:name="T29_38" style:family="text">
      <style:text-properties fo:background-color="#2b2b2b" fo:color="#bababa" fo:font-size="8pt" style:font-size-asian="8pt" style:font-size-complex="8pt"/>
    </style:style>
    <style:style style:name="T29_39" style:family="text">
      <style:text-properties fo:background-color="#2b2b2b" fo:color="#bababa" fo:font-size="8pt" style:font-size-asian="8pt" style:font-size-complex="8pt"/>
    </style:style>
    <style:style style:name="T29_40" style:family="text">
      <style:text-properties fo:background-color="#2b2b2b" fo:color="#bababa" fo:font-size="8pt" style:font-size-asian="8pt" style:font-size-complex="8pt"/>
    </style:style>
    <style:style style:name="T29_41" style:family="text">
      <style:text-properties fo:background-color="#2b2b2b" fo:color="#bababa" fo:font-size="8pt" style:font-size-asian="8pt" style:font-size-complex="8pt"/>
    </style:style>
    <style:style style:name="T29_42" style:family="text">
      <style:text-properties fo:background-color="#2b2b2b" fo:color="#a5c261" fo:font-size="8pt" style:font-size-asian="8pt" style:font-size-complex="8pt"/>
    </style:style>
    <style:style style:name="T29_43" style:family="text">
      <style:text-properties fo:background-color="#2b2b2b" fo:color="#a5c261" fo:font-size="8pt" style:font-size-asian="8pt" style:font-size-complex="8pt"/>
    </style:style>
    <style:style style:name="T29_44" style:family="text">
      <style:text-properties fo:background-color="#2b2b2b" fo:color="#a5c261" fo:font-size="8pt" style:font-size-asian="8pt" style:font-size-complex="8pt"/>
    </style:style>
    <style:style style:name="T29_45" style:family="text">
      <style:text-properties fo:background-color="#2b2b2b" fo:color="#bababa" fo:font-size="8pt" style:font-size-asian="8pt" style:font-size-complex="8pt"/>
    </style:style>
    <style:style style:name="T29_46" style:family="text">
      <style:text-properties fo:background-color="#2b2b2b" fo:color="#bababa" fo:font-size="8pt" style:font-size-asian="8pt" style:font-size-complex="8pt"/>
    </style:style>
    <style:style style:name="T29_47" style:family="text">
      <style:text-properties fo:background-color="#2b2b2b" fo:color="#bababa" fo:font-size="8pt" style:font-size-asian="8pt" style:font-size-complex="8pt"/>
    </style:style>
    <style:style style:name="T29_48" style:family="text">
      <style:text-properties fo:background-color="#2b2b2b" fo:color="#bababa" fo:font-size="8pt" style:font-size-asian="8pt" style:font-size-complex="8pt"/>
    </style:style>
    <style:style style:name="T29_49" style:family="text">
      <style:text-properties fo:background-color="#2b2b2b" fo:color="#bababa" fo:font-size="8pt" style:font-size-asian="8pt" style:font-size-complex="8pt"/>
    </style:style>
    <style:style style:name="T29_50" style:family="text">
      <style:text-properties fo:background-color="#2b2b2b" fo:color="#a5c261" fo:font-size="8pt" style:font-size-asian="8pt" style:font-size-complex="8pt"/>
    </style:style>
    <style:style style:name="T29_51" style:family="text">
      <style:text-properties fo:background-color="#2b2b2b" fo:color="#a5c261" fo:font-size="8pt" style:font-size-asian="8pt" style:font-size-complex="8pt"/>
    </style:style>
    <style:style style:name="T29_52" style:family="text">
      <style:text-properties fo:background-color="#2b2b2b" fo:color="#a5c261" fo:font-size="8pt" style:font-size-asian="8pt" style:font-size-complex="8pt"/>
    </style:style>
    <style:style style:name="T29_53" style:family="text">
      <style:text-properties fo:background-color="#2b2b2b" fo:color="#e8bf6a" fo:font-size="8pt" style:font-size-asian="8pt" style:font-size-complex="8pt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background-color="#2b2b2b" fo:color="#e8bf6a" fo:font-size="8pt" style:font-size-asian="8pt" style:font-size-complex="8pt"/>
    </style:style>
    <style:style style:name="T30_2" style:family="text">
      <style:text-properties fo:background-color="#2b2b2b" fo:color="#e8bf6a" fo:font-size="8pt" style:font-size-asian="8pt" style:font-size-complex="8pt"/>
    </style:style>
    <style:style style:name="T30_3" style:family="text">
      <style:text-properties fo:background-color="#2b2b2b" fo:color="#e8bf6a" fo:font-size="8pt" style:font-size-asian="8pt" style:font-size-complex="8pt"/>
    </style:style>
    <style:style style:name="T30_4" style:family="text">
      <style:text-properties fo:background-color="#2b2b2b" fo:color="#ff0000" fo:font-size="8pt" style:font-size-asian="8pt" style:font-size-complex="8pt"/>
    </style:style>
    <style:style style:name="T30_5" style:family="text">
      <style:text-properties fo:background-color="#2b2b2b" fo:color="#ff0000" fo:font-size="8pt" style:font-size-asian="8pt" style:font-size-complex="8pt"/>
    </style:style>
    <style:style style:name="T30_6" style:family="text">
      <style:text-properties fo:background-color="#2b2b2b" fo:color="#ff0000" fo:font-size="8pt" style:font-size-asian="8pt" style:font-size-complex="8pt"/>
    </style:style>
    <style:style style:name="T30_7" style:family="text">
      <style:text-properties fo:background-color="#2b2b2b" fo:color="#ff0000" fo:font-size="8pt" style:font-size-asian="8pt" style:font-size-complex="8pt"/>
    </style:style>
    <style:style style:name="T30_8" style:family="text">
      <style:text-properties fo:background-color="#2b2b2b" fo:color="#a5c261" fo:font-size="8pt" style:font-size-asian="8pt" style:font-size-complex="8pt"/>
    </style:style>
    <style:style style:name="T30_9" style:family="text">
      <style:text-properties fo:background-color="#2b2b2b" fo:color="#bababa" fo:font-size="8pt" style:font-size-asian="8pt" style:font-size-complex="8pt"/>
    </style:style>
    <style:style style:name="T30_10" style:family="text">
      <style:text-properties fo:background-color="#2b2b2b" fo:color="#bababa" fo:font-size="8pt" style:font-size-asian="8pt" style:font-size-complex="8pt"/>
    </style:style>
    <style:style style:name="T30_11" style:family="text">
      <style:text-properties fo:background-color="#2b2b2b" fo:color="#bababa" fo:font-size="8pt" style:font-size-asian="8pt" style:font-size-complex="8pt"/>
    </style:style>
    <style:style style:name="T30_12" style:family="text">
      <style:text-properties fo:background-color="#2b2b2b" fo:color="#a5c261" fo:font-size="8pt" style:font-size-asian="8pt" style:font-size-complex="8pt"/>
    </style:style>
    <style:style style:name="T30_13" style:family="text">
      <style:text-properties fo:background-color="#2b2b2b" fo:color="#a5c261" fo:font-size="8pt" style:font-size-asian="8pt" style:font-size-complex="8pt"/>
    </style:style>
    <style:style style:name="T30_14" style:family="text">
      <style:text-properties fo:background-color="#2b2b2b" fo:color="#a5c261" fo:font-size="8pt" style:font-size-asian="8pt" style:font-size-complex="8pt"/>
    </style:style>
    <style:style style:name="T30_15" style:family="text">
      <style:text-properties fo:background-color="#2b2b2b" fo:color="#bababa" fo:font-size="8pt" style:font-size-asian="8pt" style:font-size-complex="8pt"/>
    </style:style>
    <style:style style:name="T30_16" style:family="text">
      <style:text-properties fo:background-color="#2b2b2b" fo:color="#bababa" fo:font-size="8pt" style:font-size-asian="8pt" style:font-size-complex="8pt"/>
    </style:style>
    <style:style style:name="T30_17" style:family="text">
      <style:text-properties fo:background-color="#2b2b2b" fo:color="#bababa" fo:font-size="8pt" style:font-size-asian="8pt" style:font-size-complex="8pt"/>
    </style:style>
    <style:style style:name="T30_18" style:family="text">
      <style:text-properties fo:background-color="#2b2b2b" fo:color="#a5c261" fo:font-size="8pt" style:font-size-asian="8pt" style:font-size-complex="8pt"/>
    </style:style>
    <style:style style:name="T30_19" style:family="text">
      <style:text-properties fo:background-color="#2b2b2b" fo:color="#a5c261" fo:font-size="8pt" style:font-size-asian="8pt" style:font-size-complex="8pt"/>
    </style:style>
    <style:style style:name="T30_20" style:family="text">
      <style:text-properties fo:background-color="#2b2b2b" fo:color="#a5c261" fo:font-size="8pt" style:font-size-asian="8pt" style:font-size-complex="8pt"/>
    </style:style>
    <style:style style:name="T30_21" style:family="text">
      <style:text-properties fo:background-color="#2b2b2b" fo:color="#bababa" fo:font-size="8pt" style:font-size-asian="8pt" style:font-size-complex="8pt"/>
    </style:style>
    <style:style style:name="T30_22" style:family="text">
      <style:text-properties fo:background-color="#2b2b2b" fo:color="#bababa" fo:font-size="8pt" style:font-size-asian="8pt" style:font-size-complex="8pt"/>
    </style:style>
    <style:style style:name="T30_23" style:family="text">
      <style:text-properties fo:background-color="#2b2b2b" fo:color="#bababa" fo:font-size="8pt" style:font-size-asian="8pt" style:font-size-complex="8pt"/>
    </style:style>
    <style:style style:name="T30_24" style:family="text">
      <style:text-properties fo:background-color="#2b2b2b" fo:color="#a5c261" fo:font-size="8pt" style:font-size-asian="8pt" style:font-size-complex="8pt"/>
    </style:style>
    <style:style style:name="T30_25" style:family="text">
      <style:text-properties fo:background-color="#2b2b2b" fo:color="#bababa" fo:font-size="8pt" style:font-size-asian="8pt" style:font-size-complex="8pt"/>
    </style:style>
    <style:style style:name="T30_26" style:family="text">
      <style:text-properties fo:background-color="#2b2b2b" fo:color="#bababa" fo:font-size="8pt" style:font-size-asian="8pt" style:font-size-complex="8pt"/>
    </style:style>
    <style:style style:name="T30_27" style:family="text">
      <style:text-properties fo:background-color="#2b2b2b" fo:color="#bababa" fo:font-size="8pt" style:font-size-asian="8pt" style:font-size-complex="8pt"/>
    </style:style>
    <style:style style:name="T30_28" style:family="text">
      <style:text-properties fo:background-color="#2b2b2b" fo:color="#a5c261" fo:font-size="8pt" style:font-size-asian="8pt" style:font-size-complex="8pt"/>
    </style:style>
    <style:style style:name="T30_29" style:family="text">
      <style:text-properties fo:background-color="#2b2b2b" fo:color="#bababa" fo:font-size="8pt" style:font-size-asian="8pt" style:font-size-complex="8pt"/>
    </style:style>
    <style:style style:name="T30_30" style:family="text">
      <style:text-properties fo:background-color="#2b2b2b" fo:color="#bababa" fo:font-size="8pt" style:font-size-asian="8pt" style:font-size-complex="8pt"/>
    </style:style>
    <style:style style:name="T30_31" style:family="text">
      <style:text-properties fo:background-color="#2b2b2b" fo:color="#bababa" fo:font-size="8pt" style:font-size-asian="8pt" style:font-size-complex="8pt"/>
    </style:style>
    <style:style style:name="T30_32" style:family="text">
      <style:text-properties fo:background-color="#2b2b2b" fo:color="#a5c261" fo:font-size="8pt" style:font-size-asian="8pt" style:font-size-complex="8pt"/>
    </style:style>
    <style:style style:name="T30_33" style:family="text">
      <style:text-properties fo:background-color="#2b2b2b" fo:color="#bababa" fo:font-size="8pt" style:font-size-asian="8pt" style:font-size-complex="8pt"/>
    </style:style>
    <style:style style:name="T30_34" style:family="text">
      <style:text-properties fo:background-color="#2b2b2b" fo:color="#bababa" fo:font-size="8pt" style:font-size-asian="8pt" style:font-size-complex="8pt"/>
    </style:style>
    <style:style style:name="T30_35" style:family="text">
      <style:text-properties fo:background-color="#2b2b2b" fo:color="#bababa" fo:font-size="8pt" style:font-size-asian="8pt" style:font-size-complex="8pt"/>
    </style:style>
    <style:style style:name="T30_36" style:family="text">
      <style:text-properties fo:background-color="#2b2b2b" fo:color="#a5c261" fo:font-size="8pt" style:font-size-asian="8pt" style:font-size-complex="8pt"/>
    </style:style>
    <style:style style:name="T30_37" style:family="text">
      <style:text-properties fo:background-color="#2b2b2b" fo:color="#bababa" fo:font-size="8pt" style:font-size-asian="8pt" style:font-size-complex="8pt"/>
    </style:style>
    <style:style style:name="T30_38" style:family="text">
      <style:text-properties fo:background-color="#2b2b2b" fo:color="#bababa" fo:font-size="8pt" style:font-size-asian="8pt" style:font-size-complex="8pt"/>
    </style:style>
    <style:style style:name="T30_39" style:family="text">
      <style:text-properties fo:background-color="#2b2b2b" fo:color="#bababa" fo:font-size="8pt" style:font-size-asian="8pt" style:font-size-complex="8pt"/>
    </style:style>
    <style:style style:name="T30_40" style:family="text">
      <style:text-properties fo:background-color="#2b2b2b" fo:color="#bababa" fo:font-size="8pt" style:font-size-asian="8pt" style:font-size-complex="8pt"/>
    </style:style>
    <style:style style:name="T30_41" style:family="text">
      <style:text-properties fo:background-color="#2b2b2b" fo:color="#bababa" fo:font-size="8pt" style:font-size-asian="8pt" style:font-size-complex="8pt"/>
    </style:style>
    <style:style style:name="T30_42" style:family="text">
      <style:text-properties fo:background-color="#2b2b2b" fo:color="#a5c261" fo:font-size="8pt" style:font-size-asian="8pt" style:font-size-complex="8pt"/>
    </style:style>
    <style:style style:name="T30_43" style:family="text">
      <style:text-properties fo:background-color="#2b2b2b" fo:color="#a5c261" fo:font-size="8pt" style:font-size-asian="8pt" style:font-size-complex="8pt"/>
    </style:style>
    <style:style style:name="T30_44" style:family="text">
      <style:text-properties fo:background-color="#2b2b2b" fo:color="#a5c261" fo:font-size="8pt" style:font-size-asian="8pt" style:font-size-complex="8pt"/>
    </style:style>
    <style:style style:name="T30_45" style:family="text">
      <style:text-properties fo:background-color="#2b2b2b" fo:color="#bababa" fo:font-size="8pt" style:font-size-asian="8pt" style:font-size-complex="8pt"/>
    </style:style>
    <style:style style:name="T30_46" style:family="text">
      <style:text-properties fo:background-color="#2b2b2b" fo:color="#bababa" fo:font-size="8pt" style:font-size-asian="8pt" style:font-size-complex="8pt"/>
    </style:style>
    <style:style style:name="T30_47" style:family="text">
      <style:text-properties fo:background-color="#2b2b2b" fo:color="#bababa" fo:font-size="8pt" style:font-size-asian="8pt" style:font-size-complex="8pt"/>
    </style:style>
    <style:style style:name="T30_48" style:family="text">
      <style:text-properties fo:background-color="#2b2b2b" fo:color="#bababa" fo:font-size="8pt" style:font-size-asian="8pt" style:font-size-complex="8pt"/>
    </style:style>
    <style:style style:name="T30_49" style:family="text">
      <style:text-properties fo:background-color="#2b2b2b" fo:color="#bababa" fo:font-size="8pt" style:font-size-asian="8pt" style:font-size-complex="8pt"/>
    </style:style>
    <style:style style:name="T30_50" style:family="text">
      <style:text-properties fo:background-color="#2b2b2b" fo:color="#a5c261" fo:font-size="8pt" style:font-size-asian="8pt" style:font-size-complex="8pt"/>
    </style:style>
    <style:style style:name="T30_51" style:family="text">
      <style:text-properties fo:background-color="#2b2b2b" fo:color="#a5c261" fo:font-size="8pt" style:font-size-asian="8pt" style:font-size-complex="8pt"/>
    </style:style>
    <style:style style:name="T30_52" style:family="text">
      <style:text-properties fo:background-color="#2b2b2b" fo:color="#a5c261" fo:font-size="8pt" style:font-size-asian="8pt" style:font-size-complex="8pt"/>
    </style:style>
    <style:style style:name="T30_53" style:family="text">
      <style:text-properties fo:background-color="#2b2b2b" fo:color="#e8bf6a" fo:font-size="8pt" style:font-size-asian="8pt" style:font-size-complex="8pt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background-color="#2b2b2b" fo:color="#e8bf6a" fo:font-size="8pt" style:font-size-asian="8pt" style:font-size-complex="8pt"/>
    </style:style>
    <style:style style:name="T31_2" style:family="text">
      <style:text-properties fo:background-color="#2b2b2b" fo:color="#e8bf6a" fo:font-size="8pt" style:font-size-asian="8pt" style:font-size-complex="8pt"/>
    </style:style>
    <style:style style:name="T31_3" style:family="text">
      <style:text-properties fo:background-color="#2b2b2b" fo:color="#e8bf6a" fo:font-size="8pt" style:font-size-asian="8pt" style:font-size-complex="8pt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background-color="#2b2b2b" fo:color="#e8bf6a" fo:font-size="8pt" style:font-size-asian="8pt" style:font-size-complex="8pt"/>
    </style:style>
    <style:style style:name="T32_2" style:family="text">
      <style:text-properties fo:background-color="#2b2b2b" fo:color="#e8bf6a" fo:font-size="8pt" style:font-size-asian="8pt" style:font-size-complex="8pt"/>
    </style:style>
    <style:style style:name="T32_3" style:family="text">
      <style:text-properties fo:background-color="#2b2b2b" fo:color="#e8bf6a" fo:font-size="8pt" style:font-size-asian="8pt" style:font-size-complex="8pt"/>
    </style:style>
    <style:style style:name="T32_4" style:family="text">
      <style:text-properties fo:background-color="#2b2b2b" fo:color="#ff0000" fo:font-size="8pt" style:font-size-asian="8pt" style:font-size-complex="8pt"/>
    </style:style>
    <style:style style:name="T32_5" style:family="text">
      <style:text-properties fo:background-color="#2b2b2b" fo:color="#ff0000" fo:font-size="8pt" style:font-size-asian="8pt" style:font-size-complex="8pt"/>
    </style:style>
    <style:style style:name="T32_6" style:family="text">
      <style:text-properties fo:background-color="#2b2b2b" fo:color="#ff0000" fo:font-size="8pt" style:font-size-asian="8pt" style:font-size-complex="8pt"/>
    </style:style>
    <style:style style:name="T32_7" style:family="text">
      <style:text-properties fo:background-color="#2b2b2b" fo:color="#ff0000" fo:font-size="8pt" style:font-size-asian="8pt" style:font-size-complex="8pt"/>
    </style:style>
    <style:style style:name="T32_8" style:family="text">
      <style:text-properties fo:background-color="#2b2b2b" fo:color="#e8bf6a" fo:font-size="8pt" style:font-size-asian="8pt" style:font-size-complex="8pt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background-color="#2b2b2b" fo:color="#e8bf6a" fo:font-size="8pt" style:font-size-asian="8pt" style:font-size-complex="8pt"/>
    </style:style>
    <style:style style:name="T33_2" style:family="text">
      <style:text-properties fo:background-color="#2b2b2b" fo:color="#e8bf6a" fo:font-size="8pt" style:font-size-asian="8pt" style:font-size-complex="8pt"/>
    </style:style>
    <style:style style:name="T33_3" style:family="text">
      <style:text-properties fo:background-color="#2b2b2b" fo:color="#e8bf6a" fo:font-size="8pt" style:font-size-asian="8pt" style:font-size-complex="8pt"/>
    </style:style>
    <style:style style:name="T33_4" style:family="text">
      <style:text-properties fo:background-color="#2b2b2b" fo:color="#ff0000" fo:font-size="8pt" style:font-size-asian="8pt" style:font-size-complex="8pt"/>
    </style:style>
    <style:style style:name="T33_5" style:family="text">
      <style:text-properties fo:background-color="#2b2b2b" fo:color="#ff0000" fo:font-size="8pt" style:font-size-asian="8pt" style:font-size-complex="8pt"/>
    </style:style>
    <style:style style:name="T33_6" style:family="text">
      <style:text-properties fo:background-color="#2b2b2b" fo:color="#ff0000" fo:font-size="8pt" style:font-size-asian="8pt" style:font-size-complex="8pt"/>
    </style:style>
    <style:style style:name="T33_7" style:family="text">
      <style:text-properties fo:background-color="#2b2b2b" fo:color="#ff0000" fo:font-size="8pt" style:font-size-asian="8pt" style:font-size-complex="8pt"/>
    </style:style>
    <style:style style:name="T33_8" style:family="text">
      <style:text-properties fo:background-color="#2b2b2b" fo:color="#e8bf6a" fo:font-size="8pt" style:font-size-asian="8pt" style:font-size-complex="8pt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background-color="#2b2b2b" fo:color="#e8bf6a" fo:font-size="8pt" style:font-size-asian="8pt" style:font-size-complex="8pt"/>
    </style:style>
    <style:style style:name="T34_2" style:family="text">
      <style:text-properties fo:background-color="#2b2b2b" fo:color="#e8bf6a" fo:font-size="8pt" style:font-size-asian="8pt" style:font-size-complex="8pt"/>
    </style:style>
    <style:style style:name="T34_3" style:family="text">
      <style:text-properties fo:background-color="#2b2b2b" fo:color="#e8bf6a" fo:font-size="8pt" style:font-size-asian="8pt" style:font-size-complex="8pt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background-color="#2b2b2b" fo:color="#e8bf6a" fo:font-size="8pt" style:font-size-asian="8pt" style:font-size-complex="8pt"/>
    </style:style>
    <style:style style:name="T35_2" style:family="text">
      <style:text-properties fo:background-color="#2b2b2b" fo:color="#e8bf6a" fo:font-size="8pt" style:font-size-asian="8pt" style:font-size-complex="8pt"/>
    </style:style>
    <style:style style:name="T35_3" style:family="text">
      <style:text-properties fo:background-color="#2b2b2b" fo:color="#e8bf6a" fo:font-size="8pt" style:font-size-asian="8pt" style:font-size-complex="8pt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background-color="#2b2b2b" fo:color="#e8bf6a" fo:font-size="8pt" style:font-size-asian="8pt" style:font-size-complex="8pt"/>
    </style:style>
    <style:style style:name="T36_2" style:family="text">
      <style:text-properties fo:background-color="#2b2b2b" fo:color="#e8bf6a" fo:font-size="8pt" style:font-size-asian="8pt" style:font-size-complex="8pt"/>
    </style:style>
    <style:style style:name="T36_3" style:family="text">
      <style:text-properties fo:background-color="#2b2b2b" fo:color="#e8bf6a" fo:font-size="8pt" style:font-size-asian="8pt" style:font-size-complex="8pt"/>
    </style:style>
    <style:style style:name="T36_4" style:family="text">
      <style:text-properties fo:background-color="#2b2b2b" fo:color="#bababa" fo:font-size="8pt" style:font-size-asian="8pt" style:font-size-complex="8pt"/>
    </style:style>
    <style:style style:name="T36_5" style:family="text">
      <style:text-properties fo:background-color="#2b2b2b" fo:color="#a5c261" fo:font-size="8pt" style:font-size-asian="8pt" style:font-size-complex="8pt"/>
    </style:style>
    <style:style style:name="T36_6" style:family="text">
      <style:text-properties fo:background-color="#2b2b2b" fo:color="#a5c261" fo:font-size="8pt" style:font-size-asian="8pt" style:font-size-complex="8pt"/>
    </style:style>
    <style:style style:name="T36_7" style:family="text">
      <style:text-properties fo:background-color="#2b2b2b" fo:color="#a5c261" fo:font-size="8pt" style:font-size-asian="8pt" style:font-size-complex="8pt"/>
    </style:style>
    <style:style style:name="T36_8" style:family="text">
      <style:text-properties fo:background-color="#2b2b2b" fo:color="#a5c261" fo:font-size="8pt" style:font-size-asian="8pt" style:font-size-complex="8pt"/>
    </style:style>
    <style:style style:name="T36_9" style:family="text">
      <style:text-properties fo:background-color="#2b2b2b" fo:color="#a5c261" fo:font-size="8pt" style:font-size-asian="8pt" style:font-size-complex="8pt"/>
    </style:style>
    <style:style style:name="T36_10" style:family="text">
      <style:text-properties fo:background-color="#2b2b2b" fo:color="#e8bf6a" fo:font-size="8pt" style:font-size-asian="8pt" style:font-size-complex="8pt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background-color="#2b2b2b" fo:color="#e8bf6a" fo:font-size="8pt" style:font-size-asian="8pt" style:font-size-complex="8pt"/>
    </style:style>
    <style:style style:name="T37_2" style:family="text">
      <style:text-properties fo:background-color="#2b2b2b" fo:color="#e8bf6a" fo:font-size="8pt" style:font-size-asian="8pt" style:font-size-complex="8pt"/>
    </style:style>
    <style:style style:name="T37_3" style:family="text">
      <style:text-properties fo:background-color="#2b2b2b" fo:color="#e8bf6a" fo:font-size="8pt" style:font-size-asian="8pt" style:font-size-complex="8pt"/>
    </style:style>
    <style:style style:name="T37_4" style:family="text">
      <style:text-properties fo:background-color="#2b2b2b" fo:color="#bababa" fo:font-size="8pt" style:font-size-asian="8pt" style:font-size-complex="8pt"/>
    </style:style>
    <style:style style:name="T37_5" style:family="text">
      <style:text-properties fo:background-color="#2b2b2b" fo:color="#a5c261" fo:font-size="8pt" style:font-size-asian="8pt" style:font-size-complex="8pt"/>
    </style:style>
    <style:style style:name="T37_6" style:family="text">
      <style:text-properties fo:background-color="#2b2b2b" fo:color="#a5c261" fo:font-size="8pt" style:font-size-asian="8pt" style:font-size-complex="8pt"/>
    </style:style>
    <style:style style:name="T37_7" style:family="text">
      <style:text-properties fo:background-color="#2b2b2b" fo:color="#a5c261" fo:font-size="8pt" style:font-size-asian="8pt" style:font-size-complex="8pt"/>
    </style:style>
    <style:style style:name="T37_8" style:family="text">
      <style:text-properties fo:background-color="#2b2b2b" fo:color="#a5c261" fo:font-size="8pt" style:font-size-asian="8pt" style:font-size-complex="8pt"/>
    </style:style>
    <style:style style:name="T37_9" style:family="text">
      <style:text-properties fo:background-color="#2b2b2b" fo:color="#a5c261" fo:font-size="8pt" style:font-size-asian="8pt" style:font-size-complex="8pt"/>
    </style:style>
    <style:style style:name="T37_10" style:family="text">
      <style:text-properties fo:background-color="#2b2b2b" fo:color="#e8bf6a" fo:font-size="8pt" style:font-size-asian="8pt" style:font-size-complex="8pt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background-color="#2b2b2b" fo:color="#e8bf6a" fo:font-size="8pt" style:font-size-asian="8pt" style:font-size-complex="8pt"/>
    </style:style>
    <style:style style:name="T38_2" style:family="text">
      <style:text-properties fo:background-color="#2b2b2b" fo:color="#e8bf6a" fo:font-size="8pt" style:font-size-asian="8pt" style:font-size-complex="8pt"/>
    </style:style>
    <style:style style:name="T38_3" style:family="text">
      <style:text-properties fo:background-color="#2b2b2b" fo:color="#e8bf6a" fo:font-size="8pt" style:font-size-asian="8pt" style:font-size-complex="8pt"/>
    </style:style>
    <style:style style:name="T38_4" style:family="text">
      <style:text-properties fo:background-color="#2b2b2b" fo:color="#bababa" fo:font-size="8pt" style:font-size-asian="8pt" style:font-size-complex="8pt"/>
    </style:style>
    <style:style style:name="T38_5" style:family="text">
      <style:text-properties fo:background-color="#2b2b2b" fo:color="#a5c261" fo:font-size="8pt" style:font-size-asian="8pt" style:font-size-complex="8pt"/>
    </style:style>
    <style:style style:name="T38_6" style:family="text">
      <style:text-properties fo:background-color="#2b2b2b" fo:color="#a5c261" fo:font-size="8pt" style:font-size-asian="8pt" style:font-size-complex="8pt"/>
    </style:style>
    <style:style style:name="T38_7" style:family="text">
      <style:text-properties fo:background-color="#2b2b2b" fo:color="#a5c261" fo:font-size="8pt" style:font-size-asian="8pt" style:font-size-complex="8pt"/>
    </style:style>
    <style:style style:name="T38_8" style:family="text">
      <style:text-properties fo:background-color="#2b2b2b" fo:color="#a5c261" fo:font-size="8pt" style:font-size-asian="8pt" style:font-size-complex="8pt"/>
    </style:style>
    <style:style style:name="T38_9" style:family="text">
      <style:text-properties fo:background-color="#2b2b2b" fo:color="#a5c261" fo:font-size="8pt" style:font-size-asian="8pt" style:font-size-complex="8pt"/>
    </style:style>
    <style:style style:name="T38_10" style:family="text">
      <style:text-properties fo:background-color="#2b2b2b" fo:color="#e8bf6a" fo:font-size="8pt" style:font-size-asian="8pt" style:font-size-complex="8pt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background-color="#2b2b2b" fo:color="#e8bf6a" fo:font-size="8pt" style:font-size-asian="8pt" style:font-size-complex="8pt"/>
    </style:style>
    <style:style style:name="T39_2" style:family="text">
      <style:text-properties fo:background-color="#2b2b2b" fo:color="#e8bf6a" fo:font-size="8pt" style:font-size-asian="8pt" style:font-size-complex="8pt"/>
    </style:style>
    <style:style style:name="T39_3" style:family="text">
      <style:text-properties fo:background-color="#2b2b2b" fo:color="#e8bf6a" fo:font-size="8pt" style:font-size-asian="8pt" style:font-size-complex="8pt"/>
    </style:style>
    <style:style style:name="T39_4" style:family="text">
      <style:text-properties fo:background-color="#2b2b2b" fo:color="#bababa" fo:font-size="8pt" style:font-size-asian="8pt" style:font-size-complex="8pt"/>
    </style:style>
    <style:style style:name="T39_5" style:family="text">
      <style:text-properties fo:background-color="#2b2b2b" fo:color="#a5c261" fo:font-size="8pt" style:font-size-asian="8pt" style:font-size-complex="8pt"/>
    </style:style>
    <style:style style:name="T39_6" style:family="text">
      <style:text-properties fo:background-color="#2b2b2b" fo:color="#a5c261" fo:font-size="8pt" style:font-size-asian="8pt" style:font-size-complex="8pt"/>
    </style:style>
    <style:style style:name="T39_7" style:family="text">
      <style:text-properties fo:background-color="#2b2b2b" fo:color="#a5c261" fo:font-size="8pt" style:font-size-asian="8pt" style:font-size-complex="8pt"/>
    </style:style>
    <style:style style:name="T39_8" style:family="text">
      <style:text-properties fo:background-color="#2b2b2b" fo:color="#a5c261" fo:font-size="8pt" style:font-size-asian="8pt" style:font-size-complex="8pt"/>
    </style:style>
    <style:style style:name="T39_9" style:family="text">
      <style:text-properties fo:background-color="#2b2b2b" fo:color="#a5c261" fo:font-size="8pt" style:font-size-asian="8pt" style:font-size-complex="8pt"/>
    </style:style>
    <style:style style:name="T39_10" style:family="text">
      <style:text-properties fo:background-color="#2b2b2b" fo:color="#e8bf6a" fo:font-size="8pt" style:font-size-asian="8pt" style:font-size-complex="8pt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background-color="#2b2b2b" fo:color="#e8bf6a" fo:font-size="8pt" style:font-size-asian="8pt" style:font-size-complex="8pt"/>
    </style:style>
    <style:style style:name="T40_2" style:family="text">
      <style:text-properties fo:background-color="#2b2b2b" fo:color="#e8bf6a" fo:font-size="8pt" style:font-size-asian="8pt" style:font-size-complex="8pt"/>
    </style:style>
    <style:style style:name="T40_3" style:family="text">
      <style:text-properties fo:background-color="#2b2b2b" fo:color="#e8bf6a" fo:font-size="8pt" style:font-size-asian="8pt" style:font-size-complex="8pt"/>
    </style:style>
    <style:style style:name="T40_4" style:family="text">
      <style:text-properties fo:background-color="#2b2b2b" fo:color="#bababa" fo:font-size="8pt" style:font-size-asian="8pt" style:font-size-complex="8pt"/>
    </style:style>
    <style:style style:name="T40_5" style:family="text">
      <style:text-properties fo:background-color="#2b2b2b" fo:color="#a5c261" fo:font-size="8pt" style:font-size-asian="8pt" style:font-size-complex="8pt"/>
    </style:style>
    <style:style style:name="T40_6" style:family="text">
      <style:text-properties fo:background-color="#2b2b2b" fo:color="#a5c261" fo:font-size="8pt" style:font-size-asian="8pt" style:font-size-complex="8pt"/>
    </style:style>
    <style:style style:name="T40_7" style:family="text">
      <style:text-properties fo:background-color="#2b2b2b" fo:color="#a5c261" fo:font-size="8pt" style:font-size-asian="8pt" style:font-size-complex="8pt"/>
    </style:style>
    <style:style style:name="T40_8" style:family="text">
      <style:text-properties fo:background-color="#2b2b2b" fo:color="#e8bf6a" fo:font-size="8pt" style:font-size-asian="8pt" style:font-size-complex="8pt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fo:background-color="#2b2b2b" fo:color="#e8bf6a" fo:font-size="8pt" style:font-size-asian="8pt" style:font-size-complex="8pt"/>
    </style:style>
    <style:style style:name="T41_2" style:family="text">
      <style:text-properties fo:background-color="#2b2b2b" fo:color="#e8bf6a" fo:font-size="8pt" style:font-size-asian="8pt" style:font-size-complex="8pt"/>
    </style:style>
    <style:style style:name="T41_3" style:family="text">
      <style:text-properties fo:background-color="#2b2b2b" fo:color="#e8bf6a" fo:font-size="8pt" style:font-size-asian="8pt" style:font-size-complex="8pt"/>
    </style:style>
  </office:automatic-styles>
  <office:body>
    <office:text>
      <text:p text:style-name="P1"><text:span text:style-name="T1_1">What</text:span><text:span text:style-name="T1_2"><text:s/></text:span><text:span text:style-name="T1_3">we</text:span><text:span text:style-name="T1_4"><text:s/></text:span><text:span text:style-name="T1_5">actually</text:span><text:span text:style-name="T1_6"><text:s/></text:span><text:span text:style-name="T1_7">use</text:span><text:span text:style-name="T1_8"><text:s/>(</text:span><text:span text:style-name="T1_9">in</text:span><text:span text:style-name="T1_10"><text:s/></text:span><text:span text:style-name="T1_11">red</text:span><text:span text:style-name="T1_12">):</text:span></text:p>
      <text:p text:style-name="P2"/>
      <text:p text:style-name="P3"><text:span text:style-name="T3_1">Except</text:span><text:span text:style-name="T3_2"><text:s/></text:span><text:span text:style-name="T3_3">those</text:span><text:span text:style-name="T3_4"><text:s/></text:span><text:span text:style-name="T3_5">parsed</text:span><text:span text:style-name="T3_6"><text:s/></text:span><text:span text:style-name="T3_7">properties</text:span><text:span text:style-name="T3_8"><text:s/></text:span><text:span text:style-name="T3_9">we</text:span><text:span text:style-name="T3_10"><text:s/></text:span><text:span text:style-name="T3_11">also</text:span><text:span text:style-name="T3_12"><text:s/></text:span><text:span text:style-name="T3_13">check</text:span><text:span text:style-name="T3_14"><text:s/></text:span><text:span text:style-name="T3_15">if</text:span><text:span text:style-name="T3_16"><text:s/></text:span><text:span text:style-name="T3_17">asset</text:span><text:span text:style-name="T3_18"><text:s/></text:span><text:span text:style-name="T3_19">it</text:span><text:span text:style-name="T3_20"><text:s/></text:span><text:span text:style-name="T3_21">is</text:span><text:span text:style-name="T3_22"><text:s/></text:span><text:span text:style-name="T3_23">a</text:span><text:span text:style-name="T3_24"><text:s/></text:span><text:span text:style-name="T3_25">video</text:span><text:span text:style-name="T3_26"><text:s/></text:span><text:span text:style-name="T3_27">or</text:span><text:span text:style-name="T3_28"><text:s/></text:span><text:span text:style-name="T3_29">image</text:span><text:span text:style-name="T3_30">.<text:s/></text:span><text:span text:style-name="T3_31">Example</text:span><text:span text:style-name="T3_32">:<text:s/></text:span><text:span text:style-name="T3_33">TextureCopHammer</text:span><text:span text:style-name="T3_34"><text:s/></text:span><text:span text:style-name="T3_35">is</text:span><text:span text:style-name="T3_36"><text:s/></text:span><text:span text:style-name="T3_37">single</text:span><text:span text:style-name="T3_38"><text:s/></text:span><text:span text:style-name="T3_39">image</text:span><text:span text:style-name="T3_40"><text:s/></text:span><text:span text:style-name="T3_41">while</text:span><text:span text:style-name="T3_42"><text:s/></text:span><text:span text:style-name="T3_43">something</text:span><text:span text:style-name="T3_44"><text:s/></text:span><text:span text:style-name="T3_45">like</text:span><text:span text:style-name="T3_46"><text:s/></text:span><text:span text:style-name="T3_47">this</text:span><text:span text:style-name="T3_48">:<text:s/></text:span><text:span text:style-name="T3_49">TextureCopHammer</text:span><text:span text:style-name="T3_50">0000-0020<text:s/></text:span><text:span text:style-name="T3_51">will</text:span><text:span text:style-name="T3_52"><text:s/></text:span><text:span text:style-name="T3_53">be</text:span><text:span text:style-name="T3_54"><text:s/></text:span><text:span text:style-name="T3_55">a</text:span><text:span text:style-name="T3_56"><text:s/></text:span><text:span text:style-name="T3_57">video</text:span><text:span text:style-name="T3_58">.</text:span></text:p>
      <text:p text:style-name="P4"/>
      <text:p text:style-name="P5"/>
      <text:p text:style-name="P6"><text:span text:style-name="T6_1">&lt;?</text:span><text:span text:style-name="T6_2">xml</text:span><text:span text:style-name="T6_3"><text:s/></text:span><text:span text:style-name="T6_4">version</text:span><text:span text:style-name="T6_5">="1.0"<text:s/></text:span><text:span text:style-name="T6_6">encoding</text:span><text:span text:style-name="T6_7">="</text:span><text:span text:style-name="T6_8">UTF</text:span><text:span text:style-name="T6_9">-8"<text:s/></text:span><text:span text:style-name="T6_10">?&gt;</text:span></text:p>
      <text:p text:style-name="P7"><text:span text:style-name="T7_1">&lt;</text:span><text:span text:style-name="T7_2">movie</text:span><text:span text:style-name="T7_3"><text:s/></text:span><text:span text:style-name="T7_4">service</text:span><text:span text:style-name="T7_5">="</text:span><text:span text:style-name="T7_6">Xml</text:span><text:span text:style-name="T7_7"><text:s/></text:span><text:span text:style-name="T7_8">Gibson</text:span><text:span text:style-name="T7_9">-1.0"</text:span><text:span text:style-name="T7_10">&gt;</text:span></text:p>
      <text:p text:style-name="P8"><text:span text:style-name="T8_1"><text:s/>&lt;</text:span><text:span text:style-name="T8_2">composition</text:span><text:span text:style-name="T8_3"><text:s/></text:span><text:span text:style-name="T8_4">duration</text:span><text:span text:style-name="T8_5">="5"<text:s/></text:span><text:span text:style-name="T8_6">width</text:span><text:span text:style-name="T8_7">="2272"<text:s/></text:span><text:span text:style-name="T8_8">height</text:span><text:span text:style-name="T8_9">="1536"<text:s/></text:span><text:span text:style-name="T8_10">framerate</text:span><text:span text:style-name="T8_11">="24"<text:s/></text:span><text:span text:style-name="T8_12">par</text:span><text:span text:style-name="T8_13">="1"<text:s/></text:span><text:span text:style-name="T8_14">bgcolor</text:span><text:span text:style-name="T8_15">="0,0,0"<text:s/></text:span><text:span text:style-name="T8_16">name</text:span><text:span text:style-name="T8_17">="</text:span><text:span text:style-name="T8_18">cop</text:span><text:span text:style-name="T8_19"><text:s/></text:span><text:span text:style-name="T8_20">anim</text:span><text:span text:style-name="T8_21"><text:s/></text:span><text:span text:style-name="T8_22">export</text:span><text:span text:style-name="T8_23"><text:s/></text:span><text:span text:style-name="T8_24">shoot</text:span><text:span text:style-name="T8_25">"</text:span><text:span text:style-name="T8_26">&gt;</text:span></text:p>
      <text:p text:style-name="P9"><text:span text:style-name="T9_1"><text:s text:c="3"/>&lt;</text:span><text:span text:style-name="T9_2">layer</text:span><text:span text:style-name="T9_3"><text:s/></text:span><text:span text:style-name="T9_4">enabled</text:span><text:span text:style-name="T9_5">="</text:span><text:span text:style-name="T9_6">true</text:span><text:span text:style-name="T9_7">"<text:s/></text:span><text:span text:style-name="T9_8">index</text:span><text:span text:style-name="T9_9">="1"</text:span><text:span text:style-name="T9_10"><text:s/></text:span><text:span text:style-name="T9_11">name</text:span><text:span text:style-name="T9_12">="</text:span><text:span text:style-name="T9_13">TextureCopHammer</text:span><text:span text:style-name="T9_14">"</text:span><text:span text:style-name="T9_15"><text:s/></text:span><text:span text:style-name="T9_16">type</text:span><text:span text:style-name="T9_17">="</text:span><text:span text:style-name="T9_18">Footage</text:span><text:span text:style-name="T9_19">"<text:s/></text:span><text:span text:style-name="T9_20">width</text:span><text:span text:style-name="T9_21">="710"<text:s/></text:span><text:span text:style-name="T9_22">height</text:span><text:span text:style-name="T9_23">="996"</text:span><text:span text:style-name="T9_24"><text:s/></text:span><text:span text:style-name="T9_25">in</text:span><text:span text:style-name="T9_26">="-0.25"<text:s/></text:span><text:span text:style-name="T9_27">out</text:span><text:span text:style-name="T9_28">="3.41666666666667"<text:s/></text:span><text:span text:style-name="T9_29">start</text:span><text:span text:style-name="T9_30">="-0.04166666666667"<text:s/></text:span><text:span text:style-name="T9_31">threeD</text:span><text:span text:style-name="T9_32">="</text:span><text:span text:style-name="T9_33">false</text:span><text:span text:style-name="T9_34">"<text:s/></text:span><text:span text:style-name="T9_35">separated</text:span><text:span text:style-name="T9_36">="</text:span><text:span text:style-name="T9_37">false</text:span><text:span text:style-name="T9_38">"<text:s/></text:span><text:span text:style-name="T9_39">locked</text:span><text:span text:style-name="T9_40">="</text:span><text:span text:style-name="T9_41">false</text:span><text:span text:style-name="T9_42">"<text:s/></text:span><text:span text:style-name="T9_43">istrkmatte</text:span><text:span text:style-name="T9_44">="</text:span><text:span text:style-name="T9_45">false</text:span><text:span text:style-name="T9_46">"<text:s/></text:span><text:span text:style-name="T9_47">hastrkmatte</text:span><text:span text:style-name="T9_48">="</text:span><text:span text:style-name="T9_49">false</text:span><text:span text:style-name="T9_50">"<text:s/></text:span><text:span text:style-name="T9_51">trktype</text:span><text:span text:style-name="T9_52">="</text:span><text:span text:style-name="T9_53">None</text:span><text:span text:style-name="T9_54">"</text:span><text:span text:style-name="T9_55">&gt;</text:span></text:p>
      <text:p text:style-name="P10"><text:span text:style-name="T10_1"><text:s text:c="5"/>&lt;</text:span><text:span text:style-name="T10_2">source</text:span><text:span text:style-name="T10_3"><text:s/></text:span><text:span text:style-name="T10_4">duration</text:span><text:span text:style-name="T10_5">="0"<text:s/></text:span><text:span text:style-name="T10_6">width</text:span><text:span text:style-name="T10_7">="710"<text:s/></text:span><text:span text:style-name="T10_8">height</text:span><text:span text:style-name="T10_9">="996"<text:s/></text:span><text:span text:style-name="T10_10">framerate</text:span><text:span text:style-name="T10_11">="0"<text:s/></text:span><text:span text:style-name="T10_12">par</text:span><text:span text:style-name="T10_13">="1"<text:s/></text:span><text:span text:style-name="T10_14">video</text:span><text:span text:style-name="T10_15">="</text:span><text:span text:style-name="T10_16">true</text:span><text:span text:style-name="T10_17">"<text:s/></text:span><text:span text:style-name="T10_18">audio</text:span><text:span text:style-name="T10_19">="</text:span><text:span text:style-name="T10_20">false</text:span><text:span text:style-name="T10_21">"<text:s/></text:span><text:span text:style-name="T10_22">missing</text:span><text:span text:style-name="T10_23">="</text:span><text:span text:style-name="T10_24">false</text:span><text:span text:style-name="T10_25">"<text:s/></text:span><text:span text:style-name="T10_26">path</text:span><text:span text:style-name="T10_27">="/</text:span><text:span text:style-name="T10_28">c</text:span><text:span text:style-name="T10_29">/</text:span><text:span text:style-name="T10_30">Users</text:span><text:span text:style-name="T10_31">/</text:span><text:span text:style-name="T10_32">julian</text:span><text:span text:style-name="T10_33">.</text:span><text:span text:style-name="T10_34">peacock</text:span><text:span text:style-name="T10_35">/</text:span><text:span text:style-name="T10_36">Google</text:span><text:span text:style-name="T10_37"><text:s/></text:span><text:span text:style-name="T10_38">Drive</text:span><text:span text:style-name="T10_39">/</text:span><text:span text:style-name="T10_40">Creative</text:span><text:span text:style-name="T10_41">/</text:span><text:span text:style-name="T10_42">JPJ</text:span><text:span text:style-name="T10_43"><text:s/></text:span><text:span text:style-name="T10_44">Slots</text:span><text:span text:style-name="T10_45">/</text:span><text:span text:style-name="T10_46">Internal</text:span><text:span text:style-name="T10_47">/</text:span><text:span text:style-name="T10_48">Mafia</text:span><text:span text:style-name="T10_49">/</text:span><text:span text:style-name="T10_50">Art</text:span><text:span text:style-name="T10_51">/</text:span><text:span text:style-name="T10_52">iPad</text:span><text:span text:style-name="T10_53">_</text:span><text:span text:style-name="T10_54">Retina</text:span><text:span text:style-name="T10_55">_(</text:span><text:span text:style-name="T10_56">Master</text:span><text:span text:style-name="T10_57">)/</text:span><text:span text:style-name="T10_58">Bonus</text:span><text:span text:style-name="T10_59">/</text:span><text:span text:style-name="T10_60">cop</text:span><text:span text:style-name="T10_61">_</text:span><text:span text:style-name="T10_62">shooter</text:span><text:span text:style-name="T10_63">/</text:span><text:span text:style-name="T10_64">AE</text:span><text:span text:style-name="T10_65"><text:s/></text:span><text:span text:style-name="T10_66">output</text:span><text:span text:style-name="T10_67">/</text:span><text:span text:style-name="T10_68">cop</text:span><text:span text:style-name="T10_69">_</text:span><text:span text:style-name="T10_70">gun</text:span><text:span text:style-name="T10_71">_</text:span><text:span text:style-name="T10_72">Hammer</text:span><text:span text:style-name="T10_73">_</text:span><text:span text:style-name="T10_74">anim</text:span><text:span text:style-name="T10_75">/</text:span><text:span text:style-name="T10_76">cop</text:span><text:span text:style-name="T10_77">_</text:span><text:span text:style-name="T10_78">gun</text:span><text:span text:style-name="T10_79">_</text:span><text:span text:style-name="T10_80">Hammer</text:span><text:span text:style-name="T10_81">_</text:span><text:span text:style-name="T10_82">anim</text:span><text:span text:style-name="T10_83">_</text:span><text:span text:style-name="T10_84">New</text:span><text:span text:style-name="T10_85">_00000.</text:span><text:span text:style-name="T10_86">png</text:span><text:span text:style-name="T10_87">"</text:span><text:span text:style-name="T10_88">/&gt;</text:span></text:p>
      <text:p text:style-name="P11"><text:span text:style-name="T11_1"><text:s text:c="5"/>&lt;</text:span><text:span text:style-name="T11_2">group</text:span><text:span text:style-name="T11_3"><text:s/></text:span><text:span text:style-name="T11_4">name</text:span><text:span text:style-name="T11_5">="</text:span><text:span text:style-name="T11_6">Marker</text:span><text:span text:style-name="T11_7">"</text:span><text:span text:style-name="T11_8">/&gt;</text:span></text:p>
      <text:p text:style-name="P12"><text:span text:style-name="T12_1"><text:s text:c="5"/>&lt;</text:span><text:span text:style-name="T12_2">group</text:span><text:span text:style-name="T12_3"><text:s/></text:span><text:span text:style-name="T12_4">name</text:span><text:span text:style-name="T12_5">="</text:span><text:span text:style-name="T12_6">Time</text:span><text:span text:style-name="T12_7">_</text:span><text:span text:style-name="T12_8">Remap</text:span><text:span text:style-name="T12_9">"</text:span><text:span text:style-name="T12_10">/&gt;</text:span></text:p>
      <text:p text:style-name="P13"><text:span text:style-name="T13_1"><text:s text:c="5"/>&lt;</text:span><text:span text:style-name="T13_2">group</text:span><text:span text:style-name="T13_3"><text:s/></text:span><text:span text:style-name="T13_4">name</text:span><text:span text:style-name="T13_5">="</text:span><text:span text:style-name="T13_6">Motion</text:span><text:span text:style-name="T13_7">_</text:span><text:span text:style-name="T13_8">Trackers</text:span><text:span text:style-name="T13_9">"</text:span><text:span text:style-name="T13_10">/&gt;</text:span></text:p>
      <text:p text:style-name="P14"><text:span text:style-name="T14_1"><text:s text:c="5"/>&lt;</text:span><text:span text:style-name="T14_2">group</text:span><text:span text:style-name="T14_3"><text:s/></text:span><text:span text:style-name="T14_4">name</text:span><text:span text:style-name="T14_5">="</text:span><text:span text:style-name="T14_6">Masks</text:span><text:span text:style-name="T14_7">"</text:span><text:span text:style-name="T14_8">/&gt;</text:span></text:p>
      <text:p text:style-name="P15"><text:span text:style-name="T15_1"><text:s text:c="5"/>&lt;</text:span><text:span text:style-name="T15_2">group</text:span><text:span text:style-name="T15_3"><text:s/></text:span><text:span text:style-name="T15_4">name</text:span><text:span text:style-name="T15_5">="</text:span><text:span text:style-name="T15_6">Effects</text:span><text:span text:style-name="T15_7">"</text:span><text:span text:style-name="T15_8">/&gt;</text:span></text:p>
      <text:p text:style-name="P16"><text:span text:style-name="T16_1"><text:s text:c="5"/>&lt;</text:span><text:span text:style-name="T16_2">group</text:span><text:span text:style-name="T16_3"><text:s/></text:span><text:span text:style-name="T16_4">name</text:span><text:span text:style-name="T16_5">="</text:span><text:span text:style-name="T16_6">Transform</text:span><text:span text:style-name="T16_7">"</text:span><text:span text:style-name="T16_8">&gt;</text:span></text:p>
      <text:p text:style-name="P17"><text:span text:style-name="T17_1"><text:s text:c="7"/>&lt;</text:span><text:span text:style-name="T17_2">property</text:span><text:span text:style-name="T17_3"><text:s/></text:span><text:span text:style-name="T17_4">type</text:span><text:span text:style-name="T17_5">="</text:span><text:span text:style-name="T17_6">Anchor</text:span><text:span text:style-name="T17_7">_</text:span><text:span text:style-name="T17_8">Point</text:span><text:span text:style-name="T17_9">"</text:span><text:span text:style-name="T17_10">&gt;</text:span></text:p>
      <text:p text:style-name="P18"><text:span text:style-name="T18_1"><text:s text:c="9"/>&lt;</text:span><text:span text:style-name="T18_2">key</text:span><text:span text:style-name="T18_3"><text:s/></text:span><text:span text:style-name="T18_4">value</text:span><text:span text:style-name="T18_5">="592,866,0"<text:s/></text:span><text:span text:style-name="T18_6">time</text:span><text:span text:style-name="T18_7">="0"</text:span><text:span text:style-name="T18_8">/&gt;</text:span></text:p>
      <text:p text:style-name="P19"><text:span text:style-name="T19_1"><text:s text:c="7"/>&lt;/</text:span><text:span text:style-name="T19_2">property</text:span><text:span text:style-name="T19_3">&gt;</text:span></text:p>
      <text:p text:style-name="P20"><text:span text:style-name="T20_1"><text:s text:c="7"/>&lt;</text:span><text:span text:style-name="T20_2">property</text:span><text:span text:style-name="T20_3"><text:s/></text:span><text:span text:style-name="T20_4">type</text:span><text:span text:style-name="T20_5">="</text:span><text:span text:style-name="T20_6">Position</text:span><text:span text:style-name="T20_7">"</text:span><text:span text:style-name="T20_8">&gt;</text:span></text:p>
      <text:p text:style-name="P21"><text:span text:style-name="T21_1"><text:s text:c="9"/>&lt;</text:span><text:span text:style-name="T21_2">key</text:span><text:span text:style-name="T21_3"><text:s/></text:span><text:span text:style-name="T21_4">value</text:span><text:span text:style-name="T21_5">="2305,1743.97586038034,0"</text:span><text:span text:style-name="T21_6"><text:s/></text:span><text:span text:style-name="T21_7">time</text:span><text:span text:style-name="T21_8">="0.04166666666667"</text:span><text:span text:style-name="T21_9"><text:s/></text:span><text:span text:style-name="T21_10">interp</text:span><text:span text:style-name="T21_11">_</text:span><text:span text:style-name="T21_12">in</text:span><text:span text:style-name="T21_13">="</text:span><text:span text:style-name="T21_14">null</text:span><text:span text:style-name="T21_15">"<text:s/></text:span><text:span text:style-name="T21_16">interp</text:span><text:span text:style-name="T21_17">_</text:span><text:span text:style-name="T21_18">out</text:span><text:span text:style-name="T21_19">="</text:span><text:span text:style-name="T21_20">null</text:span><text:span text:style-name="T21_21">"<text:s/></text:span><text:span text:style-name="T21_22">in</text:span><text:span text:style-name="T21_23">_</text:span><text:span text:style-name="T21_24">speed</text:span><text:span text:style-name="T21_25">="0"<text:s/></text:span><text:span text:style-name="T21_26">out</text:span><text:span text:style-name="T21_27">_</text:span><text:span text:style-name="T21_28">speed</text:span><text:span text:style-name="T21_29">="0"<text:s/></text:span><text:span text:style-name="T21_30">in</text:span><text:span text:style-name="T21_31">_</text:span><text:span text:style-name="T21_32">influence</text:span><text:span text:style-name="T21_33">="16.666666667"<text:s/></text:span><text:span text:style-name="T21_34">out</text:span><text:span text:style-name="T21_35">_</text:span><text:span text:style-name="T21_36">influence</text:span><text:span text:style-name="T21_37">="16.666666667"<text:s/></text:span><text:span text:style-name="T21_38">spatial</text:span><text:span text:style-name="T21_39">_</text:span><text:span text:style-name="T21_40">tan</text:span><text:span text:style-name="T21_41">_</text:span><text:span text:style-name="T21_42">in</text:span><text:span text:style-name="T21_43">="0,0,0"<text:s/></text:span><text:span text:style-name="T21_44">spatial</text:span><text:span text:style-name="T21_45">_</text:span><text:span text:style-name="T21_46">tan</text:span><text:span text:style-name="T21_47">_</text:span><text:span text:style-name="T21_48">out</text:span><text:span text:style-name="T21_49">="0,0,0"</text:span><text:span text:style-name="T21_50">/&gt;</text:span></text:p>
      <text:p text:style-name="P22"><text:span text:style-name="T22_1"><text:s text:c="7"/>&lt;/</text:span><text:span text:style-name="T22_2">property</text:span><text:span text:style-name="T22_3">&gt;</text:span></text:p>
      <text:p text:style-name="P23"><text:span text:style-name="T23_1"><text:s text:c="7"/>&lt;</text:span><text:span text:style-name="T23_2">property</text:span><text:span text:style-name="T23_3"><text:s/></text:span><text:span text:style-name="T23_4">type</text:span><text:span text:style-name="T23_5">="</text:span><text:span text:style-name="T23_6">Scale</text:span><text:span text:style-name="T23_7">"</text:span><text:span text:style-name="T23_8">&gt;</text:span></text:p>
      <text:p text:style-name="P24"><text:span text:style-name="T24_1"><text:s text:c="9"/>&lt;</text:span><text:span text:style-name="T24_2">key</text:span><text:span text:style-name="T24_3"><text:s/></text:span><text:span text:style-name="T24_4">value</text:span><text:span text:style-name="T24_5">="100,100,100"<text:s/></text:span><text:span text:style-name="T24_6">time</text:span><text:span text:style-name="T24_7">="0.04166666666667"</text:span><text:span text:style-name="T24_8"><text:s/></text:span><text:span text:style-name="T24_9">interp</text:span><text:span text:style-name="T24_10">_</text:span><text:span text:style-name="T24_11">in</text:span><text:span text:style-name="T24_12">="</text:span><text:span text:style-name="T24_13">null</text:span><text:span text:style-name="T24_14">"<text:s/></text:span><text:span text:style-name="T24_15">interp</text:span><text:span text:style-name="T24_16">_</text:span><text:span text:style-name="T24_17">out</text:span><text:span text:style-name="T24_18">="</text:span><text:span text:style-name="T24_19">null</text:span><text:span text:style-name="T24_20">"<text:s/></text:span><text:span text:style-name="T24_21">in</text:span><text:span text:style-name="T24_22">_</text:span><text:span text:style-name="T24_23">speed</text:span><text:span text:style-name="T24_24">="0"<text:s/></text:span><text:span text:style-name="T24_25">out</text:span><text:span text:style-name="T24_26">_</text:span><text:span text:style-name="T24_27">speed</text:span><text:span text:style-name="T24_28">="0"<text:s/></text:span><text:span text:style-name="T24_29">in</text:span><text:span text:style-name="T24_30">_</text:span><text:span text:style-name="T24_31">influence</text:span><text:span text:style-name="T24_32">="16.666666667"<text:s/></text:span><text:span text:style-name="T24_33">out</text:span><text:span text:style-name="T24_34">_</text:span><text:span text:style-name="T24_35">influence</text:span><text:span text:style-name="T24_36">="16.666666667"<text:s/></text:span><text:span text:style-name="T24_37">spatial</text:span><text:span text:style-name="T24_38">_</text:span><text:span text:style-name="T24_39">tan</text:span><text:span text:style-name="T24_40">_</text:span><text:span text:style-name="T24_41">in</text:span><text:span text:style-name="T24_42">="</text:span><text:span text:style-name="T24_43">null</text:span><text:span text:style-name="T24_44">"<text:s/></text:span><text:span text:style-name="T24_45">spatial</text:span><text:span text:style-name="T24_46">_</text:span><text:span text:style-name="T24_47">tan</text:span><text:span text:style-name="T24_48">_</text:span><text:span text:style-name="T24_49">out</text:span><text:span text:style-name="T24_50">="</text:span><text:span text:style-name="T24_51">null</text:span><text:span text:style-name="T24_52">"</text:span><text:span text:style-name="T24_53">/&gt;</text:span></text:p>
      <text:p text:style-name="P25"><text:span text:style-name="T25_1"><text:s text:c="7"/>&lt;/</text:span><text:span text:style-name="T25_2">property</text:span><text:span text:style-name="T25_3">&gt;</text:span></text:p>
      <text:p text:style-name="P26"><text:span text:style-name="T26_1"><text:s text:c="7"/>&lt;</text:span><text:span text:style-name="T26_2">property</text:span><text:span text:style-name="T26_3"><text:s/></text:span><text:span text:style-name="T26_4">type</text:span><text:span text:style-name="T26_5">="</text:span><text:span text:style-name="T26_6">Rotation</text:span><text:span text:style-name="T26_7">"</text:span><text:span text:style-name="T26_8">&gt;</text:span></text:p>
      <text:p text:style-name="P27"><text:span text:style-name="T27_1"><text:s text:c="9"/>&lt;</text:span><text:span text:style-name="T27_2">key</text:span><text:span text:style-name="T27_3"><text:s/></text:span><text:span text:style-name="T27_4">value</text:span><text:span text:style-name="T27_5">="-10"<text:s/></text:span><text:span text:style-name="T27_6">time</text:span><text:span text:style-name="T27_7">="0.29166666666667"</text:span><text:span text:style-name="T27_8"><text:s/></text:span><text:span text:style-name="T27_9">interp</text:span><text:span text:style-name="T27_10">_</text:span><text:span text:style-name="T27_11">in</text:span><text:span text:style-name="T27_12">="</text:span><text:span text:style-name="T27_13">null</text:span><text:span text:style-name="T27_14">"<text:s/></text:span><text:span text:style-name="T27_15">interp</text:span><text:span text:style-name="T27_16">_</text:span><text:span text:style-name="T27_17">out</text:span><text:span text:style-name="T27_18">="</text:span><text:span text:style-name="T27_19">null</text:span><text:span text:style-name="T27_20">"<text:s/></text:span><text:span text:style-name="T27_21">in</text:span><text:span text:style-name="T27_22">_</text:span><text:span text:style-name="T27_23">speed</text:span><text:span text:style-name="T27_24">="0"<text:s/></text:span><text:span text:style-name="T27_25">out</text:span><text:span text:style-name="T27_26">_</text:span><text:span text:style-name="T27_27">speed</text:span><text:span text:style-name="T27_28">="300"<text:s/></text:span><text:span text:style-name="T27_29">in</text:span><text:span text:style-name="T27_30">_</text:span><text:span text:style-name="T27_31">influence</text:span><text:span text:style-name="T27_32">="16.666666667"<text:s/></text:span><text:span text:style-name="T27_33">out</text:span><text:span text:style-name="T27_34">_</text:span><text:span text:style-name="T27_35">influence</text:span><text:span text:style-name="T27_36">="16.666666667"<text:s/></text:span><text:span text:style-name="T27_37">spatial</text:span><text:span text:style-name="T27_38">_</text:span><text:span text:style-name="T27_39">tan</text:span><text:span text:style-name="T27_40">_</text:span><text:span text:style-name="T27_41">in</text:span><text:span text:style-name="T27_42">="</text:span><text:span text:style-name="T27_43">null</text:span><text:span text:style-name="T27_44">"<text:s/></text:span><text:span text:style-name="T27_45">spatial</text:span><text:span text:style-name="T27_46">_</text:span><text:span text:style-name="T27_47">tan</text:span><text:span text:style-name="T27_48">_</text:span><text:span text:style-name="T27_49">out</text:span><text:span text:style-name="T27_50">="</text:span><text:span text:style-name="T27_51">null</text:span><text:span text:style-name="T27_52">"</text:span><text:span text:style-name="T27_53">/&gt;</text:span></text:p>
      <text:p text:style-name="P28"><text:span text:style-name="T28_1"><text:s text:c="9"/>&lt;</text:span><text:span text:style-name="T28_2">key</text:span><text:span text:style-name="T28_3"><text:s/></text:span><text:span text:style-name="T28_4">value</text:span><text:span text:style-name="T28_5">="15"<text:s/></text:span><text:span text:style-name="T28_6">time</text:span><text:span text:style-name="T28_7">="0.375"</text:span><text:span text:style-name="T28_8"><text:s/></text:span><text:span text:style-name="T28_9">interp</text:span><text:span text:style-name="T28_10">_</text:span><text:span text:style-name="T28_11">in</text:span><text:span text:style-name="T28_12">="</text:span><text:span text:style-name="T28_13">null</text:span><text:span text:style-name="T28_14">"<text:s/></text:span><text:span text:style-name="T28_15">interp</text:span><text:span text:style-name="T28_16">_</text:span><text:span text:style-name="T28_17">out</text:span><text:span text:style-name="T28_18">="</text:span><text:span text:style-name="T28_19">null</text:span><text:span text:style-name="T28_20">"<text:s/></text:span><text:span text:style-name="T28_21">in</text:span><text:span text:style-name="T28_22">_</text:span><text:span text:style-name="T28_23">speed</text:span><text:span text:style-name="T28_24">="300"<text:s/></text:span><text:span text:style-name="T28_25">out</text:span><text:span text:style-name="T28_26">_</text:span><text:span text:style-name="T28_27">speed</text:span><text:span text:style-name="T28_28">="-342"<text:s/></text:span><text:span text:style-name="T28_29">in</text:span><text:span text:style-name="T28_30">_</text:span><text:span text:style-name="T28_31">influence</text:span><text:span text:style-name="T28_32">="16.666666667"<text:s/></text:span><text:span text:style-name="T28_33">out</text:span><text:span text:style-name="T28_34">_</text:span><text:span text:style-name="T28_35">influence</text:span><text:span text:style-name="T28_36">="16.666666667"<text:s/></text:span><text:span text:style-name="T28_37">spatial</text:span><text:span text:style-name="T28_38">_</text:span><text:span text:style-name="T28_39">tan</text:span><text:span text:style-name="T28_40">_</text:span><text:span text:style-name="T28_41">in</text:span><text:span text:style-name="T28_42">="</text:span><text:span text:style-name="T28_43">null</text:span><text:span text:style-name="T28_44">"<text:s/></text:span><text:span text:style-name="T28_45">spatial</text:span><text:span text:style-name="T28_46">_</text:span><text:span text:style-name="T28_47">tan</text:span><text:span text:style-name="T28_48">_</text:span><text:span text:style-name="T28_49">out</text:span><text:span text:style-name="T28_50">="</text:span><text:span text:style-name="T28_51">null</text:span><text:span text:style-name="T28_52">"</text:span><text:span text:style-name="T28_53">/&gt;</text:span></text:p>
      <text:p text:style-name="P29"><text:span text:style-name="T29_1"><text:s text:c="9"/>&lt;</text:span><text:span text:style-name="T29_2">key</text:span><text:span text:style-name="T29_3"><text:s/></text:span><text:span text:style-name="T29_4">value</text:span><text:span text:style-name="T29_5">="-13.5"<text:s/></text:span><text:span text:style-name="T29_6">time</text:span><text:span text:style-name="T29_7">="0.45833333333333"</text:span><text:span text:style-name="T29_8"><text:s/></text:span><text:span text:style-name="T29_9">interp</text:span><text:span text:style-name="T29_10">_</text:span><text:span text:style-name="T29_11">in</text:span><text:span text:style-name="T29_12">="</text:span><text:span text:style-name="T29_13">null</text:span><text:span text:style-name="T29_14">"<text:s/></text:span><text:span text:style-name="T29_15">interp</text:span><text:span text:style-name="T29_16">_</text:span><text:span text:style-name="T29_17">out</text:span><text:span text:style-name="T29_18">="</text:span><text:span text:style-name="T29_19">null</text:span><text:span text:style-name="T29_20">"<text:s/></text:span><text:span text:style-name="T29_21">in</text:span><text:span text:style-name="T29_22">_</text:span><text:span text:style-name="T29_23">speed</text:span><text:span text:style-name="T29_24">="-342"<text:s/></text:span><text:span text:style-name="T29_25">out</text:span><text:span text:style-name="T29_26">_</text:span><text:span text:style-name="T29_27">speed</text:span><text:span text:style-name="T29_28">="42"<text:s/></text:span><text:span text:style-name="T29_29">in</text:span><text:span text:style-name="T29_30">_</text:span><text:span text:style-name="T29_31">influence</text:span><text:span text:style-name="T29_32">="16.666666667"<text:s/></text:span><text:span text:style-name="T29_33">out</text:span><text:span text:style-name="T29_34">_</text:span><text:span text:style-name="T29_35">influence</text:span><text:span text:style-name="T29_36">="16.666666667"<text:s/></text:span><text:span text:style-name="T29_37">spatial</text:span><text:span text:style-name="T29_38">_</text:span><text:span text:style-name="T29_39">tan</text:span><text:span text:style-name="T29_40">_</text:span><text:span text:style-name="T29_41">in</text:span><text:span text:style-name="T29_42">="</text:span><text:span text:style-name="T29_43">null</text:span><text:span text:style-name="T29_44">"<text:s/></text:span><text:span text:style-name="T29_45">spatial</text:span><text:span text:style-name="T29_46">_</text:span><text:span text:style-name="T29_47">tan</text:span><text:span text:style-name="T29_48">_</text:span><text:span text:style-name="T29_49">out</text:span><text:span text:style-name="T29_50">="</text:span><text:span text:style-name="T29_51">null</text:span><text:span text:style-name="T29_52">"</text:span><text:span text:style-name="T29_53">/&gt;</text:span></text:p>
      <text:p text:style-name="P30"><text:span text:style-name="T30_1"><text:s text:c="9"/>&lt;</text:span><text:span text:style-name="T30_2">key</text:span><text:span text:style-name="T30_3"><text:s/></text:span><text:span text:style-name="T30_4">value</text:span><text:span text:style-name="T30_5">="-10"<text:s/></text:span><text:span text:style-name="T30_6">time</text:span><text:span text:style-name="T30_7">="0.54166666666667"</text:span><text:span text:style-name="T30_8"><text:s/></text:span><text:span text:style-name="T30_9">interp</text:span><text:span text:style-name="T30_10">_</text:span><text:span text:style-name="T30_11">in</text:span><text:span text:style-name="T30_12">="</text:span><text:span text:style-name="T30_13">null</text:span><text:span text:style-name="T30_14">"<text:s/></text:span><text:span text:style-name="T30_15">interp</text:span><text:span text:style-name="T30_16">_</text:span><text:span text:style-name="T30_17">out</text:span><text:span text:style-name="T30_18">="</text:span><text:span text:style-name="T30_19">null</text:span><text:span text:style-name="T30_20">"<text:s/></text:span><text:span text:style-name="T30_21">in</text:span><text:span text:style-name="T30_22">_</text:span><text:span text:style-name="T30_23">speed</text:span><text:span text:style-name="T30_24">="42"<text:s/></text:span><text:span text:style-name="T30_25">out</text:span><text:span text:style-name="T30_26">_</text:span><text:span text:style-name="T30_27">speed</text:span><text:span text:style-name="T30_28">="0"<text:s/></text:span><text:span text:style-name="T30_29">in</text:span><text:span text:style-name="T30_30">_</text:span><text:span text:style-name="T30_31">influence</text:span><text:span text:style-name="T30_32">="16.666666667"<text:s/></text:span><text:span text:style-name="T30_33">out</text:span><text:span text:style-name="T30_34">_</text:span><text:span text:style-name="T30_35">influence</text:span><text:span text:style-name="T30_36">="16.666666667"<text:s/></text:span><text:span text:style-name="T30_37">spatial</text:span><text:span text:style-name="T30_38">_</text:span><text:span text:style-name="T30_39">tan</text:span><text:span text:style-name="T30_40">_</text:span><text:span text:style-name="T30_41">in</text:span><text:span text:style-name="T30_42">="</text:span><text:span text:style-name="T30_43">null</text:span><text:span text:style-name="T30_44">"<text:s/></text:span><text:span text:style-name="T30_45">spatial</text:span><text:span text:style-name="T30_46">_</text:span><text:span text:style-name="T30_47">tan</text:span><text:span text:style-name="T30_48">_</text:span><text:span text:style-name="T30_49">out</text:span><text:span text:style-name="T30_50">="</text:span><text:span text:style-name="T30_51">null</text:span><text:span text:style-name="T30_52">"</text:span><text:span text:style-name="T30_53">/&gt;</text:span></text:p>
      <text:p text:style-name="P31"><text:span text:style-name="T31_1"><text:s text:c="7"/>&lt;/</text:span><text:span text:style-name="T31_2">property</text:span><text:span text:style-name="T31_3">&gt;</text:span></text:p>
      <text:p text:style-name="P32"><text:span text:style-name="T32_1"><text:s text:c="7"/>&lt;</text:span><text:span text:style-name="T32_2">property</text:span><text:span text:style-name="T32_3"><text:s/></text:span><text:span text:style-name="T32_4">type</text:span><text:span text:style-name="T32_5">="</text:span><text:span text:style-name="T32_6">Opacity</text:span><text:span text:style-name="T32_7">"</text:span><text:span text:style-name="T32_8">&gt;</text:span></text:p>
      <text:p text:style-name="P33"><text:span text:style-name="T33_1"><text:s text:c="9"/>&lt;</text:span><text:span text:style-name="T33_2">key</text:span><text:span text:style-name="T33_3"><text:s/></text:span><text:span text:style-name="T33_4">value</text:span><text:span text:style-name="T33_5">="100"<text:s/></text:span><text:span text:style-name="T33_6">time</text:span><text:span text:style-name="T33_7">="0"</text:span><text:span text:style-name="T33_8">/&gt;</text:span></text:p>
      <text:p text:style-name="P34"><text:span text:style-name="T34_1"><text:s text:c="7"/>&lt;/</text:span><text:span text:style-name="T34_2">property</text:span><text:span text:style-name="T34_3">&gt;</text:span></text:p>
      <text:p text:style-name="P35"><text:span text:style-name="T35_1"><text:s text:c="5"/>&lt;/</text:span><text:span text:style-name="T35_2">group</text:span><text:span text:style-name="T35_3">&gt;</text:span></text:p>
      <text:p text:style-name="P36"><text:span text:style-name="T36_1"><text:s text:c="5"/>&lt;</text:span><text:span text:style-name="T36_2">group</text:span><text:span text:style-name="T36_3"><text:s/></text:span><text:span text:style-name="T36_4">name</text:span><text:span text:style-name="T36_5">="</text:span><text:span text:style-name="T36_6">Layer</text:span><text:span text:style-name="T36_7">_</text:span><text:span text:style-name="T36_8">Styles</text:span><text:span text:style-name="T36_9">"</text:span><text:span text:style-name="T36_10">/&gt;</text:span></text:p>
      <text:p text:style-name="P37"><text:span text:style-name="T37_1"><text:s text:c="5"/>&lt;</text:span><text:span text:style-name="T37_2">group</text:span><text:span text:style-name="T37_3"><text:s/></text:span><text:span text:style-name="T37_4">name</text:span><text:span text:style-name="T37_5">="</text:span><text:span text:style-name="T37_6">Geometry</text:span><text:span text:style-name="T37_7">_</text:span><text:span text:style-name="T37_8">Options</text:span><text:span text:style-name="T37_9">"</text:span><text:span text:style-name="T37_10">/&gt;</text:span></text:p>
      <text:p text:style-name="P38"><text:span text:style-name="T38_1"><text:s text:c="5"/>&lt;</text:span><text:span text:style-name="T38_2">group</text:span><text:span text:style-name="T38_3"><text:s/></text:span><text:span text:style-name="T38_4">name</text:span><text:span text:style-name="T38_5">="</text:span><text:span text:style-name="T38_6">Geometry</text:span><text:span text:style-name="T38_7">_</text:span><text:span text:style-name="T38_8">Options</text:span><text:span text:style-name="T38_9">"</text:span><text:span text:style-name="T38_10">/&gt;</text:span></text:p>
      <text:p text:style-name="P39"><text:span text:style-name="T39_1"><text:s text:c="5"/>&lt;</text:span><text:span text:style-name="T39_2">group</text:span><text:span text:style-name="T39_3"><text:s/></text:span><text:span text:style-name="T39_4">name</text:span><text:span text:style-name="T39_5">="</text:span><text:span text:style-name="T39_6">Material</text:span><text:span text:style-name="T39_7">_</text:span><text:span text:style-name="T39_8">Options</text:span><text:span text:style-name="T39_9">"</text:span><text:span text:style-name="T39_10">/&gt;</text:span></text:p>
      <text:p text:style-name="P40"><text:span text:style-name="T40_1"><text:s text:c="5"/>&lt;</text:span><text:span text:style-name="T40_2">group</text:span><text:span text:style-name="T40_3"><text:s/></text:span><text:span text:style-name="T40_4">name</text:span><text:span text:style-name="T40_5">="</text:span><text:span text:style-name="T40_6">Audio</text:span><text:span text:style-name="T40_7">"</text:span><text:span text:style-name="T40_8">/&gt;</text:span></text:p>
      <text:p text:style-name="P41"><text:span text:style-name="T41_1"><text:s text:c="3"/>&lt;/</text:span><text:span text:style-name="T41_2">layer</text:span><text:span text:style-name="T41_3">&gt;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